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59M52.564S" calcext:value-type="time">
            <text:p>14:59:52.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4686645" calcext:value-type="float">
            <text:p>-4.69E-11</text:p>
          </table:table-cell>
          <table:table-cell table:formula="of:=[.C4]*10^9" office:value-type="float" office:value="-0.04686645" calcext:value-type="float">
            <text:p>-0.04686645</text:p>
          </table:table-cell>
          <table:table-cell table:formula="of:=[.$N$1]*[.D4]" office:value-type="float" office:value="-0.0390055930345169" calcext:value-type="float">
            <text:p>-0.03900559303451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59M52.936S" calcext:value-type="time">
            <text:p>14:59:52.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77249" calcext:value-type="float">
            <text:p>1.68E-10</text:p>
          </table:table-cell>
          <table:table-cell table:formula="of:=[.C5]*10^9" office:value-type="float" office:value="0.1677249" calcext:value-type="float">
            <text:p>0.1677249</text:p>
          </table:table-cell>
          <table:table-cell table:formula="of:=[.$N$1]*[.D5]" office:value-type="float" office:value="0.139592591099924" calcext:value-type="float">
            <text:p>0.139592591099924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121825150619924" calcext:value-type="float">
            <text:p>0.012182515061993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37255840507281" calcext:value-type="float">
            <text:p>0.137255840507281</text:p>
          </table:table-cell>
          <table:table-cell/>
          <table:table-cell table:formula="of:=(MAX([.E4:.E8])-MIN([.E4:.E8]))/2" office:value-type="float" office:value="0.164917186552155" calcext:value-type="float">
            <text:p>0.164917186552155</text:p>
          </table:table-cell>
          <table:table-cell table:number-columns-repeated="2"/>
        </table:table-row>
        <table:table-row table:style-name="ro1">
          <table:table-cell office:value-type="time" office:time-value="PT14H59M53.303S" calcext:value-type="time">
            <text:p>14:59:53.3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285815" calcext:value-type="float">
            <text:p>-2.29E-10</text:p>
          </table:table-cell>
          <table:table-cell table:formula="of:=[.C6]*10^9" office:value-type="float" office:value="-0.2285815" calcext:value-type="float">
            <text:p>-0.2285815</text:p>
          </table:table-cell>
          <table:table-cell table:formula="of:=[.$N$1]*[.D6]" office:value-type="float" office:value="-0.190241782004385" calcext:value-type="float">
            <text:p>-0.190241782004385</text:p>
          </table:table-cell>
          <table:table-cell table:number-columns-repeated="9"/>
        </table:table-row>
        <table:table-row table:style-name="ro1">
          <table:table-cell office:value-type="time" office:time-value="PT14H59M53.672S" calcext:value-type="time">
            <text:p>14:59:53.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385" calcext:value-type="float">
            <text:p>1.24E-10</text:p>
          </table:table-cell>
          <table:table-cell table:formula="of:=[.C7]*10^9" office:value-type="float" office:value="0.12385" calcext:value-type="float">
            <text:p>0.12385</text:p>
          </table:table-cell>
          <table:table-cell table:formula="of:=[.$N$1]*[.D7]" office:value-type="float" office:value="0.103076778747375" calcext:value-type="float">
            <text:p>0.103076778747375</text:p>
          </table:table-cell>
          <table:table-cell table:number-columns-repeated="9"/>
        </table:table-row>
        <table:table-row table:style-name="ro1">
          <table:table-cell office:value-type="time" office:time-value="PT14H59M54.04S" calcext:value-type="time">
            <text:p>14:59:54.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6143" calcext:value-type="float">
            <text:p>5.71E-11</text:p>
          </table:table-cell>
          <table:table-cell table:formula="of:=[.C8]*10^9" office:value-type="float" office:value="0.05706143" calcext:value-type="float">
            <text:p>0.05706143</text:p>
          </table:table-cell>
          <table:table-cell table:formula="of:=[.$N$1]*[.D8]" office:value-type="float" office:value="0.047490580501565" calcext:value-type="float">
            <text:p>0.047490580501565</text:p>
          </table:table-cell>
          <table:table-cell table:number-columns-repeated="9"/>
        </table:table-row>
        <table:table-row table:style-name="ro1">
          <table:table-cell office:value-type="time" office:time-value="PT14H59M54.416S" calcext:value-type="time">
            <text:p>14:59:54.4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71194" calcext:value-type="float">
            <text:p>-2.77E-10</text:p>
          </table:table-cell>
          <table:table-cell table:formula="of:=[.C9]*10^9" office:value-type="float" office:value="-0.2771194" calcext:value-type="float">
            <text:p>-0.2771194</text:p>
          </table:table-cell>
          <table:table-cell table:formula="of:=[.$N$1]*[.D9]" office:value-type="float" office:value="-0.230638474609651" calcext:value-type="float">
            <text:p>-0.230638474609651</text:p>
          </table:table-cell>
          <table:table-cell table:number-columns-repeated="9"/>
        </table:table-row>
        <table:table-row table:style-name="ro1">
          <table:table-cell office:value-type="time" office:time-value="PT14H59M54.799S" calcext:value-type="time">
            <text:p>14:59:54.8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501396" calcext:value-type="float">
            <text:p>-1.50E-10</text:p>
          </table:table-cell>
          <table:table-cell table:formula="of:=[.C10]*10^9" office:value-type="float" office:value="-0.1501396" calcext:value-type="float">
            <text:p>-0.1501396</text:p>
          </table:table-cell>
          <table:table-cell table:formula="of:=[.$N$1]*[.D10]" office:value-type="float" office:value="-0.124956853697371" calcext:value-type="float">
            <text:p>-0.12495685369737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152524786028946" calcext:value-type="float">
            <text:p>-0.152524786028946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591565951173349" calcext:value-type="float">
            <text:p>0.059156595117335</text:p>
          </table:table-cell>
          <table:table-cell/>
          <table:table-cell table:formula="of:=(MAX([.E9:.E13])-MIN([.E9:.E13]))/2" office:value-type="float" office:value="0.0710661748314537" calcext:value-type="float">
            <text:p>0.071066174831454</text:p>
          </table:table-cell>
          <table:table-cell table:number-columns-repeated="2"/>
        </table:table-row>
        <table:table-row table:style-name="ro1">
          <table:table-cell office:value-type="time" office:time-value="PT14H59M55.175S" calcext:value-type="time">
            <text:p>14:59:55.1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063429" calcext:value-type="float">
            <text:p>-1.06E-10</text:p>
          </table:table-cell>
          <table:table-cell table:formula="of:=[.C11]*10^9" office:value-type="float" office:value="-0.1063429" calcext:value-type="float">
            <text:p>-0.1063429</text:p>
          </table:table-cell>
          <table:table-cell table:formula="of:=[.$N$1]*[.D11]" office:value-type="float" office:value="-0.0885061249467439" calcext:value-type="float">
            <text:p>-0.088506124946744</text:p>
          </table:table-cell>
          <table:table-cell table:number-columns-repeated="9"/>
        </table:table-row>
        <table:table-row table:style-name="ro1">
          <table:table-cell office:value-type="time" office:time-value="PT14H59M55.551S" calcext:value-type="time">
            <text:p>14:59:55.5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688975" calcext:value-type="float">
            <text:p>-1.69E-10</text:p>
          </table:table-cell>
          <table:table-cell table:formula="of:=[.C12]*10^9" office:value-type="float" office:value="-0.1688975" calcext:value-type="float">
            <text:p>-0.1688975</text:p>
          </table:table-cell>
          <table:table-cell table:formula="of:=[.$N$1]*[.D12]" office:value-type="float" office:value="-0.140568512220305" calcext:value-type="float">
            <text:p>-0.140568512220305</text:p>
          </table:table-cell>
          <table:table-cell table:number-columns-repeated="9"/>
        </table:table-row>
        <table:table-row table:style-name="ro1">
          <table:table-cell office:value-type="time" office:time-value="PT14H59M55.935S" calcext:value-type="time">
            <text:p>14:59:55.9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138173" calcext:value-type="float">
            <text:p>-2.14E-10</text:p>
          </table:table-cell>
          <table:table-cell table:formula="of:=[.C13]*10^9" office:value-type="float" office:value="-0.2138173" calcext:value-type="float">
            <text:p>-0.2138173</text:p>
          </table:table-cell>
          <table:table-cell table:formula="of:=[.$N$1]*[.D13]" office:value-type="float" office:value="-0.177953964670659" calcext:value-type="float">
            <text:p>-0.177953964670659</text:p>
          </table:table-cell>
          <table:table-cell table:number-columns-repeated="9"/>
        </table:table-row>
        <table:table-row table:style-name="ro1">
          <table:table-cell office:value-type="time" office:time-value="PT14H59M56.319S" calcext:value-type="time">
            <text:p>14:59:56.3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06649587" calcext:value-type="float">
            <text:p>-6.65E-12</text:p>
          </table:table-cell>
          <table:table-cell table:formula="of:=[.C14]*10^9" office:value-type="float" office:value="-0.006649587" calcext:value-type="float">
            <text:p>-0.006649587</text:p>
          </table:table-cell>
          <table:table-cell table:formula="of:=[.$N$1]*[.D14]" office:value-type="float" office:value="-0.00553425924877207" calcext:value-type="float">
            <text:p>-0.005534259248772</text:p>
          </table:table-cell>
          <table:table-cell table:number-columns-repeated="9"/>
        </table:table-row>
        <table:table-row table:style-name="ro1">
          <table:table-cell office:value-type="time" office:time-value="PT14H59M56.702S" calcext:value-type="time">
            <text:p>14:59:56.7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794069" calcext:value-type="float">
            <text:p>-2.79E-10</text:p>
          </table:table-cell>
          <table:table-cell table:formula="of:=[.C15]*10^9" office:value-type="float" office:value="-0.2794069" calcext:value-type="float">
            <text:p>-0.2794069</text:p>
          </table:table-cell>
          <table:table-cell table:formula="of:=[.$N$1]*[.D15]" office:value-type="float" office:value="-0.23254229480654" calcext:value-type="float">
            <text:p>-0.2325422948065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942125481332018" calcext:value-type="float">
            <text:p>-0.094212548133202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9721130270258" calcext:value-type="float">
            <text:p>0.109721130270258</text:p>
          </table:table-cell>
          <table:table-cell/>
          <table:table-cell table:formula="of:=(MAX([.E14:.E18])-MIN([.E14:.E18]))/2" office:value-type="float" office:value="0.131830859723979" calcext:value-type="float">
            <text:p>0.131830859723979</text:p>
          </table:table-cell>
          <table:table-cell table:number-columns-repeated="2"/>
        </table:table-row>
        <table:table-row table:style-name="ro1">
          <table:table-cell office:value-type="time" office:time-value="PT14H59M57.086S" calcext:value-type="time">
            <text:p>14:59:57.0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5759712" calcext:value-type="float">
            <text:p>-5.76E-11</text:p>
          </table:table-cell>
          <table:table-cell table:formula="of:=[.C16]*10^9" office:value-type="float" office:value="-0.05759712" calcext:value-type="float">
            <text:p>-0.05759712</text:p>
          </table:table-cell>
          <table:table-cell table:formula="of:=[.$N$1]*[.D16]" office:value-type="float" office:value="-0.0479364198201535" calcext:value-type="float">
            <text:p>-0.047936419820154</text:p>
          </table:table-cell>
          <table:table-cell table:number-columns-repeated="9"/>
        </table:table-row>
        <table:table-row table:style-name="ro1">
          <table:table-cell office:value-type="time" office:time-value="PT14H59M57.47S" calcext:value-type="time">
            <text:p>14:59:57.4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3739097" calcext:value-type="float">
            <text:p>3.74E-11</text:p>
          </table:table-cell>
          <table:table-cell table:formula="of:=[.C17]*10^9" office:value-type="float" office:value="0.03739097" calcext:value-type="float">
            <text:p>0.03739097</text:p>
          </table:table-cell>
          <table:table-cell table:formula="of:=[.$N$1]*[.D17]" office:value-type="float" office:value="0.0311194246414189" calcext:value-type="float">
            <text:p>0.031119424641419</text:p>
          </table:table-cell>
          <table:table-cell table:number-columns-repeated="9"/>
        </table:table-row>
        <table:table-row table:style-name="ro1">
          <table:table-cell office:value-type="time" office:time-value="PT14H59M57.854S" calcext:value-type="time">
            <text:p>14:59:57.8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97341" calcext:value-type="float">
            <text:p>-2.60E-10</text:p>
          </table:table-cell>
          <table:table-cell table:formula="of:=[.C18]*10^9" office:value-type="float" office:value="-0.2597341" calcext:value-type="float">
            <text:p>-0.2597341</text:p>
          </table:table-cell>
          <table:table-cell table:formula="of:=[.$N$1]*[.D18]" office:value-type="float" office:value="-0.216169191431963" calcext:value-type="float">
            <text:p>-0.216169191431963</text:p>
          </table:table-cell>
          <table:table-cell table:number-columns-repeated="9"/>
        </table:table-row>
        <table:table-row table:style-name="ro1">
          <table:table-cell office:value-type="time" office:time-value="PT14H59M58.239S" calcext:value-type="time">
            <text:p>14:59:58.2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747076" calcext:value-type="float">
            <text:p>-2.75E-10</text:p>
          </table:table-cell>
          <table:table-cell table:formula="of:=[.C19]*10^9" office:value-type="float" office:value="-0.2747076" calcext:value-type="float">
            <text:p>-0.2747076</text:p>
          </table:table-cell>
          <table:table-cell table:formula="of:=[.$N$1]*[.D19]" office:value-type="float" office:value="-0.22863120311201" calcext:value-type="float">
            <text:p>-0.22863120311201</text:p>
          </table:table-cell>
          <table:table-cell table:number-columns-repeated="9"/>
        </table:table-row>
        <table:table-row table:style-name="ro1">
          <table:table-cell office:value-type="time" office:time-value="PT14H59M58.622S" calcext:value-type="time">
            <text:p>14:59:58.62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08113749" calcext:value-type="float">
            <text:p>8.11E-12</text:p>
          </table:table-cell>
          <table:table-cell table:formula="of:=[.C20]*10^9" office:value-type="float" office:value="0.008113749" calcext:value-type="float">
            <text:p>0.008113749</text:p>
          </table:table-cell>
          <table:table-cell table:formula="of:=[.$N$1]*[.D20]" office:value-type="float" office:value="0.00675283900270275" calcext:value-type="float">
            <text:p>0.00675283900270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07712727156835" calcext:value-type="float">
            <text:p>-0.107712727156835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986316976665348" calcext:value-type="float">
            <text:p>0.098631697666535</text:p>
          </table:table-cell>
          <table:table-cell/>
          <table:table-cell table:formula="of:=(MAX([.E19:.E23])-MIN([.E19:.E23]))/2" office:value-type="float" office:value="0.118505404204648" calcext:value-type="float">
            <text:p>0.118505404204648</text:p>
          </table:table-cell>
          <table:table-cell table:number-columns-repeated="2"/>
        </table:table-row>
        <table:table-row table:style-name="ro1">
          <table:table-cell office:value-type="time" office:time-value="PT14H59M59.006S" calcext:value-type="time">
            <text:p>14:59:59.0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626881" calcext:value-type="float">
            <text:p>-2.63E-10</text:p>
          </table:table-cell>
          <table:table-cell table:formula="of:=[.C21]*10^9" office:value-type="float" office:value="-0.2626881" calcext:value-type="float">
            <text:p>-0.2626881</text:p>
          </table:table-cell>
          <table:table-cell table:formula="of:=[.$N$1]*[.D21]" office:value-type="float" office:value="-0.218627720333212" calcext:value-type="float">
            <text:p>-0.218627720333212</text:p>
          </table:table-cell>
          <table:table-cell table:number-columns-repeated="9"/>
        </table:table-row>
        <table:table-row table:style-name="ro1">
          <table:table-cell office:value-type="time" office:time-value="PT14H59M59.389S" calcext:value-type="time">
            <text:p>14:59:59.3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278876" calcext:value-type="float">
            <text:p>-1.28E-10</text:p>
          </table:table-cell>
          <table:table-cell table:formula="of:=[.C22]*10^9" office:value-type="float" office:value="-0.1278876" calcext:value-type="float">
            <text:p>-0.1278876</text:p>
          </table:table-cell>
          <table:table-cell table:formula="of:=[.$N$1]*[.D22]" office:value-type="float" office:value="-0.106437156638941" calcext:value-type="float">
            <text:p>-0.106437156638941</text:p>
          </table:table-cell>
          <table:table-cell table:number-columns-repeated="9"/>
        </table:table-row>
        <table:table-row table:style-name="ro1">
          <table:table-cell office:value-type="time" office:time-value="PT14H59M59.773S" calcext:value-type="time">
            <text:p>14:59:59.77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1006836" calcext:value-type="float">
            <text:p>1.01E-11</text:p>
          </table:table-cell>
          <table:table-cell table:formula="of:=[.C23]*10^9" office:value-type="float" office:value="0.01006836" calcext:value-type="float">
            <text:p>0.01006836</text:p>
          </table:table-cell>
          <table:table-cell table:formula="of:=[.$N$1]*[.D23]" office:value-type="float" office:value="0.0083796052972864" calcext:value-type="float">
            <text:p>0.008379605297286</text:p>
          </table:table-cell>
          <table:table-cell table:number-columns-repeated="9"/>
        </table:table-row>
        <table:table-row table:style-name="ro1">
          <table:table-cell office:value-type="time" office:time-value="PT15H00M00.158S" calcext:value-type="time">
            <text:p>15:00:00.1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8500628" calcext:value-type="float">
            <text:p>-8.50E-11</text:p>
          </table:table-cell>
          <table:table-cell table:formula="of:=[.C24]*10^9" office:value-type="float" office:value="-0.08500628" calcext:value-type="float">
            <text:p>-0.08500628</text:p>
          </table:table-cell>
          <table:table-cell table:formula="of:=[.$N$1]*[.D24]" office:value-type="float" office:value="-0.0707482722300962" calcext:value-type="float">
            <text:p>-0.070748272230096</text:p>
          </table:table-cell>
          <table:table-cell table:number-columns-repeated="9"/>
        </table:table-row>
        <table:table-row table:style-name="ro1">
          <table:table-cell office:value-type="time" office:time-value="PT15H00M00.541S" calcext:value-type="time">
            <text:p>15:00:00.5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610648" calcext:value-type="float">
            <text:p>-2.61E-10</text:p>
          </table:table-cell>
          <table:table-cell table:formula="of:=[.C25]*10^9" office:value-type="float" office:value="-0.2610648" calcext:value-type="float">
            <text:p>-0.2610648</text:p>
          </table:table-cell>
          <table:table-cell table:formula="of:=[.$N$1]*[.D25]" office:value-type="float" office:value="-0.217276694617099" calcext:value-type="float">
            <text:p>-0.21727669461709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27663956349505" calcext:value-type="float">
            <text:p>-0.127663956349505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882048009861596" calcext:value-type="float">
            <text:p>0.08820480098616</text:p>
          </table:table-cell>
          <table:table-cell/>
          <table:table-cell table:formula="of:=(MAX([.E24:.E28])-MIN([.E24:.E28]))/2" office:value-type="float" office:value="0.10597505224577" calcext:value-type="float">
            <text:p>0.10597505224577</text:p>
          </table:table-cell>
          <table:table-cell table:number-columns-repeated="2"/>
        </table:table-row>
        <table:table-row table:style-name="ro1">
          <table:table-cell office:value-type="time" office:time-value="PT15H00M00.925S" calcext:value-type="time">
            <text:p>15:00:00.9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06400066" calcext:value-type="float">
            <text:p>-6.40E-12</text:p>
          </table:table-cell>
          <table:table-cell table:formula="of:=[.C26]*10^9" office:value-type="float" office:value="-0.006400066" calcext:value-type="float">
            <text:p>-0.006400066</text:p>
          </table:table-cell>
          <table:table-cell table:formula="of:=[.$N$1]*[.D26]" office:value-type="float" office:value="-0.00532659012555993" calcext:value-type="float">
            <text:p>-0.00532659012556</text:p>
          </table:table-cell>
          <table:table-cell table:number-columns-repeated="9"/>
        </table:table-row>
        <table:table-row table:style-name="ro1">
          <table:table-cell office:value-type="time" office:time-value="PT15H00M01.309S" calcext:value-type="time">
            <text:p>15:00:01.3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74174" calcext:value-type="float">
            <text:p>-2.27E-10</text:p>
          </table:table-cell>
          <table:table-cell table:formula="of:=[.C27]*10^9" office:value-type="float" office:value="-0.2274174" calcext:value-type="float">
            <text:p>-0.2274174</text:p>
          </table:table-cell>
          <table:table-cell table:formula="of:=[.$N$1]*[.D27]" office:value-type="float" office:value="-0.189272935188561" calcext:value-type="float">
            <text:p>-0.189272935188561</text:p>
          </table:table-cell>
          <table:table-cell table:number-columns-repeated="9"/>
        </table:table-row>
        <table:table-row table:style-name="ro1">
          <table:table-cell office:value-type="time" office:time-value="PT15H00M01.692S" calcext:value-type="time">
            <text:p>15:00:01.6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870728" calcext:value-type="float">
            <text:p>-1.87E-10</text:p>
          </table:table-cell>
          <table:table-cell table:formula="of:=[.C28]*10^9" office:value-type="float" office:value="-0.1870728" calcext:value-type="float">
            <text:p>-0.1870728</text:p>
          </table:table-cell>
          <table:table-cell table:formula="of:=[.$N$1]*[.D28]" office:value-type="float" office:value="-0.155695289586209" calcext:value-type="float">
            <text:p>-0.155695289586209</text:p>
          </table:table-cell>
          <table:table-cell table:number-columns-repeated="9"/>
        </table:table-row>
        <table:table-row table:style-name="ro1">
          <table:table-cell office:value-type="time" office:time-value="PT15H00M02.077S" calcext:value-type="time">
            <text:p>15:00:02.0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046378" calcext:value-type="float">
            <text:p>-1.05E-10</text:p>
          </table:table-cell>
          <table:table-cell table:formula="of:=[.C29]*10^9" office:value-type="float" office:value="-0.1046378" calcext:value-type="float">
            <text:p>-0.1046378</text:p>
          </table:table-cell>
          <table:table-cell table:formula="of:=[.$N$1]*[.D29]" office:value-type="float" office:value="-0.0870870194526611" calcext:value-type="float">
            <text:p>-0.087087019452661</text:p>
          </table:table-cell>
          <table:table-cell table:number-columns-repeated="9"/>
        </table:table-row>
        <table:table-row table:style-name="ro1">
          <table:table-cell office:value-type="time" office:time-value="PT15H00M02.461S" calcext:value-type="time">
            <text:p>15:00:02.4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2516" calcext:value-type="float">
            <text:p>-1.73E-10</text:p>
          </table:table-cell>
          <table:table-cell table:formula="of:=[.C30]*10^9" office:value-type="float" office:value="-0.172516" calcext:value-type="float">
            <text:p>-0.172516</text:p>
          </table:table-cell>
          <table:table-cell table:formula="of:=[.$N$1]*[.D30]" office:value-type="float" office:value="-0.143580085283667" calcext:value-type="float">
            <text:p>-0.14358008528366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781705606601" calcext:value-type="float">
            <text:p>-0.1478170560660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04771925888304" calcext:value-type="float">
            <text:p>0.104771925888304</text:p>
          </table:table-cell>
          <table:table-cell/>
          <table:table-cell table:formula="of:=(MAX([.E29:.E33])-MIN([.E29:.E33]))/2" office:value-type="float" office:value="0.125880229380318" calcext:value-type="float">
            <text:p>0.125880229380318</text:p>
          </table:table-cell>
          <table:table-cell table:number-columns-repeated="2"/>
        </table:table-row>
        <table:table-row table:style-name="ro1">
          <table:table-cell office:value-type="time" office:time-value="PT15H00M02.845S" calcext:value-type="time">
            <text:p>15:00:02.8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254498" calcext:value-type="float">
            <text:p>-3.25E-10</text:p>
          </table:table-cell>
          <table:table-cell table:formula="of:=[.C31]*10^9" office:value-type="float" office:value="-0.3254498" calcext:value-type="float">
            <text:p>-0.3254498</text:p>
          </table:table-cell>
          <table:table-cell table:formula="of:=[.$N$1]*[.D31]" office:value-type="float" office:value="-0.270862470956621" calcext:value-type="float">
            <text:p>-0.270862470956621</text:p>
          </table:table-cell>
          <table:table-cell table:number-columns-repeated="9"/>
        </table:table-row>
        <table:table-row table:style-name="ro1">
          <table:table-cell office:value-type="time" office:time-value="PT15H00M03.228S" calcext:value-type="time">
            <text:p>15:00:03.2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62479" calcext:value-type="float">
            <text:p>-2.62E-10</text:p>
          </table:table-cell>
          <table:table-cell table:formula="of:=[.C32]*10^9" office:value-type="float" office:value="-0.262479" calcext:value-type="float">
            <text:p>-0.262479</text:p>
          </table:table-cell>
          <table:table-cell table:formula="of:=[.$N$1]*[.D32]" office:value-type="float" office:value="-0.218453692441116" calcext:value-type="float">
            <text:p>-0.218453692441116</text:p>
          </table:table-cell>
          <table:table-cell table:number-columns-repeated="9"/>
        </table:table-row>
        <table:table-row table:style-name="ro1">
          <table:table-cell office:value-type="time" office:time-value="PT15H00M03.611S" calcext:value-type="time">
            <text:p>15:00:03.6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2295167" calcext:value-type="float">
            <text:p>-2.30E-11</text:p>
          </table:table-cell>
          <table:table-cell table:formula="of:=[.C33]*10^9" office:value-type="float" office:value="-0.02295167" calcext:value-type="float">
            <text:p>-0.02295167</text:p>
          </table:table-cell>
          <table:table-cell table:formula="of:=[.$N$1]*[.D33]" office:value-type="float" office:value="-0.0191020121959852" calcext:value-type="float">
            <text:p>-0.019102012195985</text:p>
          </table:table-cell>
          <table:table-cell table:number-columns-repeated="9"/>
        </table:table-row>
        <table:table-row table:style-name="ro1">
          <table:table-cell office:value-type="time" office:time-value="PT15H00M03.995S" calcext:value-type="time">
            <text:p>15:00:04.0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207083" calcext:value-type="float">
            <text:p>-3.21E-10</text:p>
          </table:table-cell>
          <table:table-cell table:formula="of:=[.C34]*10^9" office:value-type="float" office:value="-0.3207083" calcext:value-type="float">
            <text:p>-0.3207083</text:p>
          </table:table-cell>
          <table:table-cell table:formula="of:=[.$N$1]*[.D34]" office:value-type="float" office:value="-0.266916257420644" calcext:value-type="float">
            <text:p>-0.266916257420644</text:p>
          </table:table-cell>
          <table:table-cell table:number-columns-repeated="9"/>
        </table:table-row>
        <table:table-row table:style-name="ro1">
          <table:table-cell office:value-type="time" office:time-value="PT15H00M04.371S" calcext:value-type="time">
            <text:p>15:00:04.3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332947" calcext:value-type="float">
            <text:p>-1.33E-10</text:p>
          </table:table-cell>
          <table:table-cell table:formula="of:=[.C35]*10^9" office:value-type="float" office:value="-0.1332947" calcext:value-type="float">
            <text:p>-0.1332947</text:p>
          </table:table-cell>
          <table:table-cell table:formula="of:=[.$N$1]*[.D35]" office:value-type="float" office:value="-0.110937329835266" calcext:value-type="float">
            <text:p>-0.11093732983526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54698578333142" calcext:value-type="float">
            <text:p>-0.154698578333142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948915585276704" calcext:value-type="float">
            <text:p>0.09489155852767</text:p>
          </table:table-cell>
          <table:table-cell/>
          <table:table-cell table:formula="of:=(MAX([.E34:.E38])-MIN([.E34:.E38]))/2" office:value-type="float" office:value="0.114007286717999" calcext:value-type="float">
            <text:p>0.114007286717999</text:p>
          </table:table-cell>
          <table:table-cell table:number-columns-repeated="2"/>
        </table:table-row>
        <table:table-row table:style-name="ro1">
          <table:table-cell office:value-type="time" office:time-value="PT15H00M04.748S" calcext:value-type="time">
            <text:p>15:00:04.7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67416" calcext:value-type="float">
            <text:p>-4.67E-11</text:p>
          </table:table-cell>
          <table:table-cell table:formula="of:=[.C36]*10^9" office:value-type="float" office:value="-0.0467416" calcext:value-type="float">
            <text:p>-0.0467416</text:p>
          </table:table-cell>
          <table:table-cell table:formula="of:=[.$N$1]*[.D36]" office:value-type="float" office:value="-0.0389016839846452" calcext:value-type="float">
            <text:p>-0.038901683984645</text:p>
          </table:table-cell>
          <table:table-cell table:number-columns-repeated="9"/>
        </table:table-row>
        <table:table-row table:style-name="ro1">
          <table:table-cell office:value-type="time" office:time-value="PT15H00M05.132S" calcext:value-type="time">
            <text:p>15:00:05.1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77806" calcext:value-type="float">
            <text:p>-1.18E-10</text:p>
          </table:table-cell>
          <table:table-cell table:formula="of:=[.C37]*10^9" office:value-type="float" office:value="-0.1177806" calcext:value-type="float">
            <text:p>-0.1177806</text:p>
          </table:table-cell>
          <table:table-cell table:formula="of:=[.$N$1]*[.D37]" office:value-type="float" office:value="-0.0980253923854104" calcext:value-type="float">
            <text:p>-0.09802539238541</text:p>
          </table:table-cell>
          <table:table-cell table:number-columns-repeated="9"/>
        </table:table-row>
        <table:table-row table:style-name="ro1">
          <table:table-cell office:value-type="time" office:time-value="PT15H00M05.515S" calcext:value-type="time">
            <text:p>15:00:05.5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108509" calcext:value-type="float">
            <text:p>-3.11E-10</text:p>
          </table:table-cell>
          <table:table-cell table:formula="of:=[.C38]*10^9" office:value-type="float" office:value="-0.3108509" calcext:value-type="float">
            <text:p>-0.3108509</text:p>
          </table:table-cell>
          <table:table-cell table:formula="of:=[.$N$1]*[.D38]" office:value-type="float" office:value="-0.258712228039745" calcext:value-type="float">
            <text:p>-0.258712228039745</text:p>
          </table:table-cell>
          <table:table-cell table:number-columns-repeated="9"/>
        </table:table-row>
        <table:table-row table:style-name="ro1">
          <table:table-cell office:value-type="time" office:time-value="PT15H00M05.899S" calcext:value-type="time">
            <text:p>15:00:05.9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827476" calcext:value-type="float">
            <text:p>-1.83E-10</text:p>
          </table:table-cell>
          <table:table-cell table:formula="of:=[.C39]*10^9" office:value-type="float" office:value="-0.1827476" calcext:value-type="float">
            <text:p>-0.1827476</text:p>
          </table:table-cell>
          <table:table-cell table:formula="of:=[.$N$1]*[.D39]" office:value-type="float" office:value="-0.152095550519288" calcext:value-type="float">
            <text:p>-0.152095550519288</text:p>
          </table:table-cell>
          <table:table-cell table:number-columns-repeated="9"/>
        </table:table-row>
        <table:table-row table:style-name="ro1">
          <table:table-cell office:value-type="time" office:time-value="PT15H00M06.282S" calcext:value-type="time">
            <text:p>15:00:06.2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069412" calcext:value-type="float">
            <text:p>-3.07E-10</text:p>
          </table:table-cell>
          <table:table-cell table:formula="of:=[.C40]*10^9" office:value-type="float" office:value="-0.3069412" calcext:value-type="float">
            <text:p>-0.3069412</text:p>
          </table:table-cell>
          <table:table-cell table:formula="of:=[.$N$1]*[.D40]" office:value-type="float" office:value="-0.25545829762498" calcext:value-type="float">
            <text:p>-0.25545829762498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60237221153926" calcext:value-type="float">
            <text:p>-0.160237221153926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1489192956428" calcext:value-type="float">
            <text:p>0.101489192956428</text:p>
          </table:table-cell>
          <table:table-cell/>
          <table:table-cell table:formula="of:=(MAX([.E39:.E43])-MIN([.E39:.E43]))/2" office:value-type="float" office:value="0.121934527691083" calcext:value-type="float">
            <text:p>0.121934527691083</text:p>
          </table:table-cell>
          <table:table-cell table:number-columns-repeated="2"/>
        </table:table-row>
        <table:table-row table:style-name="ro1">
          <table:table-cell office:value-type="time" office:time-value="PT15H00M06.666S" calcext:value-type="time">
            <text:p>15:00:06.6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443331" calcext:value-type="float">
            <text:p>-3.44E-10</text:p>
          </table:table-cell>
          <table:table-cell table:formula="of:=[.C41]*10^9" office:value-type="float" office:value="-0.3443331" calcext:value-type="float">
            <text:p>-0.3443331</text:p>
          </table:table-cell>
          <table:table-cell table:formula="of:=[.$N$1]*[.D41]" office:value-type="float" office:value="-0.286578496278545" calcext:value-type="float">
            <text:p>-0.286578496278545</text:p>
          </table:table-cell>
          <table:table-cell table:number-columns-repeated="9"/>
        </table:table-row>
        <table:table-row table:style-name="ro1">
          <table:table-cell office:value-type="time" office:time-value="PT15H00M07.05S" calcext:value-type="time">
            <text:p>15:00:07.0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7731173" calcext:value-type="float">
            <text:p>-7.73E-11</text:p>
          </table:table-cell>
          <table:table-cell table:formula="of:=[.C42]*10^9" office:value-type="float" office:value="-0.07731173" calcext:value-type="float">
            <text:p>-0.07731173</text:p>
          </table:table-cell>
          <table:table-cell table:formula="of:=[.$N$1]*[.D42]" office:value-type="float" office:value="-0.0643443204504384" calcext:value-type="float">
            <text:p>-0.064344320450439</text:p>
          </table:table-cell>
          <table:table-cell table:number-columns-repeated="9"/>
        </table:table-row>
        <table:table-row table:style-name="ro1">
          <table:table-cell office:value-type="time" office:time-value="PT15H00M07.434S" calcext:value-type="time">
            <text:p>15:00:07.4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5131674" calcext:value-type="float">
            <text:p>-5.13E-11</text:p>
          </table:table-cell>
          <table:table-cell table:formula="of:=[.C43]*10^9" office:value-type="float" office:value="-0.05131674" calcext:value-type="float">
            <text:p>-0.05131674</text:p>
          </table:table-cell>
          <table:table-cell table:formula="of:=[.$N$1]*[.D43]" office:value-type="float" office:value="-0.0427094408963793" calcext:value-type="float">
            <text:p>-0.042709440896379</text:p>
          </table:table-cell>
          <table:table-cell table:number-columns-repeated="9"/>
        </table:table-row>
        <table:table-row table:style-name="ro1">
          <table:table-cell office:value-type="time" office:time-value="PT15H00M07.818S" calcext:value-type="time">
            <text:p>15:00:07.8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307444" calcext:value-type="float">
            <text:p>-2.31E-10</text:p>
          </table:table-cell>
          <table:table-cell table:formula="of:=[.C44]*10^9" office:value-type="float" office:value="-0.2307444" calcext:value-type="float">
            <text:p>-0.2307444</text:p>
          </table:table-cell>
          <table:table-cell table:formula="of:=[.$N$1]*[.D44]" office:value-type="float" office:value="-0.192041901219183" calcext:value-type="float">
            <text:p>-0.192041901219183</text:p>
          </table:table-cell>
          <table:table-cell table:number-columns-repeated="9"/>
        </table:table-row>
        <table:table-row table:style-name="ro1">
          <table:table-cell office:value-type="time" office:time-value="PT15H00M08.201S" calcext:value-type="time">
            <text:p>15:00:08.2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724741" calcext:value-type="float">
            <text:p>-1.72E-10</text:p>
          </table:table-cell>
          <table:table-cell table:formula="of:=[.C45]*10^9" office:value-type="float" office:value="-0.1724741" calcext:value-type="float">
            <text:p>-0.1724741</text:p>
          </table:table-cell>
          <table:table-cell table:formula="of:=[.$N$1]*[.D45]" office:value-type="float" office:value="-0.143545213123558" calcext:value-type="float">
            <text:p>-0.143545213123558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81705817930972" calcext:value-type="float">
            <text:p>-0.181705817930972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4832584464422" calcext:value-type="float">
            <text:p>0.104832584464422</text:p>
          </table:table-cell>
          <table:table-cell/>
          <table:table-cell table:formula="of:=(MAX([.E44:.E48])-MIN([.E44:.E48]))/2" office:value-type="float" office:value="0.125949773955466" calcext:value-type="float">
            <text:p>0.125949773955466</text:p>
          </table:table-cell>
          <table:table-cell table:number-columns-repeated="2"/>
        </table:table-row>
        <table:table-row table:style-name="ro1">
          <table:table-cell office:value-type="time" office:time-value="PT15H00M08.585S" calcext:value-type="time">
            <text:p>15:00:08.5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6787035" calcext:value-type="float">
            <text:p>-6.79E-11</text:p>
          </table:table-cell>
          <table:table-cell table:formula="of:=[.C46]*10^9" office:value-type="float" office:value="-0.06787035" calcext:value-type="float">
            <text:p>-0.06787035</text:p>
          </table:table-cell>
          <table:table-cell table:formula="of:=[.$N$1]*[.D46]" office:value-type="float" office:value="-0.0564865325026799" calcext:value-type="float">
            <text:p>-0.05648653250268</text:p>
          </table:table-cell>
          <table:table-cell table:number-columns-repeated="9"/>
        </table:table-row>
        <table:table-row table:style-name="ro1">
          <table:table-cell office:value-type="time" office:time-value="PT15H00M08.969S" calcext:value-type="time">
            <text:p>15:00:08.9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00019" calcext:value-type="float">
            <text:p>-2.50E-10</text:p>
          </table:table-cell>
          <table:table-cell table:formula="of:=[.C47]*10^9" office:value-type="float" office:value="-0.2500019" calcext:value-type="float">
            <text:p>-0.2500019</text:p>
          </table:table-cell>
          <table:table-cell table:formula="of:=[.$N$1]*[.D47]" office:value-type="float" office:value="-0.208069362395829" calcext:value-type="float">
            <text:p>-0.208069362395829</text:p>
          </table:table-cell>
          <table:table-cell table:number-columns-repeated="9"/>
        </table:table-row>
        <table:table-row table:style-name="ro1">
          <table:table-cell office:value-type="time" office:time-value="PT15H00M09.353S" calcext:value-type="time">
            <text:p>15:00:09.3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05356" calcext:value-type="float">
            <text:p>-3.71E-10</text:p>
          </table:table-cell>
          <table:table-cell table:formula="of:=[.C48]*10^9" office:value-type="float" office:value="-0.3705356" calcext:value-type="float">
            <text:p>-0.3705356</text:p>
          </table:table-cell>
          <table:table-cell table:formula="of:=[.$N$1]*[.D48]" office:value-type="float" office:value="-0.308386080413612" calcext:value-type="float">
            <text:p>-0.308386080413612</text:p>
          </table:table-cell>
          <table:table-cell table:number-columns-repeated="9"/>
        </table:table-row>
        <table:table-row table:style-name="ro1">
          <table:table-cell office:value-type="time" office:time-value="PT15H00M09.737S" calcext:value-type="time">
            <text:p>15:00:09.7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62201" calcext:value-type="float">
            <text:p>-1.62E-10</text:p>
          </table:table-cell>
          <table:table-cell table:formula="of:=[.C49]*10^9" office:value-type="float" office:value="-0.162201" calcext:value-type="float">
            <text:p>-0.162201</text:p>
          </table:table-cell>
          <table:table-cell table:formula="of:=[.$N$1]*[.D49]" office:value-type="float" office:value="-0.134995208636278" calcext:value-type="float">
            <text:p>-0.134995208636278</text:p>
          </table:table-cell>
          <table:table-cell table:number-columns-repeated="9"/>
        </table:table-row>
        <table:table-row table:style-name="ro1">
          <table:table-cell office:value-type="time" office:time-value="PT15H00M10.12S" calcext:value-type="time">
            <text:p>15:00:10.1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616357" calcext:value-type="float">
            <text:p>-3.62E-10</text:p>
          </table:table-cell>
          <table:table-cell table:formula="of:=[.C50]*10^9" office:value-type="float" office:value="-0.3616357" calcext:value-type="float">
            <text:p>-0.3616357</text:p>
          </table:table-cell>
          <table:table-cell table:formula="of:=[.$N$1]*[.D50]" office:value-type="float" office:value="-0.300978950634252" calcext:value-type="float">
            <text:p>-0.30097895063425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05424794265617" calcext:value-type="float">
            <text:p>-0.205424794265617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974030642865203" calcext:value-type="float">
            <text:p>0.09740306428652</text:p>
          </table:table-cell>
          <table:table-cell/>
          <table:table-cell table:formula="of:=(MAX([.E49:.E53])-MIN([.E49:.E53]))/2" office:value-type="float" office:value="0.117019259271501" calcext:value-type="float">
            <text:p>0.117019259271501</text:p>
          </table:table-cell>
          <table:table-cell table:number-columns-repeated="2"/>
        </table:table-row>
        <table:table-row table:style-name="ro1">
          <table:table-cell office:value-type="time" office:time-value="PT15H00M10.504S" calcext:value-type="time">
            <text:p>15:00:10.5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849807" calcext:value-type="float">
            <text:p>-2.85E-10</text:p>
          </table:table-cell>
          <table:table-cell table:formula="of:=[.C51]*10^9" office:value-type="float" office:value="-0.2849807" calcext:value-type="float">
            <text:p>-0.2849807</text:p>
          </table:table-cell>
          <table:table-cell table:formula="of:=[.$N$1]*[.D51]" office:value-type="float" office:value="-0.23718120759929" calcext:value-type="float">
            <text:p>-0.23718120759929</text:p>
          </table:table-cell>
          <table:table-cell table:number-columns-repeated="9"/>
        </table:table-row>
        <table:table-row table:style-name="ro1">
          <table:table-cell office:value-type="time" office:time-value="PT15H00M10.888S" calcext:value-type="time">
            <text:p>15:00:10.8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8043104" calcext:value-type="float">
            <text:p>-8.04E-11</text:p>
          </table:table-cell>
          <table:table-cell table:formula="of:=[.C52]*10^9" office:value-type="float" office:value="-0.08043104" calcext:value-type="float">
            <text:p>-0.08043104</text:p>
          </table:table-cell>
          <table:table-cell table:formula="of:=[.$N$1]*[.D52]" office:value-type="float" office:value="-0.0669404320912497" calcext:value-type="float">
            <text:p>-0.06694043209125</text:p>
          </table:table-cell>
          <table:table-cell table:number-columns-repeated="9"/>
        </table:table-row>
        <table:table-row table:style-name="ro1">
          <table:table-cell office:value-type="time" office:time-value="PT15H00M11.272S" calcext:value-type="time">
            <text:p>15:00:11.2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448734" calcext:value-type="float">
            <text:p>-3.45E-10</text:p>
          </table:table-cell>
          <table:table-cell table:formula="of:=[.C53]*10^9" office:value-type="float" office:value="-0.3448734" calcext:value-type="float">
            <text:p>-0.3448734</text:p>
          </table:table-cell>
          <table:table-cell table:formula="of:=[.$N$1]*[.D53]" office:value-type="float" office:value="-0.287028172367016" calcext:value-type="float">
            <text:p>-0.287028172367016</text:p>
          </table:table-cell>
          <table:table-cell table:number-columns-repeated="9"/>
        </table:table-row>
        <table:table-row table:style-name="ro1">
          <table:table-cell office:value-type="time" office:time-value="PT15H00M11.656S" calcext:value-type="time">
            <text:p>15:00:11.6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932031" calcext:value-type="float">
            <text:p>-3.93E-10</text:p>
          </table:table-cell>
          <table:table-cell table:formula="of:=[.C54]*10^9" office:value-type="float" office:value="-0.3932031" calcext:value-type="float">
            <text:p>-0.3932031</text:p>
          </table:table-cell>
          <table:table-cell table:formula="of:=[.$N$1]*[.D54]" office:value-type="float" office:value="-0.327251586124198" calcext:value-type="float">
            <text:p>-0.327251586124198</text:p>
          </table:table-cell>
          <table:table-cell table:number-columns-repeated="9"/>
        </table:table-row>
        <table:table-row table:style-name="ro1">
          <table:table-cell office:value-type="time" office:time-value="PT15H00M12.039S" calcext:value-type="time">
            <text:p>15:00:12.0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9203549" calcext:value-type="float">
            <text:p>-9.20E-11</text:p>
          </table:table-cell>
          <table:table-cell table:formula="of:=[.C55]*10^9" office:value-type="float" office:value="-0.09203549" calcext:value-type="float">
            <text:p>-0.09203549</text:p>
          </table:table-cell>
          <table:table-cell table:formula="of:=[.$N$1]*[.D55]" office:value-type="float" office:value="-0.076598480739897" calcext:value-type="float">
            <text:p>-0.076598480739897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28575838772278" calcext:value-type="float">
            <text:p>-0.228575838772278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4318749956599" calcext:value-type="float">
            <text:p>0.104318749956599</text:p>
          </table:table-cell>
          <table:table-cell/>
          <table:table-cell table:formula="of:=(MAX([.E54:.E58])-MIN([.E54:.E58]))/2" office:value-type="float" office:value="0.125326552692151" calcext:value-type="float">
            <text:p>0.125326552692151</text:p>
          </table:table-cell>
          <table:table-cell table:number-columns-repeated="2"/>
        </table:table-row>
        <table:table-row table:style-name="ro1">
          <table:table-cell office:value-type="time" office:time-value="PT15H00M12.415S" calcext:value-type="time">
            <text:p>15:00:12.4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228012" calcext:value-type="float">
            <text:p>-2.23E-10</text:p>
          </table:table-cell>
          <table:table-cell table:formula="of:=[.C56]*10^9" office:value-type="float" office:value="-0.2228012" calcext:value-type="float">
            <text:p>-0.2228012</text:p>
          </table:table-cell>
          <table:table-cell table:formula="of:=[.$N$1]*[.D56]" office:value-type="float" office:value="-0.185431005224462" calcext:value-type="float">
            <text:p>-0.185431005224462</text:p>
          </table:table-cell>
          <table:table-cell table:number-columns-repeated="9"/>
        </table:table-row>
        <table:table-row table:style-name="ro1">
          <table:table-cell office:value-type="time" office:time-value="PT15H00M12.791S" calcext:value-type="time">
            <text:p>15:00:12.7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350567" calcext:value-type="float">
            <text:p>-3.35E-10</text:p>
          </table:table-cell>
          <table:table-cell table:formula="of:=[.C57]*10^9" office:value-type="float" office:value="-0.3350567" calcext:value-type="float">
            <text:p>-0.3350567</text:p>
          </table:table-cell>
          <table:table-cell table:formula="of:=[.$N$1]*[.D57]" office:value-type="float" office:value="-0.278858016420877" calcext:value-type="float">
            <text:p>-0.278858016420877</text:p>
          </table:table-cell>
          <table:table-cell table:number-columns-repeated="9"/>
        </table:table-row>
        <table:table-row table:style-name="ro1">
          <table:table-cell office:value-type="time" office:time-value="PT15H00M13.175S" calcext:value-type="time">
            <text:p>15:00:13.1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301089" calcext:value-type="float">
            <text:p>-3.30E-10</text:p>
          </table:table-cell>
          <table:table-cell table:formula="of:=[.C58]*10^9" office:value-type="float" office:value="-0.3301089" calcext:value-type="float">
            <text:p>-0.3301089</text:p>
          </table:table-cell>
          <table:table-cell table:formula="of:=[.$N$1]*[.D58]" office:value-type="float" office:value="-0.274740105351953" calcext:value-type="float">
            <text:p>-0.274740105351953</text:p>
          </table:table-cell>
          <table:table-cell table:number-columns-repeated="9"/>
        </table:table-row>
        <table:table-row table:style-name="ro1">
          <table:table-cell office:value-type="time" office:time-value="PT15H00M13.559S" calcext:value-type="time">
            <text:p>15:00:13.5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169363" calcext:value-type="float">
            <text:p>-2.17E-10</text:p>
          </table:table-cell>
          <table:table-cell table:formula="of:=[.C59]*10^9" office:value-type="float" office:value="-0.2169363" calcext:value-type="float">
            <text:p>-0.2169363</text:p>
          </table:table-cell>
          <table:table-cell table:formula="of:=[.$N$1]*[.D59]" office:value-type="float" office:value="-0.180549818307422" calcext:value-type="float">
            <text:p>-0.180549818307422</text:p>
          </table:table-cell>
          <table:table-cell table:number-columns-repeated="9"/>
        </table:table-row>
        <table:table-row table:style-name="ro1">
          <table:table-cell office:value-type="time" office:time-value="PT15H00M13.934S" calcext:value-type="time">
            <text:p>15:00:13.9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936315" calcext:value-type="float">
            <text:p>-2.94E-10</text:p>
          </table:table-cell>
          <table:table-cell table:formula="of:=[.C60]*10^9" office:value-type="float" office:value="-0.2936315" calcext:value-type="float">
            <text:p>-0.2936315</text:p>
          </table:table-cell>
          <table:table-cell table:formula="of:=[.$N$1]*[.D60]" office:value-type="float" office:value="-0.244381018641581" calcext:value-type="float">
            <text:p>-0.244381018641581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40261842520548" calcext:value-type="float">
            <text:p>-0.240261842520548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848189534343102" calcext:value-type="float">
            <text:p>0.08481895343431</text:p>
          </table:table-cell>
          <table:table-cell/>
          <table:table-cell table:formula="of:=(MAX([.E59:.E63])-MIN([.E59:.E63]))/2" office:value-type="float" office:value="0.10189129175789" calcext:value-type="float">
            <text:p>0.10189129175789</text:p>
          </table:table-cell>
          <table:table-cell table:number-columns-repeated="2"/>
        </table:table-row>
        <table:table-row table:style-name="ro1">
          <table:table-cell office:value-type="time" office:time-value="PT15H00M14.31S" calcext:value-type="time">
            <text:p>15:00:14.3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591809" calcext:value-type="float">
            <text:p>-3.59E-10</text:p>
          </table:table-cell>
          <table:table-cell table:formula="of:=[.C61]*10^9" office:value-type="float" office:value="-0.3591809" calcext:value-type="float">
            <text:p>-0.3591809</text:p>
          </table:table-cell>
          <table:table-cell table:formula="of:=[.$N$1]*[.D61]" office:value-type="float" office:value="-0.298935891478264" calcext:value-type="float">
            <text:p>-0.298935891478264</text:p>
          </table:table-cell>
          <table:table-cell table:number-columns-repeated="9"/>
        </table:table-row>
        <table:table-row table:style-name="ro1">
          <table:table-cell office:value-type="time" office:time-value="PT15H00M14.694S" calcext:value-type="time">
            <text:p>15:00:14.6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092567" calcext:value-type="float">
            <text:p>-4.09E-10</text:p>
          </table:table-cell>
          <table:table-cell table:formula="of:=[.C62]*10^9" office:value-type="float" office:value="-0.4092567" calcext:value-type="float">
            <text:p>-0.4092567</text:p>
          </table:table-cell>
          <table:table-cell table:formula="of:=[.$N$1]*[.D62]" office:value-type="float" office:value="-0.340612533845626" calcext:value-type="float">
            <text:p>-0.340612533845626</text:p>
          </table:table-cell>
          <table:table-cell table:number-columns-repeated="9"/>
        </table:table-row>
        <table:table-row table:style-name="ro1">
          <table:table-cell office:value-type="time" office:time-value="PT15H00M15.078S" calcext:value-type="time">
            <text:p>15:00:15.0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644055" calcext:value-type="float">
            <text:p>-1.64E-10</text:p>
          </table:table-cell>
          <table:table-cell table:formula="of:=[.C63]*10^9" office:value-type="float" office:value="-0.1644055" calcext:value-type="float">
            <text:p>-0.1644055</text:p>
          </table:table-cell>
          <table:table-cell table:formula="of:=[.$N$1]*[.D63]" office:value-type="float" office:value="-0.136829950329847" calcext:value-type="float">
            <text:p>-0.136829950329847</text:p>
          </table:table-cell>
          <table:table-cell table:number-columns-repeated="9"/>
        </table:table-row>
        <table:table-row table:style-name="ro1">
          <table:table-cell office:value-type="time" office:time-value="PT15H00M15.462S" calcext:value-type="time">
            <text:p>15:00:15.4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440959" calcext:value-type="float">
            <text:p>-2.44E-10</text:p>
          </table:table-cell>
          <table:table-cell table:formula="of:=[.C64]*10^9" office:value-type="float" office:value="-0.2440959" calcext:value-type="float">
            <text:p>-0.2440959</text:p>
          </table:table-cell>
          <table:table-cell table:formula="of:=[.$N$1]*[.D64]" office:value-type="float" office:value="-0.203153969135578" calcext:value-type="float">
            <text:p>-0.203153969135578</text:p>
          </table:table-cell>
          <table:table-cell table:number-columns-repeated="9"/>
        </table:table-row>
        <table:table-row table:style-name="ro1">
          <table:table-cell office:value-type="time" office:time-value="PT15H00M15.837S" calcext:value-type="time">
            <text:p>15:00:15.8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607488" calcext:value-type="float">
            <text:p>-4.61E-10</text:p>
          </table:table-cell>
          <table:table-cell table:formula="of:=[.C65]*10^9" office:value-type="float" office:value="-0.4607488" calcext:value-type="float">
            <text:p>-0.4607488</text:p>
          </table:table-cell>
          <table:table-cell table:formula="of:=[.$N$1]*[.D65]" office:value-type="float" office:value="-0.383467921806367" calcext:value-type="float">
            <text:p>-0.38346792180636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53125341790968" calcext:value-type="float">
            <text:p>-0.253125341790968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21043718200014" calcext:value-type="float">
            <text:p>0.121043718200014</text:p>
          </table:table-cell>
          <table:table-cell/>
          <table:table-cell table:formula="of:=(MAX([.E64:.E68])-MIN([.E64:.E68]))/2" office:value-type="float" office:value="0.145421235464894" calcext:value-type="float">
            <text:p>0.145421235464894</text:p>
          </table:table-cell>
          <table:table-cell table:number-columns-repeated="2"/>
        </table:table-row>
        <table:table-row table:style-name="ro1">
          <table:table-cell office:value-type="time" office:time-value="PT15H00M16.205S" calcext:value-type="time">
            <text:p>15:00:16.2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39634" calcext:value-type="float">
            <text:p>-4.34E-10</text:p>
          </table:table-cell>
          <table:table-cell table:formula="of:=[.C66]*10^9" office:value-type="float" office:value="-0.4339634" calcext:value-type="float">
            <text:p>-0.4339634</text:p>
          </table:table-cell>
          <table:table-cell table:formula="of:=[.$N$1]*[.D66]" office:value-type="float" office:value="-0.361175206832932" calcext:value-type="float">
            <text:p>-0.361175206832932</text:p>
          </table:table-cell>
          <table:table-cell table:number-columns-repeated="9"/>
        </table:table-row>
        <table:table-row table:style-name="ro1">
          <table:table-cell office:value-type="time" office:time-value="PT15H00M16.581S" calcext:value-type="time">
            <text:p>15:00:16.5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705899" calcext:value-type="float">
            <text:p>-2.71E-10</text:p>
          </table:table-cell>
          <table:table-cell table:formula="of:=[.C67]*10^9" office:value-type="float" office:value="-0.2705899" calcext:value-type="float">
            <text:p>-0.2705899</text:p>
          </table:table-cell>
          <table:table-cell table:formula="of:=[.$N$1]*[.D67]" office:value-type="float" office:value="-0.225204160303386" calcext:value-type="float">
            <text:p>-0.225204160303386</text:p>
          </table:table-cell>
          <table:table-cell table:number-columns-repeated="9"/>
        </table:table-row>
        <table:table-row table:style-name="ro1">
          <table:table-cell office:value-type="time" office:time-value="PT15H00M16.956S" calcext:value-type="time">
            <text:p>15:00:16.9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112924" calcext:value-type="float">
            <text:p>-1.11E-10</text:p>
          </table:table-cell>
          <table:table-cell table:formula="of:=[.C68]*10^9" office:value-type="float" office:value="-0.1112924" calcext:value-type="float">
            <text:p>-0.1112924</text:p>
          </table:table-cell>
          <table:table-cell table:formula="of:=[.$N$1]*[.D68]" office:value-type="float" office:value="-0.0926254508765794" calcext:value-type="float">
            <text:p>-0.09262545087658</text:p>
          </table:table-cell>
          <table:table-cell table:number-columns-repeated="9"/>
        </table:table-row>
        <table:table-row table:style-name="ro1">
          <table:table-cell office:value-type="time" office:time-value="PT15H00M17.333S" calcext:value-type="time">
            <text:p>15:00:17.3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8595" calcext:value-type="float">
            <text:p>-1.86E-10</text:p>
          </table:table-cell>
          <table:table-cell table:formula="of:=[.C69]*10^9" office:value-type="float" office:value="-0.18595" calcext:value-type="float">
            <text:p>-0.18595</text:p>
          </table:table-cell>
          <table:table-cell table:formula="of:=[.$N$1]*[.D69]" office:value-type="float" office:value="-0.154760815567819" calcext:value-type="float">
            <text:p>-0.154760815567819</text:p>
          </table:table-cell>
          <table:table-cell table:number-columns-repeated="9"/>
        </table:table-row>
        <table:table-row table:style-name="ro1">
          <table:table-cell office:value-type="time" office:time-value="PT15H00M17.717S" calcext:value-type="time">
            <text:p>15:00:17.7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644921" calcext:value-type="float">
            <text:p>-4.64E-10</text:p>
          </table:table-cell>
          <table:table-cell table:formula="of:=[.C70]*10^9" office:value-type="float" office:value="-0.4644921" calcext:value-type="float">
            <text:p>-0.4644921</text:p>
          </table:table-cell>
          <table:table-cell table:formula="of:=[.$N$1]*[.D70]" office:value-type="float" office:value="-0.386583362306044" calcext:value-type="float">
            <text:p>-0.386583362306044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60664652870294" calcext:value-type="float">
            <text:p>-0.26066465287029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12114678926864" calcext:value-type="float">
            <text:p>0.112114678926864</text:p>
          </table:table-cell>
          <table:table-cell/>
          <table:table-cell table:formula="of:=(MAX([.E69:.E73])-MIN([.E69:.E73]))/2" office:value-type="float" office:value="0.134690306109882" calcext:value-type="float">
            <text:p>0.134690306109882</text:p>
          </table:table-cell>
          <table:table-cell table:number-columns-repeated="2"/>
        </table:table-row>
        <table:table-row table:style-name="ro1">
          <table:table-cell office:value-type="time" office:time-value="PT15H00M18.101S" calcext:value-type="time">
            <text:p>15:00:18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05113" calcext:value-type="float">
            <text:p>-4.31E-10</text:p>
          </table:table-cell>
          <table:table-cell table:formula="of:=[.C71]*10^9" office:value-type="float" office:value="-0.4305113" calcext:value-type="float">
            <text:p>-0.4305113</text:p>
          </table:table-cell>
          <table:table-cell table:formula="of:=[.$N$1]*[.D71]" office:value-type="float" office:value="-0.358302123684657" calcext:value-type="float">
            <text:p>-0.358302123684657</text:p>
          </table:table-cell>
          <table:table-cell table:number-columns-repeated="9"/>
        </table:table-row>
        <table:table-row table:style-name="ro1">
          <table:table-cell office:value-type="time" office:time-value="PT15H00M18.484S" calcext:value-type="time">
            <text:p>15:00:18.4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442078" calcext:value-type="float">
            <text:p>-3.44E-10</text:p>
          </table:table-cell>
          <table:table-cell table:formula="of:=[.C72]*10^9" office:value-type="float" office:value="-0.3442078" calcext:value-type="float">
            <text:p>-0.3442078</text:p>
          </table:table-cell>
          <table:table-cell table:formula="of:=[.$N$1]*[.D72]" office:value-type="float" office:value="-0.286474212706667" calcext:value-type="float">
            <text:p>-0.286474212706667</text:p>
          </table:table-cell>
          <table:table-cell table:number-columns-repeated="9"/>
        </table:table-row>
        <table:table-row table:style-name="ro1">
          <table:table-cell office:value-type="time" office:time-value="PT15H00M18.868S" calcext:value-type="time">
            <text:p>15:00:18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408228" calcext:value-type="float">
            <text:p>-1.41E-10</text:p>
          </table:table-cell>
          <table:table-cell table:formula="of:=[.C73]*10^9" office:value-type="float" office:value="-0.1408228" calcext:value-type="float">
            <text:p>-0.1408228</text:p>
          </table:table-cell>
          <table:table-cell table:formula="of:=[.$N$1]*[.D73]" office:value-type="float" office:value="-0.117202750086281" calcext:value-type="float">
            <text:p>-0.117202750086281</text:p>
          </table:table-cell>
          <table:table-cell table:number-columns-repeated="9"/>
        </table:table-row>
        <table:table-row table:style-name="ro1">
          <table:table-cell office:value-type="time" office:time-value="PT15H00M19.252S" calcext:value-type="time">
            <text:p>15:00:19.2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963481" calcext:value-type="float">
            <text:p>-1.96E-10</text:p>
          </table:table-cell>
          <table:table-cell table:formula="of:=[.C74]*10^9" office:value-type="float" office:value="-0.1963481" calcext:value-type="float">
            <text:p>-0.1963481</text:p>
          </table:table-cell>
          <table:table-cell table:formula="of:=[.$N$1]*[.D74]" office:value-type="float" office:value="-0.16341485394564" calcext:value-type="float">
            <text:p>-0.16341485394564</text:p>
          </table:table-cell>
          <table:table-cell table:number-columns-repeated="9"/>
        </table:table-row>
        <table:table-row table:style-name="ro1">
          <table:table-cell office:value-type="time" office:time-value="PT15H00M19.636S" calcext:value-type="time">
            <text:p>15:00:19.6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117121" calcext:value-type="float">
            <text:p>-4.12E-10</text:p>
          </table:table-cell>
          <table:table-cell table:formula="of:=[.C75]*10^9" office:value-type="float" office:value="-0.4117121" calcext:value-type="float">
            <text:p>-0.4117121</text:p>
          </table:table-cell>
          <table:table-cell table:formula="of:=[.$N$1]*[.D75]" office:value-type="float" office:value="-0.342656092364289" calcext:value-type="float">
            <text:p>-0.342656092364289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72392518191575" calcext:value-type="float">
            <text:p>-0.27239251819157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867397364533406" calcext:value-type="float">
            <text:p>0.086739736453341</text:p>
          </table:table-cell>
          <table:table-cell/>
          <table:table-cell table:formula="of:=(MAX([.E74:.E78])-MIN([.E74:.E78]))/2" office:value-type="float" office:value="0.104193686596216" calcext:value-type="float">
            <text:p>0.104193686596216</text:p>
          </table:table-cell>
          <table:table-cell table:number-columns-repeated="2"/>
        </table:table-row>
        <table:table-row table:style-name="ro1">
          <table:table-cell office:value-type="time" office:time-value="PT15H00M20.02S" calcext:value-type="time">
            <text:p>15:00:20.0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467321" calcext:value-type="float">
            <text:p>-4.47E-10</text:p>
          </table:table-cell>
          <table:table-cell table:formula="of:=[.C76]*10^9" office:value-type="float" office:value="-0.4467321" calcext:value-type="float">
            <text:p>-0.4467321</text:p>
          </table:table-cell>
          <table:table-cell table:formula="of:=[.$N$1]*[.D76]" office:value-type="float" office:value="-0.371802227138072" calcext:value-type="float">
            <text:p>-0.371802227138072</text:p>
          </table:table-cell>
          <table:table-cell table:number-columns-repeated="9"/>
        </table:table-row>
        <table:table-row table:style-name="ro1">
          <table:table-cell office:value-type="time" office:time-value="PT15H00M20.404S" calcext:value-type="time">
            <text:p>15:00:20.4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26448" calcext:value-type="float">
            <text:p>-3.26E-10</text:p>
          </table:table-cell>
          <table:table-cell table:formula="of:=[.C77]*10^9" office:value-type="float" office:value="-0.326448" calcext:value-type="float">
            <text:p>-0.326448</text:p>
          </table:table-cell>
          <table:table-cell table:formula="of:=[.$N$1]*[.D77]" office:value-type="float" office:value="-0.271693243992919" calcext:value-type="float">
            <text:p>-0.271693243992919</text:p>
          </table:table-cell>
          <table:table-cell table:number-columns-repeated="9"/>
        </table:table-row>
        <table:table-row table:style-name="ro1">
          <table:table-cell office:value-type="time" office:time-value="PT15H00M20.788S" calcext:value-type="time">
            <text:p>15:00:20.7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52007" calcext:value-type="float">
            <text:p>-2.55E-10</text:p>
          </table:table-cell>
          <table:table-cell table:formula="of:=[.C78]*10^9" office:value-type="float" office:value="-0.2552007" calcext:value-type="float">
            <text:p>-0.2552007</text:p>
          </table:table-cell>
          <table:table-cell table:formula="of:=[.$N$1]*[.D78]" office:value-type="float" office:value="-0.212396173516958" calcext:value-type="float">
            <text:p>-0.212396173516958</text:p>
          </table:table-cell>
          <table:table-cell table:number-columns-repeated="9"/>
        </table:table-row>
        <table:table-row table:style-name="ro1">
          <table:table-cell office:value-type="time" office:time-value="PT15H00M21.172S" calcext:value-type="time">
            <text:p>15:00:21.1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702157" calcext:value-type="float">
            <text:p>-2.70E-10</text:p>
          </table:table-cell>
          <table:table-cell table:formula="of:=[.C79]*10^9" office:value-type="float" office:value="-0.2702157" calcext:value-type="float">
            <text:p>-0.2702157</text:p>
          </table:table-cell>
          <table:table-cell table:formula="of:=[.$N$1]*[.D79]" office:value-type="float" office:value="-0.224892724448664" calcext:value-type="float">
            <text:p>-0.224892724448664</text:p>
          </table:table-cell>
          <table:table-cell table:number-columns-repeated="9"/>
        </table:table-row>
        <table:table-row table:style-name="ro1">
          <table:table-cell office:value-type="time" office:time-value="PT15H00M21.555S" calcext:value-type="time">
            <text:p>15:00:21.5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822068" calcext:value-type="float">
            <text:p>-1.82E-10</text:p>
          </table:table-cell>
          <table:table-cell table:formula="of:=[.C80]*10^9" office:value-type="float" office:value="-0.1822068" calcext:value-type="float">
            <text:p>-0.1822068</text:p>
          </table:table-cell>
          <table:table-cell table:formula="of:=[.$N$1]*[.D80]" office:value-type="float" office:value="-0.151645458295254" calcext:value-type="float">
            <text:p>-0.15164545829525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64887779654755" calcext:value-type="float">
            <text:p>-0.264887779654755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44146938801849" calcext:value-type="float">
            <text:p>0.094414693880185</text:p>
          </table:table-cell>
          <table:table-cell/>
          <table:table-cell table:formula="of:=(MAX([.E79:.E83])-MIN([.E79:.E83]))/2" office:value-type="float" office:value="0.11341891264666" calcext:value-type="float">
            <text:p>0.11341891264666</text:p>
          </table:table-cell>
          <table:table-cell table:number-columns-repeated="2"/>
        </table:table-row>
        <table:table-row table:style-name="ro1">
          <table:table-cell office:value-type="time" office:time-value="PT15H00M21.939S" calcext:value-type="time">
            <text:p>15:00:21.9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25686" calcext:value-type="float">
            <text:p>-2.83E-10</text:p>
          </table:table-cell>
          <table:table-cell table:formula="of:=[.C81]*10^9" office:value-type="float" office:value="-0.2825686" calcext:value-type="float">
            <text:p>-0.2825686</text:p>
          </table:table-cell>
          <table:table-cell table:formula="of:=[.$N$1]*[.D81]" office:value-type="float" office:value="-0.235173686420311" calcext:value-type="float">
            <text:p>-0.235173686420311</text:p>
          </table:table-cell>
          <table:table-cell table:number-columns-repeated="9"/>
        </table:table-row>
        <table:table-row table:style-name="ro1">
          <table:table-cell office:value-type="time" office:time-value="PT15H00M22.323S" calcext:value-type="time">
            <text:p>15:00:22.3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016044" calcext:value-type="float">
            <text:p>-4.02E-10</text:p>
          </table:table-cell>
          <table:table-cell table:formula="of:=[.C82]*10^9" office:value-type="float" office:value="-0.4016044" calcext:value-type="float">
            <text:p>-0.4016044</text:p>
          </table:table-cell>
          <table:table-cell table:formula="of:=[.$N$1]*[.D82]" office:value-type="float" office:value="-0.334243745520971" calcext:value-type="float">
            <text:p>-0.334243745520971</text:p>
          </table:table-cell>
          <table:table-cell table:number-columns-repeated="9"/>
        </table:table-row>
        <table:table-row table:style-name="ro1">
          <table:table-cell office:value-type="time" office:time-value="PT15H00M22.707S" calcext:value-type="time">
            <text:p>15:00:22.7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547596" calcext:value-type="float">
            <text:p>-4.55E-10</text:p>
          </table:table-cell>
          <table:table-cell table:formula="of:=[.C83]*10^9" office:value-type="float" office:value="-0.4547596" calcext:value-type="float">
            <text:p>-0.4547596</text:p>
          </table:table-cell>
          <table:table-cell table:formula="of:=[.$N$1]*[.D83]" office:value-type="float" office:value="-0.378483283588573" calcext:value-type="float">
            <text:p>-0.378483283588573</text:p>
          </table:table-cell>
          <table:table-cell table:number-columns-repeated="9"/>
        </table:table-row>
        <table:table-row table:style-name="ro1">
          <table:table-cell office:value-type="time" office:time-value="PT15H00M23.091S" calcext:value-type="time">
            <text:p>15:00:23.0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956446" calcext:value-type="float">
            <text:p>-4.96E-10</text:p>
          </table:table-cell>
          <table:table-cell table:formula="of:=[.C84]*10^9" office:value-type="float" office:value="-0.4956446" calcext:value-type="float">
            <text:p>-0.4956446</text:p>
          </table:table-cell>
          <table:table-cell table:formula="of:=[.$N$1]*[.D84]" office:value-type="float" office:value="-0.41251068850651" calcext:value-type="float">
            <text:p>-0.41251068850651</text:p>
          </table:table-cell>
          <table:table-cell table:number-columns-repeated="9"/>
        </table:table-row>
        <table:table-row table:style-name="ro1">
          <table:table-cell office:value-type="time" office:time-value="PT15H00M23.474S" calcext:value-type="time">
            <text:p>15:00:23.4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78838" calcext:value-type="float">
            <text:p>-1.79E-10</text:p>
          </table:table-cell>
          <table:table-cell table:formula="of:=[.C85]*10^9" office:value-type="float" office:value="-0.178838" calcext:value-type="float">
            <text:p>-0.178838</text:p>
          </table:table-cell>
          <table:table-cell table:formula="of:=[.$N$1]*[.D85]" office:value-type="float" office:value="-0.148841703331635" calcext:value-type="float">
            <text:p>-0.148841703331635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84106567812194" calcext:value-type="float">
            <text:p>-0.284106567812194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09741249320795" calcext:value-type="float">
            <text:p>0.109741249320795</text:p>
          </table:table-cell>
          <table:table-cell/>
          <table:table-cell table:formula="of:=(MAX([.E84:.E88])-MIN([.E84:.E88]))/2" office:value-type="float" office:value="0.131834492587437" calcext:value-type="float">
            <text:p>0.131834492587437</text:p>
          </table:table-cell>
          <table:table-cell table:number-columns-repeated="2"/>
        </table:table-row>
        <table:table-row table:style-name="ro1">
          <table:table-cell office:value-type="time" office:time-value="PT15H00M23.858S" calcext:value-type="time">
            <text:p>15:00:23.8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903172" calcext:value-type="float">
            <text:p>-1.90E-10</text:p>
          </table:table-cell>
          <table:table-cell table:formula="of:=[.C86]*10^9" office:value-type="float" office:value="-0.1903172" calcext:value-type="float">
            <text:p>-0.1903172</text:p>
          </table:table-cell>
          <table:table-cell table:formula="of:=[.$N$1]*[.D86]" office:value-type="float" office:value="-0.158395510021961" calcext:value-type="float">
            <text:p>-0.158395510021961</text:p>
          </table:table-cell>
          <table:table-cell table:number-columns-repeated="9"/>
        </table:table-row>
        <table:table-row table:style-name="ro1">
          <table:table-cell office:value-type="time" office:time-value="PT15H00M24.242S" calcext:value-type="time">
            <text:p>15:00:24.2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922053" calcext:value-type="float">
            <text:p>-3.92E-10</text:p>
          </table:table-cell>
          <table:table-cell table:formula="of:=[.C87]*10^9" office:value-type="float" office:value="-0.3922053" calcext:value-type="float">
            <text:p>-0.3922053</text:p>
          </table:table-cell>
          <table:table-cell table:formula="of:=[.$N$1]*[.D87]" office:value-type="float" office:value="-0.326421145996349" calcext:value-type="float">
            <text:p>-0.326421145996349</text:p>
          </table:table-cell>
          <table:table-cell table:number-columns-repeated="9"/>
        </table:table-row>
        <table:table-row table:style-name="ro1">
          <table:table-cell office:value-type="time" office:time-value="PT15H00M24.626S" calcext:value-type="time">
            <text:p>15:00:24.6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498099" calcext:value-type="float">
            <text:p>-4.50E-10</text:p>
          </table:table-cell>
          <table:table-cell table:formula="of:=[.C88]*10^9" office:value-type="float" office:value="-0.4498099" calcext:value-type="float">
            <text:p>-0.4498099</text:p>
          </table:table-cell>
          <table:table-cell table:formula="of:=[.$N$1]*[.D88]" office:value-type="float" office:value="-0.374363791204513" calcext:value-type="float">
            <text:p>-0.374363791204513</text:p>
          </table:table-cell>
          <table:table-cell table:number-columns-repeated="9"/>
        </table:table-row>
        <table:table-row table:style-name="ro1">
          <table:table-cell office:value-type="time" office:time-value="PT15H00M25.01S" calcext:value-type="time">
            <text:p>15:00:25.0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835825" calcext:value-type="float">
            <text:p>-4.84E-10</text:p>
          </table:table-cell>
          <table:table-cell table:formula="of:=[.C89]*10^9" office:value-type="float" office:value="-0.4835825" calcext:value-type="float">
            <text:p>-0.4835825</text:p>
          </table:table-cell>
          <table:table-cell table:formula="of:=[.$N$1]*[.D89]" office:value-type="float" office:value="-0.402471750977816" calcext:value-type="float">
            <text:p>-0.402471750977816</text:p>
          </table:table-cell>
          <table:table-cell table:number-columns-repeated="9"/>
        </table:table-row>
        <table:table-row table:style-name="ro1">
          <table:table-cell office:value-type="time" office:time-value="PT15H00M25.394S" calcext:value-type="time">
            <text:p>15:00:25.3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042922" calcext:value-type="float">
            <text:p>-2.04E-10</text:p>
          </table:table-cell>
          <table:table-cell table:formula="of:=[.C90]*10^9" office:value-type="float" office:value="-0.2042922" calcext:value-type="float">
            <text:p>-0.2042922</text:p>
          </table:table-cell>
          <table:table-cell table:formula="of:=[.$N$1]*[.D90]" office:value-type="float" office:value="-0.170026498984372" calcext:value-type="float">
            <text:p>-0.17002649898437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82271742891512" calcext:value-type="float">
            <text:p>-0.282271742891512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08919978514038" calcext:value-type="float">
            <text:p>0.108919978514038</text:p>
          </table:table-cell>
          <table:table-cell/>
          <table:table-cell table:formula="of:=(MAX([.E89:.E93])-MIN([.E89:.E93]))/2" office:value-type="float" office:value="0.130847835169552" calcext:value-type="float">
            <text:p>0.130847835169552</text:p>
          </table:table-cell>
          <table:table-cell table:number-columns-repeated="2"/>
        </table:table-row>
        <table:table-row table:style-name="ro1">
          <table:table-cell office:value-type="time" office:time-value="PT15H00M25.778S" calcext:value-type="time">
            <text:p>15:00:25.7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691469" calcext:value-type="float">
            <text:p>-1.69E-10</text:p>
          </table:table-cell>
          <table:table-cell table:formula="of:=[.C91]*10^9" office:value-type="float" office:value="-0.1691469" calcext:value-type="float">
            <text:p>-0.1691469</text:p>
          </table:table-cell>
          <table:table-cell table:formula="of:=[.$N$1]*[.D91]" office:value-type="float" office:value="-0.140776080638711" calcext:value-type="float">
            <text:p>-0.140776080638711</text:p>
          </table:table-cell>
          <table:table-cell table:number-columns-repeated="9"/>
        </table:table-row>
        <table:table-row table:style-name="ro1">
          <table:table-cell office:value-type="time" office:time-value="PT15H00M26.161S" calcext:value-type="time">
            <text:p>15:00:26.1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193646" calcext:value-type="float">
            <text:p>-4.19E-10</text:p>
          </table:table-cell>
          <table:table-cell table:formula="of:=[.C92]*10^9" office:value-type="float" office:value="-0.4193646" calcext:value-type="float">
            <text:p>-0.4193646</text:p>
          </table:table-cell>
          <table:table-cell table:formula="of:=[.$N$1]*[.D92]" office:value-type="float" office:value="-0.349025047143169" calcext:value-type="float">
            <text:p>-0.349025047143169</text:p>
          </table:table-cell>
          <table:table-cell table:number-columns-repeated="9"/>
        </table:table-row>
        <table:table-row table:style-name="ro1">
          <table:table-cell office:value-type="time" office:time-value="PT15H00M26.545S" calcext:value-type="time">
            <text:p>15:00:26.5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194058" calcext:value-type="float">
            <text:p>-4.19E-10</text:p>
          </table:table-cell>
          <table:table-cell table:formula="of:=[.C93]*10^9" office:value-type="float" office:value="-0.4194058" calcext:value-type="float">
            <text:p>-0.4194058</text:p>
          </table:table-cell>
          <table:table-cell table:formula="of:=[.$N$1]*[.D93]" office:value-type="float" office:value="-0.349059336713491" calcext:value-type="float">
            <text:p>-0.349059336713491</text:p>
          </table:table-cell>
          <table:table-cell table:number-columns-repeated="9"/>
        </table:table-row>
        <table:table-row table:style-name="ro1">
          <table:table-cell office:value-type="time" office:time-value="PT15H00M26.929S" calcext:value-type="time">
            <text:p>15:00:26.9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5165" calcext:value-type="float">
            <text:p>-2.75E-10</text:p>
          </table:table-cell>
          <table:table-cell table:formula="of:=[.C94]*10^9" office:value-type="float" office:value="-0.275165" calcext:value-type="float">
            <text:p>-0.275165</text:p>
          </table:table-cell>
          <table:table-cell table:formula="of:=[.$N$1]*[.D94]" office:value-type="float" office:value="-0.229011883924275" calcext:value-type="float">
            <text:p>-0.229011883924275</text:p>
          </table:table-cell>
          <table:table-cell table:number-columns-repeated="9"/>
        </table:table-row>
        <table:table-row table:style-name="ro1">
          <table:table-cell office:value-type="time" office:time-value="PT15H00M27.313S" calcext:value-type="time">
            <text:p>15:00:27.3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319093" calcext:value-type="float">
            <text:p>-2.32E-10</text:p>
          </table:table-cell>
          <table:table-cell table:formula="of:=[.C95]*10^9" office:value-type="float" office:value="-0.2319093" calcext:value-type="float">
            <text:p>-0.2319093</text:p>
          </table:table-cell>
          <table:table-cell table:formula="of:=[.$N$1]*[.D95]" office:value-type="float" office:value="-0.193011413851907" calcext:value-type="float">
            <text:p>-0.19301141385190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59494496314918" calcext:value-type="float">
            <text:p>-0.25949449631491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1326890185585" calcext:value-type="float">
            <text:p>0.101326890185585</text:p>
          </table:table-cell>
          <table:table-cell/>
          <table:table-cell table:formula="of:=(MAX([.E94:.E98])-MIN([.E94:.E98]))/2" office:value-type="float" office:value="0.121726601396093" calcext:value-type="float">
            <text:p>0.121726601396093</text:p>
          </table:table-cell>
          <table:table-cell table:number-columns-repeated="2"/>
        </table:table-row>
        <table:table-row table:style-name="ro1">
          <table:table-cell office:value-type="time" office:time-value="PT15H00M27.697S" calcext:value-type="time">
            <text:p>15:00:27.7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288055" calcext:value-type="float">
            <text:p>-4.29E-10</text:p>
          </table:table-cell>
          <table:table-cell table:formula="of:=[.C96]*10^9" office:value-type="float" office:value="-0.4288055" calcext:value-type="float">
            <text:p>-0.4288055</text:p>
          </table:table-cell>
          <table:table-cell table:formula="of:=[.$N$1]*[.D96]" office:value-type="float" office:value="-0.356882435600787" calcext:value-type="float">
            <text:p>-0.356882435600787</text:p>
          </table:table-cell>
          <table:table-cell table:number-columns-repeated="9"/>
        </table:table-row>
        <table:table-row table:style-name="ro1">
          <table:table-cell office:value-type="time" office:time-value="PT15H00M28.081S" calcext:value-type="time">
            <text:p>15:00:28.0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577955" calcext:value-type="float">
            <text:p>-4.58E-10</text:p>
          </table:table-cell>
          <table:table-cell table:formula="of:=[.C97]*10^9" office:value-type="float" office:value="-0.4577955" calcext:value-type="float">
            <text:p>-0.4577955</text:p>
          </table:table-cell>
          <table:table-cell table:formula="of:=[.$N$1]*[.D97]" office:value-type="float" office:value="-0.381009975494905" calcext:value-type="float">
            <text:p>-0.381009975494905</text:p>
          </table:table-cell>
          <table:table-cell table:number-columns-repeated="9"/>
        </table:table-row>
        <table:table-row table:style-name="ro1">
          <table:table-cell office:value-type="time" office:time-value="PT15H00M28.456S" calcext:value-type="time">
            <text:p>15:00:28.4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652788" calcext:value-type="float">
            <text:p>-1.65E-10</text:p>
          </table:table-cell>
          <table:table-cell table:formula="of:=[.C98]*10^9" office:value-type="float" office:value="-0.1652788" calcext:value-type="float">
            <text:p>-0.1652788</text:p>
          </table:table-cell>
          <table:table-cell table:formula="of:=[.$N$1]*[.D98]" office:value-type="float" office:value="-0.137556772702718" calcext:value-type="float">
            <text:p>-0.137556772702718</text:p>
          </table:table-cell>
          <table:table-cell table:number-columns-repeated="9"/>
        </table:table-row>
        <table:table-row table:style-name="ro1">
          <table:table-cell office:value-type="time" office:time-value="PT15H00M28.833S" calcext:value-type="time">
            <text:p>15:00:28.8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955994" calcext:value-type="float">
            <text:p>-1.96E-10</text:p>
          </table:table-cell>
          <table:table-cell table:formula="of:=[.C99]*10^9" office:value-type="float" office:value="-0.1955994" calcext:value-type="float">
            <text:p>-0.1955994</text:p>
          </table:table-cell>
          <table:table-cell table:formula="of:=[.$N$1]*[.D99]" office:value-type="float" office:value="-0.162791732554859" calcext:value-type="float">
            <text:p>-0.162791732554859</text:p>
          </table:table-cell>
          <table:table-cell table:number-columns-repeated="9"/>
        </table:table-row>
        <table:table-row table:style-name="ro1">
          <table:table-cell office:value-type="time" office:time-value="PT15H00M29.216S" calcext:value-type="time">
            <text:p>15:00:29.2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50085" calcext:value-type="float">
            <text:p>-5.25E-10</text:p>
          </table:table-cell>
          <table:table-cell table:formula="of:=[.C100]*10^9" office:value-type="float" office:value="-0.5250085" calcext:value-type="float">
            <text:p>-0.5250085</text:p>
          </table:table-cell>
          <table:table-cell table:formula="of:=[.$N$1]*[.D100]" office:value-type="float" office:value="-0.436949414574011" calcext:value-type="float">
            <text:p>-0.436949414574011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56130007003999" calcext:value-type="float">
            <text:p>-0.256130007003999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20208641810482" calcext:value-type="float">
            <text:p>0.120208641810482</text:p>
          </table:table-cell>
          <table:table-cell/>
          <table:table-cell table:formula="of:=(MAX([.E99:.E103])-MIN([.E99:.E103]))/2" office:value-type="float" office:value="0.144417350034736" calcext:value-type="float">
            <text:p>0.144417350034736</text:p>
          </table:table-cell>
          <table:table-cell table:number-columns-repeated="2"/>
        </table:table-row>
        <table:table-row table:style-name="ro1">
          <table:table-cell office:value-type="time" office:time-value="PT15H00M29.6S" calcext:value-type="time">
            <text:p>15:00:29.6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991638" calcext:value-type="float">
            <text:p>-2.99E-10</text:p>
          </table:table-cell>
          <table:table-cell table:formula="of:=[.C101]*10^9" office:value-type="float" office:value="-0.2991638" calcext:value-type="float">
            <text:p>-0.2991638</text:p>
          </table:table-cell>
          <table:table-cell table:formula="of:=[.$N$1]*[.D101]" office:value-type="float" office:value="-0.248985392182672" calcext:value-type="float">
            <text:p>-0.248985392182672</text:p>
          </table:table-cell>
          <table:table-cell table:number-columns-repeated="9"/>
        </table:table-row>
        <table:table-row table:style-name="ro1">
          <table:table-cell office:value-type="time" office:time-value="PT15H00M29.984S" calcext:value-type="time">
            <text:p>15:00:29.9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779645" calcext:value-type="float">
            <text:p>-1.78E-10</text:p>
          </table:table-cell>
          <table:table-cell table:formula="of:=[.C102]*10^9" office:value-type="float" office:value="-0.1779645" calcext:value-type="float">
            <text:p>-0.1779645</text:p>
          </table:table-cell>
          <table:table-cell table:formula="of:=[.$N$1]*[.D102]" office:value-type="float" office:value="-0.14811471450454" calcext:value-type="float">
            <text:p>-0.14811471450454</text:p>
          </table:table-cell>
          <table:table-cell table:number-columns-repeated="9"/>
        </table:table-row>
        <table:table-row table:style-name="ro1">
          <table:table-cell office:value-type="time" office:time-value="PT15H00M30.368S" calcext:value-type="time">
            <text:p>15:00:30.3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10052" calcext:value-type="float">
            <text:p>-3.41E-10</text:p>
          </table:table-cell>
          <table:table-cell table:formula="of:=[.C103]*10^9" office:value-type="float" office:value="-0.3410052" calcext:value-type="float">
            <text:p>-0.3410052</text:p>
          </table:table-cell>
          <table:table-cell table:formula="of:=[.$N$1]*[.D103]" office:value-type="float" office:value="-0.283808781203911" calcext:value-type="float">
            <text:p>-0.283808781203911</text:p>
          </table:table-cell>
          <table:table-cell table:number-columns-repeated="9"/>
        </table:table-row>
        <table:table-row table:style-name="ro1">
          <table:table-cell office:value-type="time" office:time-value="PT15H00M30.752S" calcext:value-type="time">
            <text:p>15:00:30.7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830003" calcext:value-type="float">
            <text:p>-4.83E-10</text:p>
          </table:table-cell>
          <table:table-cell table:formula="of:=[.C104]*10^9" office:value-type="float" office:value="-0.4830003" calcext:value-type="float">
            <text:p>-0.4830003</text:p>
          </table:table-cell>
          <table:table-cell table:formula="of:=[.$N$1]*[.D104]" office:value-type="float" office:value="-0.401987202729235" calcext:value-type="float">
            <text:p>-0.401987202729235</text:p>
          </table:table-cell>
          <table:table-cell table:number-columns-repeated="9"/>
        </table:table-row>
        <table:table-row table:style-name="ro1">
          <table:table-cell office:value-type="time" office:time-value="PT15H00M31.135S" calcext:value-type="time">
            <text:p>15:00:31.1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871725" calcext:value-type="float">
            <text:p>-3.87E-10</text:p>
          </table:table-cell>
          <table:table-cell table:formula="of:=[.C105]*10^9" office:value-type="float" office:value="-0.3871725" calcext:value-type="float">
            <text:p>-0.3871725</text:p>
          </table:table-cell>
          <table:table-cell table:formula="of:=[.$N$1]*[.D105]" office:value-type="float" office:value="-0.322232491881858" calcext:value-type="float">
            <text:p>-0.32223249188185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70370948276018" calcext:value-type="float">
            <text:p>-0.270370948276018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0968286072371" calcext:value-type="float">
            <text:p>0.100968286072371</text:p>
          </table:table-cell>
          <table:table-cell/>
          <table:table-cell table:formula="of:=(MAX([.E104:.E108])-MIN([.E104:.E108]))/2" office:value-type="float" office:value="0.121293862025002" calcext:value-type="float">
            <text:p>0.121293862025002</text:p>
          </table:table-cell>
          <table:table-cell table:number-columns-repeated="2"/>
        </table:table-row>
        <table:table-row table:style-name="ro1">
          <table:table-cell office:value-type="time" office:time-value="PT15H00M31.511S" calcext:value-type="time">
            <text:p>15:00:31.5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15235" calcext:value-type="float">
            <text:p>-1.92E-10</text:p>
          </table:table-cell>
          <table:table-cell table:formula="of:=[.C106]*10^9" office:value-type="float" office:value="-0.1915235" calcext:value-type="float">
            <text:p>-0.1915235</text:p>
          </table:table-cell>
          <table:table-cell table:formula="of:=[.$N$1]*[.D106]" office:value-type="float" office:value="-0.159399478679232" calcext:value-type="float">
            <text:p>-0.159399478679232</text:p>
          </table:table-cell>
          <table:table-cell table:number-columns-repeated="9"/>
        </table:table-row>
        <table:table-row table:style-name="ro1">
          <table:table-cell office:value-type="time" office:time-value="PT15H00M31.888S" calcext:value-type="time">
            <text:p>15:00:31.8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95507" calcext:value-type="float">
            <text:p>-2.00E-10</text:p>
          </table:table-cell>
          <table:table-cell table:formula="of:=[.C107]*10^9" office:value-type="float" office:value="-0.1995507" calcext:value-type="float">
            <text:p>-0.1995507</text:p>
          </table:table-cell>
          <table:table-cell table:formula="of:=[.$N$1]*[.D107]" office:value-type="float" office:value="-0.166080285448396" calcext:value-type="float">
            <text:p>-0.166080285448396</text:p>
          </table:table-cell>
          <table:table-cell table:number-columns-repeated="9"/>
        </table:table-row>
        <table:table-row table:style-name="ro1">
          <table:table-cell office:value-type="time" office:time-value="PT15H00M32.271S" calcext:value-type="time">
            <text:p>15:00:32.2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30491" calcext:value-type="float">
            <text:p>-3.63E-10</text:p>
          </table:table-cell>
          <table:table-cell table:formula="of:=[.C108]*10^9" office:value-type="float" office:value="-0.3630491" calcext:value-type="float">
            <text:p>-0.3630491</text:p>
          </table:table-cell>
          <table:table-cell table:formula="of:=[.$N$1]*[.D108]" office:value-type="float" office:value="-0.30215528264137" calcext:value-type="float">
            <text:p>-0.30215528264137</text:p>
          </table:table-cell>
          <table:table-cell table:number-columns-repeated="9"/>
        </table:table-row>
        <table:table-row table:style-name="ro1">
          <table:table-cell office:value-type="time" office:time-value="PT15H00M32.655S" calcext:value-type="time">
            <text:p>15:00:32.6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474266" calcext:value-type="float">
            <text:p>-5.47E-10</text:p>
          </table:table-cell>
          <table:table-cell table:formula="of:=[.C109]*10^9" office:value-type="float" office:value="-0.5474266" calcext:value-type="float">
            <text:p>-0.5474266</text:p>
          </table:table-cell>
          <table:table-cell table:formula="of:=[.$N$1]*[.D109]" office:value-type="float" office:value="-0.455607351866191" calcext:value-type="float">
            <text:p>-0.455607351866191</text:p>
          </table:table-cell>
          <table:table-cell table:number-columns-repeated="9"/>
        </table:table-row>
        <table:table-row table:style-name="ro1">
          <table:table-cell office:value-type="time" office:time-value="PT15H00M33.03S" calcext:value-type="time">
            <text:p>15:00:33.0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413508" calcext:value-type="float">
            <text:p>-2.41E-10</text:p>
          </table:table-cell>
          <table:table-cell table:formula="of:=[.C110]*10^9" office:value-type="float" office:value="-0.2413508" calcext:value-type="float">
            <text:p>-0.2413508</text:p>
          </table:table-cell>
          <table:table-cell table:formula="of:=[.$N$1]*[.D110]" office:value-type="float" office:value="-0.2008693016722" calcext:value-type="float">
            <text:p>-0.2008693016722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80541035088482" calcext:value-type="float">
            <text:p>-0.280541035088482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3226150986604" calcext:value-type="float">
            <text:p>0.113226150986604</text:p>
          </table:table-cell>
          <table:table-cell/>
          <table:table-cell table:formula="of:=(MAX([.E109:.E113])-MIN([.E109:.E113]))/2" office:value-type="float" office:value="0.136022980247704" calcext:value-type="float">
            <text:p>0.136022980247704</text:p>
          </table:table-cell>
          <table:table-cell table:number-columns-repeated="2"/>
        </table:table-row>
        <table:table-row table:style-name="ro1">
          <table:table-cell office:value-type="time" office:time-value="PT15H00M33.406S" calcext:value-type="time">
            <text:p>15:00:33.4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205548" calcext:value-type="float">
            <text:p>-2.21E-10</text:p>
          </table:table-cell>
          <table:table-cell table:formula="of:=[.C111]*10^9" office:value-type="float" office:value="-0.2205548" calcext:value-type="float">
            <text:p>-0.2205548</text:p>
          </table:table-cell>
          <table:table-cell table:formula="of:=[.$N$1]*[.D111]" office:value-type="float" office:value="-0.183561391370784" calcext:value-type="float">
            <text:p>-0.183561391370784</text:p>
          </table:table-cell>
          <table:table-cell table:number-columns-repeated="9"/>
        </table:table-row>
        <table:table-row table:style-name="ro1">
          <table:table-cell office:value-type="time" office:time-value="PT15H00M33.791S" calcext:value-type="time">
            <text:p>15:00:33.7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284856" calcext:value-type="float">
            <text:p>-3.28E-10</text:p>
          </table:table-cell>
          <table:table-cell table:formula="of:=[.C112]*10^9" office:value-type="float" office:value="-0.3284856" calcext:value-type="float">
            <text:p>-0.3284856</text:p>
          </table:table-cell>
          <table:table-cell table:formula="of:=[.$N$1]*[.D112]" office:value-type="float" office:value="-0.27338907963584" calcext:value-type="float">
            <text:p>-0.27338907963584</text:p>
          </table:table-cell>
          <table:table-cell table:number-columns-repeated="9"/>
        </table:table-row>
        <table:table-row table:style-name="ro1">
          <table:table-cell office:value-type="time" office:time-value="PT15H00M34.174S" calcext:value-type="time">
            <text:p>15:00:34.1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475767" calcext:value-type="float">
            <text:p>-3.48E-10</text:p>
          </table:table-cell>
          <table:table-cell table:formula="of:=[.C113]*10^9" office:value-type="float" office:value="-0.3475767" calcext:value-type="float">
            <text:p>-0.3475767</text:p>
          </table:table-cell>
          <table:table-cell table:formula="of:=[.$N$1]*[.D113]" office:value-type="float" office:value="-0.289278050897398" calcext:value-type="float">
            <text:p>-0.289278050897398</text:p>
          </table:table-cell>
          <table:table-cell table:number-columns-repeated="9"/>
        </table:table-row>
        <table:table-row table:style-name="ro1">
          <table:table-cell office:value-type="time" office:time-value="PT15H00M34.558S" calcext:value-type="time">
            <text:p>15:00:34.5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47996" calcext:value-type="float">
            <text:p>-5.25E-10</text:p>
          </table:table-cell>
          <table:table-cell table:formula="of:=[.C114]*10^9" office:value-type="float" office:value="-0.5247996" calcext:value-type="float">
            <text:p>-0.5247996</text:p>
          </table:table-cell>
          <table:table-cell table:formula="of:=[.$N$1]*[.D114]" office:value-type="float" office:value="-0.43677555313614" calcext:value-type="float">
            <text:p>-0.43677555313614</text:p>
          </table:table-cell>
          <table:table-cell table:number-columns-repeated="9"/>
        </table:table-row>
        <table:table-row table:style-name="ro1">
          <table:table-cell office:value-type="time" office:time-value="PT15H00M34.941S" calcext:value-type="time">
            <text:p>15:00:34.9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184207" calcext:value-type="float">
            <text:p>-3.18E-10</text:p>
          </table:table-cell>
          <table:table-cell table:formula="of:=[.C115]*10^9" office:value-type="float" office:value="-0.3184207" calcext:value-type="float">
            <text:p>-0.3184207</text:p>
          </table:table-cell>
          <table:table-cell table:formula="of:=[.$N$1]*[.D115]" office:value-type="float" office:value="-0.265012353996643" calcext:value-type="float">
            <text:p>-0.26501235399664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47100253713947" calcext:value-type="float">
            <text:p>-0.347100253713947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85918238905471" calcext:value-type="float">
            <text:p>0.085918238905471</text:p>
          </table:table-cell>
          <table:table-cell/>
          <table:table-cell table:formula="of:=(MAX([.E114:.E118])-MIN([.E114:.E118]))/2" office:value-type="float" office:value="0.103189468257608" calcext:value-type="float">
            <text:p>0.103189468257608</text:p>
          </table:table-cell>
          <table:table-cell table:number-columns-repeated="2"/>
        </table:table-row>
        <table:table-row table:style-name="ro1">
          <table:table-cell office:value-type="time" office:time-value="PT15H00M35.325S" calcext:value-type="time">
            <text:p>15:00:35.3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768288" calcext:value-type="float">
            <text:p>-2.77E-10</text:p>
          </table:table-cell>
          <table:table-cell table:formula="of:=[.C116]*10^9" office:value-type="float" office:value="-0.2768288" calcext:value-type="float">
            <text:p>-0.2768288</text:p>
          </table:table-cell>
          <table:table-cell table:formula="of:=[.$N$1]*[.D116]" office:value-type="float" office:value="-0.230396616620923" calcext:value-type="float">
            <text:p>-0.230396616620923</text:p>
          </table:table-cell>
          <table:table-cell table:number-columns-repeated="9"/>
        </table:table-row>
        <table:table-row table:style-name="ro1">
          <table:table-cell office:value-type="time" office:time-value="PT15H00M35.71S" calcext:value-type="time">
            <text:p>15:00:35.7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549672" calcext:value-type="float">
            <text:p>-4.55E-10</text:p>
          </table:table-cell>
          <table:table-cell table:formula="of:=[.C117]*10^9" office:value-type="float" office:value="-0.4549672" calcext:value-type="float">
            <text:p>-0.4549672</text:p>
          </table:table-cell>
          <table:table-cell table:formula="of:=[.$N$1]*[.D117]" office:value-type="float" office:value="-0.378656063073982" calcext:value-type="float">
            <text:p>-0.378656063073982</text:p>
          </table:table-cell>
          <table:table-cell table:number-columns-repeated="9"/>
        </table:table-row>
        <table:table-row table:style-name="ro1">
          <table:table-cell office:value-type="time" office:time-value="PT15H00M36.094S" calcext:value-type="time">
            <text:p>15:00:36.0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102432" calcext:value-type="float">
            <text:p>-5.10E-10</text:p>
          </table:table-cell>
          <table:table-cell table:formula="of:=[.C118]*10^9" office:value-type="float" office:value="-0.5102432" calcext:value-type="float">
            <text:p>-0.5102432</text:p>
          </table:table-cell>
          <table:table-cell table:formula="of:=[.$N$1]*[.D118]" office:value-type="float" office:value="-0.424660681742048" calcext:value-type="float">
            <text:p>-0.424660681742048</text:p>
          </table:table-cell>
          <table:table-cell table:number-columns-repeated="9"/>
        </table:table-row>
        <table:table-row table:style-name="ro1">
          <table:table-cell office:value-type="time" office:time-value="PT15H00M36.478S" calcext:value-type="time">
            <text:p>15:00:36.4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014961" calcext:value-type="float">
            <text:p>-6.01E-10</text:p>
          </table:table-cell>
          <table:table-cell table:formula="of:=[.C119]*10^9" office:value-type="float" office:value="-0.6014961" calcext:value-type="float">
            <text:p>-0.6014961</text:p>
          </table:table-cell>
          <table:table-cell table:formula="of:=[.$N$1]*[.D119]" office:value-type="float" office:value="-0.500607835422761" calcext:value-type="float">
            <text:p>-0.500607835422761</text:p>
          </table:table-cell>
          <table:table-cell table:number-columns-repeated="9"/>
        </table:table-row>
        <table:table-row table:style-name="ro1">
          <table:table-cell office:value-type="time" office:time-value="PT15H00M36.861S" calcext:value-type="time">
            <text:p>15:00:36.8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883077" calcext:value-type="float">
            <text:p>-2.88E-10</text:p>
          </table:table-cell>
          <table:table-cell table:formula="of:=[.C120]*10^9" office:value-type="float" office:value="-0.2883077" calcext:value-type="float">
            <text:p>-0.2883077</text:p>
          </table:table-cell>
          <table:table-cell table:formula="of:=[.$N$1]*[.D120]" office:value-type="float" office:value="-0.239950173629912" calcext:value-type="float">
            <text:p>-0.239950173629912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418298135450825" calcext:value-type="float">
            <text:p>-0.41829813545082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8511037214169" calcext:value-type="float">
            <text:p>0.108511037214169</text:p>
          </table:table-cell>
          <table:table-cell/>
          <table:table-cell table:formula="of:=(MAX([.E119:.E123])-MIN([.E119:.E123]))/2" office:value-type="float" office:value="0.130328830896425" calcext:value-type="float">
            <text:p>0.130328830896425</text:p>
          </table:table-cell>
          <table:table-cell table:number-columns-repeated="2"/>
        </table:table-row>
        <table:table-row table:style-name="ro1">
          <table:table-cell office:value-type="time" office:time-value="PT15H00M37.236S" calcext:value-type="time">
            <text:p>15:00:37.2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256321" calcext:value-type="float">
            <text:p>-5.26E-10</text:p>
          </table:table-cell>
          <table:table-cell table:formula="of:=[.C121]*10^9" office:value-type="float" office:value="-0.5256321" calcext:value-type="float">
            <text:p>-0.5256321</text:p>
          </table:table-cell>
          <table:table-cell table:formula="of:=[.$N$1]*[.D121]" office:value-type="float" office:value="-0.437468418847139" calcext:value-type="float">
            <text:p>-0.437468418847139</text:p>
          </table:table-cell>
          <table:table-cell table:number-columns-repeated="9"/>
        </table:table-row>
        <table:table-row table:style-name="ro1">
          <table:table-cell office:value-type="time" office:time-value="PT15H00M37.613S" calcext:value-type="time">
            <text:p>15:00:37.6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296662" calcext:value-type="float">
            <text:p>-5.30E-10</text:p>
          </table:table-cell>
          <table:table-cell table:formula="of:=[.C122]*10^9" office:value-type="float" office:value="-0.5296662" calcext:value-type="float">
            <text:p>-0.5296662</text:p>
          </table:table-cell>
          <table:table-cell table:formula="of:=[.$N$1]*[.D122]" office:value-type="float" office:value="-0.440825883789769" calcext:value-type="float">
            <text:p>-0.440825883789769</text:p>
          </table:table-cell>
          <table:table-cell table:number-columns-repeated="9"/>
        </table:table-row>
        <table:table-row table:style-name="ro1">
          <table:table-cell office:value-type="time" office:time-value="PT15H00M37.998S" calcext:value-type="time">
            <text:p>15:00:38.0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678899" calcext:value-type="float">
            <text:p>-5.68E-10</text:p>
          </table:table-cell>
          <table:table-cell table:formula="of:=[.C123]*10^9" office:value-type="float" office:value="-0.5678899" calcext:value-type="float">
            <text:p>-0.5678899</text:p>
          </table:table-cell>
          <table:table-cell table:formula="of:=[.$N$1]*[.D123]" office:value-type="float" office:value="-0.472638365564545" calcext:value-type="float">
            <text:p>-0.472638365564545</text:p>
          </table:table-cell>
          <table:table-cell table:number-columns-repeated="9"/>
        </table:table-row>
        <table:table-row table:style-name="ro1">
          <table:table-cell office:value-type="time" office:time-value="PT15H00M38.382S" calcext:value-type="time">
            <text:p>15:00:38.3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618582" calcext:value-type="float">
            <text:p>-5.62E-10</text:p>
          </table:table-cell>
          <table:table-cell table:formula="of:=[.C124]*10^9" office:value-type="float" office:value="-0.5618582" calcext:value-type="float">
            <text:p>-0.5618582</text:p>
          </table:table-cell>
          <table:table-cell table:formula="of:=[.$N$1]*[.D124]" office:value-type="float" office:value="-0.467618355823968" calcext:value-type="float">
            <text:p>-0.467618355823968</text:p>
          </table:table-cell>
          <table:table-cell table:number-columns-repeated="9"/>
        </table:table-row>
        <table:table-row table:style-name="ro1">
          <table:table-cell office:value-type="time" office:time-value="PT15H00M38.765S" calcext:value-type="time">
            <text:p>15:00:38.7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770368" calcext:value-type="float">
            <text:p>-2.77E-10</text:p>
          </table:table-cell>
          <table:table-cell table:formula="of:=[.C125]*10^9" office:value-type="float" office:value="-0.2770368" calcext:value-type="float">
            <text:p>-0.2770368</text:p>
          </table:table-cell>
          <table:table-cell table:formula="of:=[.$N$1]*[.D125]" office:value-type="float" office:value="-0.230569729014782" calcext:value-type="float">
            <text:p>-0.230569729014782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401218650282191" calcext:value-type="float">
            <text:p>-0.401218650282191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1048547762867" calcext:value-type="float">
            <text:p>0.101048547762867</text:p>
          </table:table-cell>
          <table:table-cell/>
          <table:table-cell table:formula="of:=(MAX([.E124:.E128])-MIN([.E124:.E128]))/2" office:value-type="float" office:value="0.121363023755433" calcext:value-type="float">
            <text:p>0.121363023755433</text:p>
          </table:table-cell>
          <table:table-cell table:number-columns-repeated="2"/>
        </table:table-row>
        <table:table-row table:style-name="ro1">
          <table:table-cell office:value-type="time" office:time-value="PT15H00M39.148S" calcext:value-type="time">
            <text:p>15:00:39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596671" calcext:value-type="float">
            <text:p>-4.60E-10</text:p>
          </table:table-cell>
          <table:table-cell table:formula="of:=[.C126]*10^9" office:value-type="float" office:value="-0.4596671" calcext:value-type="float">
            <text:p>-0.4596671</text:p>
          </table:table-cell>
          <table:table-cell table:formula="of:=[.$N$1]*[.D126]" office:value-type="float" office:value="-0.382567654131187" calcext:value-type="float">
            <text:p>-0.382567654131187</text:p>
          </table:table-cell>
          <table:table-cell table:number-columns-repeated="9"/>
        </table:table-row>
        <table:table-row table:style-name="ro1">
          <table:table-cell office:value-type="time" office:time-value="PT15H00M39.524S" calcext:value-type="time">
            <text:p>15:00:39.5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431424" calcext:value-type="float">
            <text:p>-5.43E-10</text:p>
          </table:table-cell>
          <table:table-cell table:formula="of:=[.C127]*10^9" office:value-type="float" office:value="-0.5431424" calcext:value-type="float">
            <text:p>-0.5431424</text:p>
          </table:table-cell>
          <table:table-cell table:formula="of:=[.$N$1]*[.D127]" office:value-type="float" office:value="-0.452041735915368" calcext:value-type="float">
            <text:p>-0.452041735915368</text:p>
          </table:table-cell>
          <table:table-cell table:number-columns-repeated="9"/>
        </table:table-row>
        <table:table-row table:style-name="ro1">
          <table:table-cell office:value-type="time" office:time-value="PT15H00M39.901S" calcext:value-type="time">
            <text:p>15:00:39.9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686798" calcext:value-type="float">
            <text:p>-5.69E-10</text:p>
          </table:table-cell>
          <table:table-cell table:formula="of:=[.C128]*10^9" office:value-type="float" office:value="-0.5686798" calcext:value-type="float">
            <text:p>-0.5686798</text:p>
          </table:table-cell>
          <table:table-cell table:formula="of:=[.$N$1]*[.D128]" office:value-type="float" office:value="-0.473295776525648" calcext:value-type="float">
            <text:p>-0.473295776525648</text:p>
          </table:table-cell>
          <table:table-cell table:number-columns-repeated="9"/>
        </table:table-row>
        <table:table-row table:style-name="ro1">
          <table:table-cell office:value-type="time" office:time-value="PT15H00M40.285S" calcext:value-type="time">
            <text:p>15:00:40.2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561319" calcext:value-type="float">
            <text:p>-4.56E-10</text:p>
          </table:table-cell>
          <table:table-cell table:formula="of:=[.C129]*10^9" office:value-type="float" office:value="-0.4561319" calcext:value-type="float">
            <text:p>-0.4561319</text:p>
          </table:table-cell>
          <table:table-cell table:formula="of:=[.$N$1]*[.D129]" office:value-type="float" office:value="-0.379625409252481" calcext:value-type="float">
            <text:p>-0.379625409252481</text:p>
          </table:table-cell>
          <table:table-cell table:number-columns-repeated="9"/>
        </table:table-row>
        <table:table-row table:style-name="ro1">
          <table:table-cell office:value-type="time" office:time-value="PT15H00M40.668S" calcext:value-type="time">
            <text:p>15:00:40.6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746116" calcext:value-type="float">
            <text:p>-3.75E-10</text:p>
          </table:table-cell>
          <table:table-cell table:formula="of:=[.C130]*10^9" office:value-type="float" office:value="-0.3746116" calcext:value-type="float">
            <text:p>-0.3746116</text:p>
          </table:table-cell>
          <table:table-cell table:formula="of:=[.$N$1]*[.D130]" office:value-type="float" office:value="-0.311778417516352" calcext:value-type="float">
            <text:p>-0.31177841751635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59063601827145" calcext:value-type="float">
            <text:p>-0.359063601827145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950213321568324" calcext:value-type="float">
            <text:p>0.095021332156832</text:p>
          </table:table-cell>
          <table:table-cell/>
          <table:table-cell table:formula="of:=(MAX([.E129:.E133])-MIN([.E129:.E133]))/2" office:value-type="float" office:value="0.114128548620813" calcext:value-type="float">
            <text:p>0.114128548620813</text:p>
          </table:table-cell>
          <table:table-cell table:number-columns-repeated="2"/>
        </table:table-row>
        <table:table-row table:style-name="ro1">
          <table:table-cell office:value-type="time" office:time-value="PT15H00M41.051S" calcext:value-type="time">
            <text:p>15:00:41.0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146393" calcext:value-type="float">
            <text:p>-6.15E-10</text:p>
          </table:table-cell>
          <table:table-cell table:formula="of:=[.C131]*10^9" office:value-type="float" office:value="-0.6146393" calcext:value-type="float">
            <text:p>-0.6146393</text:p>
          </table:table-cell>
          <table:table-cell table:formula="of:=[.$N$1]*[.D131]" office:value-type="float" office:value="-0.51154654126396" calcext:value-type="float">
            <text:p>-0.51154654126396</text:p>
          </table:table-cell>
          <table:table-cell table:number-columns-repeated="9"/>
        </table:table-row>
        <table:table-row table:style-name="ro1">
          <table:table-cell office:value-type="time" office:time-value="PT15H00M41.435S" calcext:value-type="time">
            <text:p>15:00:41.4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713672" calcext:value-type="float">
            <text:p>-3.71E-10</text:p>
          </table:table-cell>
          <table:table-cell table:formula="of:=[.C132]*10^9" office:value-type="float" office:value="-0.3713672" calcext:value-type="float">
            <text:p>-0.3713672</text:p>
          </table:table-cell>
          <table:table-cell table:formula="of:=[.$N$1]*[.D132]" office:value-type="float" office:value="-0.309078197080599" calcext:value-type="float">
            <text:p>-0.309078197080599</text:p>
          </table:table-cell>
          <table:table-cell table:number-columns-repeated="9"/>
        </table:table-row>
        <table:table-row table:style-name="ro1">
          <table:table-cell office:value-type="time" office:time-value="PT15H00M41.819S" calcext:value-type="time">
            <text:p>15:00:41.8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403812" calcext:value-type="float">
            <text:p>-3.40E-10</text:p>
          </table:table-cell>
          <table:table-cell table:formula="of:=[.C133]*10^9" office:value-type="float" office:value="-0.3403812" calcext:value-type="float">
            <text:p>-0.3403812</text:p>
          </table:table-cell>
          <table:table-cell table:formula="of:=[.$N$1]*[.D133]" office:value-type="float" office:value="-0.283289444022334" calcext:value-type="float">
            <text:p>-0.283289444022334</text:p>
          </table:table-cell>
          <table:table-cell table:number-columns-repeated="9"/>
        </table:table-row>
        <table:table-row table:style-name="ro1">
          <table:table-cell office:value-type="time" office:time-value="PT15H00M42.203S" calcext:value-type="time">
            <text:p>15:00:42.2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743075" calcext:value-type="float">
            <text:p>-4.74E-10</text:p>
          </table:table-cell>
          <table:table-cell table:formula="of:=[.C134]*10^9" office:value-type="float" office:value="-0.4743075" calcext:value-type="float">
            <text:p>-0.4743075</text:p>
          </table:table-cell>
          <table:table-cell table:formula="of:=[.$N$1]*[.D134]" office:value-type="float" office:value="-0.394752436299722" calcext:value-type="float">
            <text:p>-0.394752436299722</text:p>
          </table:table-cell>
          <table:table-cell table:number-columns-repeated="9"/>
        </table:table-row>
        <table:table-row table:style-name="ro1">
          <table:table-cell office:value-type="time" office:time-value="PT15H00M42.586S" calcext:value-type="time">
            <text:p>15:00:42.5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04797" calcext:value-type="float">
            <text:p>-6.10E-10</text:p>
          </table:table-cell>
          <table:table-cell table:formula="of:=[.C135]*10^9" office:value-type="float" office:value="-0.6104797" calcext:value-type="float">
            <text:p>-0.6104797</text:p>
          </table:table-cell>
          <table:table-cell table:formula="of:=[.$N$1]*[.D135]" office:value-type="float" office:value="-0.508084626295227" calcext:value-type="float">
            <text:p>-0.508084626295227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12773353273346" calcext:value-type="float">
            <text:p>-0.41277335327334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716112118223751" calcext:value-type="float">
            <text:p>0.071611211822375</text:p>
          </table:table-cell>
          <table:table-cell/>
          <table:table-cell table:formula="of:=(MAX([.E134:.E138])-MIN([.E134:.E138]))/2" office:value-type="float" office:value="0.0859684470615712" calcext:value-type="float">
            <text:p>0.085968447061571</text:p>
          </table:table-cell>
          <table:table-cell table:number-columns-repeated="2"/>
        </table:table-row>
        <table:table-row table:style-name="ro1">
          <table:table-cell office:value-type="time" office:time-value="PT15H00M42.97S" calcext:value-type="time">
            <text:p>15:00:42.9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416162" calcext:value-type="float">
            <text:p>-4.42E-10</text:p>
          </table:table-cell>
          <table:table-cell table:formula="of:=[.C136]*10^9" office:value-type="float" office:value="-0.4416162" calcext:value-type="float">
            <text:p>-0.4416162</text:p>
          </table:table-cell>
          <table:table-cell table:formula="of:=[.$N$1]*[.D136]" office:value-type="float" office:value="-0.367544411293149" calcext:value-type="float">
            <text:p>-0.367544411293149</text:p>
          </table:table-cell>
          <table:table-cell table:number-columns-repeated="9"/>
        </table:table-row>
        <table:table-row table:style-name="ro1">
          <table:table-cell office:value-type="time" office:time-value="PT15H00M43.354S" calcext:value-type="time">
            <text:p>15:00:43.3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038921" calcext:value-type="float">
            <text:p>-4.04E-10</text:p>
          </table:table-cell>
          <table:table-cell table:formula="of:=[.C137]*10^9" office:value-type="float" office:value="-0.4038921" calcext:value-type="float">
            <text:p>-0.4038921</text:p>
          </table:table-cell>
          <table:table-cell table:formula="of:=[.$N$1]*[.D137]" office:value-type="float" office:value="-0.336147732172085" calcext:value-type="float">
            <text:p>-0.336147732172085</text:p>
          </table:table-cell>
          <table:table-cell table:number-columns-repeated="9"/>
        </table:table-row>
        <table:table-row table:style-name="ro1">
          <table:table-cell office:value-type="time" office:time-value="PT15H00M43.738S" calcext:value-type="time">
            <text:p>15:00:43.7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495055" calcext:value-type="float">
            <text:p>-5.50E-10</text:p>
          </table:table-cell>
          <table:table-cell table:formula="of:=[.C138]*10^9" office:value-type="float" office:value="-0.5495055" calcext:value-type="float">
            <text:p>-0.5495055</text:p>
          </table:table-cell>
          <table:table-cell table:formula="of:=[.$N$1]*[.D138]" office:value-type="float" office:value="-0.457337560306546" calcext:value-type="float">
            <text:p>-0.457337560306546</text:p>
          </table:table-cell>
          <table:table-cell table:number-columns-repeated="9"/>
        </table:table-row>
        <table:table-row table:style-name="ro1">
          <table:table-cell office:value-type="time" office:time-value="PT15H00M44.122S" calcext:value-type="time">
            <text:p>15:00:44.1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787317" calcext:value-type="float">
            <text:p>-6.79E-10</text:p>
          </table:table-cell>
          <table:table-cell table:formula="of:=[.C139]*10^9" office:value-type="float" office:value="-0.6787317" calcext:value-type="float">
            <text:p>-0.6787317</text:p>
          </table:table-cell>
          <table:table-cell table:formula="of:=[.$N$1]*[.D139]" office:value-type="float" office:value="-0.564888795072505" calcext:value-type="float">
            <text:p>-0.564888795072505</text:p>
          </table:table-cell>
          <table:table-cell table:number-columns-repeated="9"/>
        </table:table-row>
        <table:table-row table:style-name="ro1">
          <table:table-cell office:value-type="time" office:time-value="PT15H00M44.506S" calcext:value-type="time">
            <text:p>15:00:44.5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32385" calcext:value-type="float">
            <text:p>-5.13E-10</text:p>
          </table:table-cell>
          <table:table-cell table:formula="of:=[.C140]*10^9" office:value-type="float" office:value="-0.5132385" calcext:value-type="float">
            <text:p>-0.5132385</text:p>
          </table:table-cell>
          <table:table-cell table:formula="of:=[.$N$1]*[.D140]" office:value-type="float" office:value="-0.427153583440732" calcext:value-type="float">
            <text:p>-0.427153583440732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02762663026612" calcext:value-type="float">
            <text:p>-0.402762663026612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3582929821513" calcext:value-type="float">
            <text:p>0.103582929821513</text:p>
          </table:table-cell>
          <table:table-cell/>
          <table:table-cell table:formula="of:=(MAX([.E139:.E143])-MIN([.E139:.E143]))/2" office:value-type="float" office:value="0.124409011229785" calcext:value-type="float">
            <text:p>0.124409011229785</text:p>
          </table:table-cell>
          <table:table-cell table:number-columns-repeated="2"/>
        </table:table-row>
        <table:table-row table:style-name="ro1">
          <table:table-cell office:value-type="time" office:time-value="PT15H00M44.89S" calcext:value-type="time">
            <text:p>15:00:44.8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79769" calcext:value-type="float">
            <text:p>-3.80E-10</text:p>
          </table:table-cell>
          <table:table-cell table:formula="of:=[.C141]*10^9" office:value-type="float" office:value="-0.379769" calcext:value-type="float">
            <text:p>-0.379769</text:p>
          </table:table-cell>
          <table:table-cell table:formula="of:=[.$N$1]*[.D141]" office:value-type="float" office:value="-0.316070772612934" calcext:value-type="float">
            <text:p>-0.316070772612934</text:p>
          </table:table-cell>
          <table:table-cell table:number-columns-repeated="9"/>
        </table:table-row>
        <table:table-row table:style-name="ro1">
          <table:table-cell office:value-type="time" office:time-value="PT15H00M45.274S" calcext:value-type="time">
            <text:p>15:00:45.2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922879" calcext:value-type="float">
            <text:p>-3.92E-10</text:p>
          </table:table-cell>
          <table:table-cell table:formula="of:=[.C142]*10^9" office:value-type="float" office:value="-0.3922879" calcext:value-type="float">
            <text:p>-0.3922879</text:p>
          </table:table-cell>
          <table:table-cell table:formula="of:=[.$N$1]*[.D142]" office:value-type="float" office:value="-0.326489891591218" calcext:value-type="float">
            <text:p>-0.326489891591218</text:p>
          </table:table-cell>
          <table:table-cell table:number-columns-repeated="9"/>
        </table:table-row>
        <table:table-row table:style-name="ro1">
          <table:table-cell office:value-type="time" office:time-value="PT15H00M45.658S" calcext:value-type="time">
            <text:p>15:00:45.6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556331" calcext:value-type="float">
            <text:p>-4.56E-10</text:p>
          </table:table-cell>
          <table:table-cell table:formula="of:=[.C143]*10^9" office:value-type="float" office:value="-0.4556331" calcext:value-type="float">
            <text:p>-0.4556331</text:p>
          </table:table-cell>
          <table:table-cell table:formula="of:=[.$N$1]*[.D143]" office:value-type="float" office:value="-0.379210272415669" calcext:value-type="float">
            <text:p>-0.379210272415669</text:p>
          </table:table-cell>
          <table:table-cell table:number-columns-repeated="9"/>
        </table:table-row>
        <table:table-row table:style-name="ro1">
          <table:table-cell office:value-type="time" office:time-value="PT15H00M46.042S" calcext:value-type="time">
            <text:p>15:00:46.0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950372" calcext:value-type="float">
            <text:p>-6.95E-10</text:p>
          </table:table-cell>
          <table:table-cell table:formula="of:=[.C144]*10^9" office:value-type="float" office:value="-0.6950372" calcext:value-type="float">
            <text:p>-0.6950372</text:p>
          </table:table-cell>
          <table:table-cell table:formula="of:=[.$N$1]*[.D144]" office:value-type="float" office:value="-0.57845939189015" calcext:value-type="float">
            <text:p>-0.57845939189015</text:p>
          </table:table-cell>
          <table:table-cell table:number-columns-repeated="9"/>
        </table:table-row>
        <table:table-row table:style-name="ro1">
          <table:table-cell office:value-type="time" office:time-value="PT15H00M46.425S" calcext:value-type="time">
            <text:p>15:00:46.4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772763" calcext:value-type="float">
            <text:p>-6.77E-10</text:p>
          </table:table-cell>
          <table:table-cell table:formula="of:=[.C145]*10^9" office:value-type="float" office:value="-0.6772763" calcext:value-type="float">
            <text:p>-0.6772763</text:p>
          </table:table-cell>
          <table:table-cell table:formula="of:=[.$N$1]*[.D145]" office:value-type="float" office:value="-0.563677507678166" calcext:value-type="float">
            <text:p>-0.56367750767816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471128991944318" calcext:value-type="float">
            <text:p>-0.47112899194431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908004996243732" calcext:value-type="float">
            <text:p>0.090800499624373</text:p>
          </table:table-cell>
          <table:table-cell/>
          <table:table-cell table:formula="of:=(MAX([.E144:.E148])-MIN([.E144:.E148]))/2" office:value-type="float" office:value="0.109022939795099" calcext:value-type="float">
            <text:p>0.109022939795099</text:p>
          </table:table-cell>
          <table:table-cell table:number-columns-repeated="2"/>
        </table:table-row>
        <table:table-row table:style-name="ro1">
          <table:table-cell office:value-type="time" office:time-value="PT15H00M46.809S" calcext:value-type="time">
            <text:p>15:00:46.8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638138" calcext:value-type="float">
            <text:p>-5.64E-10</text:p>
          </table:table-cell>
          <table:table-cell table:formula="of:=[.C146]*10^9" office:value-type="float" office:value="-0.5638138" calcext:value-type="float">
            <text:p>-0.5638138</text:p>
          </table:table-cell>
          <table:table-cell table:formula="of:=[.$N$1]*[.D146]" office:value-type="float" office:value="-0.469245945234693" calcext:value-type="float">
            <text:p>-0.469245945234693</text:p>
          </table:table-cell>
          <table:table-cell table:number-columns-repeated="9"/>
        </table:table-row>
        <table:table-row table:style-name="ro1">
          <table:table-cell office:value-type="time" office:time-value="PT15H00M47.194S" calcext:value-type="time">
            <text:p>15:00:47.1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330482" calcext:value-type="float">
            <text:p>-4.33E-10</text:p>
          </table:table-cell>
          <table:table-cell table:formula="of:=[.C147]*10^9" office:value-type="float" office:value="-0.4330482" calcext:value-type="float">
            <text:p>-0.4330482</text:p>
          </table:table-cell>
          <table:table-cell table:formula="of:=[.$N$1]*[.D147]" office:value-type="float" office:value="-0.360413512299952" calcext:value-type="float">
            <text:p>-0.360413512299952</text:p>
          </table:table-cell>
          <table:table-cell table:number-columns-repeated="9"/>
        </table:table-row>
        <table:table-row table:style-name="ro1">
          <table:table-cell office:value-type="time" office:time-value="PT15H00M47.578S" calcext:value-type="time">
            <text:p>15:00:47.5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612062" calcext:value-type="float">
            <text:p>-4.61E-10</text:p>
          </table:table-cell>
          <table:table-cell table:formula="of:=[.C148]*10^9" office:value-type="float" office:value="-0.4612062" calcext:value-type="float">
            <text:p>-0.4612062</text:p>
          </table:table-cell>
          <table:table-cell table:formula="of:=[.$N$1]*[.D148]" office:value-type="float" office:value="-0.383848602618632" calcext:value-type="float">
            <text:p>-0.383848602618632</text:p>
          </table:table-cell>
          <table:table-cell table:number-columns-repeated="9"/>
        </table:table-row>
        <table:table-row table:style-name="ro1">
          <table:table-cell office:value-type="time" office:time-value="PT15H00M47.961S" calcext:value-type="time">
            <text:p>15:00:47.9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228613" calcext:value-type="float">
            <text:p>-7.23E-10</text:p>
          </table:table-cell>
          <table:table-cell table:formula="of:=[.C149]*10^9" office:value-type="float" office:value="-0.7228613" calcext:value-type="float">
            <text:p>-0.7228613</text:p>
          </table:table-cell>
          <table:table-cell table:formula="of:=[.$N$1]*[.D149]" office:value-type="float" office:value="-0.601616586880419" calcext:value-type="float">
            <text:p>-0.601616586880419</text:p>
          </table:table-cell>
          <table:table-cell table:number-columns-repeated="9"/>
        </table:table-row>
        <table:table-row table:style-name="ro1">
          <table:table-cell office:value-type="time" office:time-value="PT15H00M48.345S" calcext:value-type="time">
            <text:p>15:00:48.3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962839" calcext:value-type="float">
            <text:p>-6.96E-10</text:p>
          </table:table-cell>
          <table:table-cell table:formula="of:=[.C150]*10^9" office:value-type="float" office:value="-0.6962839" calcext:value-type="float">
            <text:p>-0.6962839</text:p>
          </table:table-cell>
          <table:table-cell table:formula="of:=[.$N$1]*[.D150]" office:value-type="float" office:value="-0.579496984300843" calcext:value-type="float">
            <text:p>-0.57949698430084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45656640640809" calcext:value-type="float">
            <text:p>-0.54565664064080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754262111828504" calcext:value-type="float">
            <text:p>0.075426211182851</text:p>
          </table:table-cell>
          <table:table-cell/>
          <table:table-cell table:formula="of:=(MAX([.E149:.E153])-MIN([.E149:.E153]))/2" office:value-type="float" office:value="0.0905030346688877" calcext:value-type="float">
            <text:p>0.090503034668888</text:p>
          </table:table-cell>
          <table:table-cell table:number-columns-repeated="2"/>
        </table:table-row>
        <table:table-row table:style-name="ro1">
          <table:table-cell office:value-type="time" office:time-value="PT15H00M48.72S" calcext:value-type="time">
            <text:p>15:00:48.7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053768" calcext:value-type="float">
            <text:p>-5.05E-10</text:p>
          </table:table-cell>
          <table:table-cell table:formula="of:=[.C151]*10^9" office:value-type="float" office:value="-0.5053768" calcext:value-type="float">
            <text:p>-0.5053768</text:p>
          </table:table-cell>
          <table:table-cell table:formula="of:=[.$N$1]*[.D151]" office:value-type="float" office:value="-0.420610517542644" calcext:value-type="float">
            <text:p>-0.420610517542644</text:p>
          </table:table-cell>
          <table:table-cell table:number-columns-repeated="9"/>
        </table:table-row>
        <table:table-row table:style-name="ro1">
          <table:table-cell office:value-type="time" office:time-value="PT15H00M49.097S" calcext:value-type="time">
            <text:p>15:00:49.1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349358" calcext:value-type="float">
            <text:p>-6.35E-10</text:p>
          </table:table-cell>
          <table:table-cell table:formula="of:=[.C152]*10^9" office:value-type="float" office:value="-0.6349358" calcext:value-type="float">
            <text:p>-0.6349358</text:p>
          </table:table-cell>
          <table:table-cell table:formula="of:=[.$N$1]*[.D152]" office:value-type="float" office:value="-0.528438732138777" calcext:value-type="float">
            <text:p>-0.528438732138777</text:p>
          </table:table-cell>
          <table:table-cell table:number-columns-repeated="9"/>
        </table:table-row>
        <table:table-row table:style-name="ro1">
          <table:table-cell office:value-type="time" office:time-value="PT15H00M49.481S" calcext:value-type="time">
            <text:p>15:00:49.4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186605" calcext:value-type="float">
            <text:p>-7.19E-10</text:p>
          </table:table-cell>
          <table:table-cell table:formula="of:=[.C153]*10^9" office:value-type="float" office:value="-0.7186605" calcext:value-type="float">
            <text:p>-0.7186605</text:p>
          </table:table-cell>
          <table:table-cell table:formula="of:=[.$N$1]*[.D153]" office:value-type="float" office:value="-0.598120382341364" calcext:value-type="float">
            <text:p>-0.598120382341364</text:p>
          </table:table-cell>
          <table:table-cell table:number-columns-repeated="9"/>
        </table:table-row>
        <table:table-row table:style-name="ro1">
          <table:table-cell office:value-type="time" office:time-value="PT15H00M49.865S" calcext:value-type="time">
            <text:p>15:00:49.8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110657" calcext:value-type="float">
            <text:p>-9.11E-10</text:p>
          </table:table-cell>
          <table:table-cell table:formula="of:=[.C154]*10^9" office:value-type="float" office:value="-0.9110657" calcext:value-type="float">
            <text:p>-0.9110657</text:p>
          </table:table-cell>
          <table:table-cell table:formula="of:=[.$N$1]*[.D154]" office:value-type="float" office:value="-0.758253674470911" calcext:value-type="float">
            <text:p>-0.758253674470911</text:p>
          </table:table-cell>
          <table:table-cell table:number-columns-repeated="9"/>
        </table:table-row>
        <table:table-row table:style-name="ro1">
          <table:table-cell office:value-type="time" office:time-value="PT15H00M50.248S" calcext:value-type="time">
            <text:p>15:00:50.2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485366" calcext:value-type="float">
            <text:p>-6.49E-10</text:p>
          </table:table-cell>
          <table:table-cell table:formula="of:=[.C155]*10^9" office:value-type="float" office:value="-0.6485366" calcext:value-type="float">
            <text:p>-0.6485366</text:p>
          </table:table-cell>
          <table:table-cell table:formula="of:=[.$N$1]*[.D155]" office:value-type="float" office:value="-0.539758285246466" calcext:value-type="float">
            <text:p>-0.539758285246466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678415453538919" calcext:value-type="float">
            <text:p>-0.678415453538919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10557853762055" calcext:value-type="float">
            <text:p>0.091055785376206</text:p>
          </table:table-cell>
          <table:table-cell/>
          <table:table-cell table:formula="of:=(MAX([.E154:.E158])-MIN([.E154:.E158]))/2" office:value-type="float" office:value="0.109247694612222" calcext:value-type="float">
            <text:p>0.109247694612222</text:p>
          </table:table-cell>
          <table:table-cell table:number-columns-repeated="2"/>
        </table:table-row>
        <table:table-row table:style-name="ro1">
          <table:table-cell office:value-type="time" office:time-value="PT15H00M50.631S" calcext:value-type="time">
            <text:p>15:00:50.6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482328" calcext:value-type="float">
            <text:p>-7.48E-10</text:p>
          </table:table-cell>
          <table:table-cell table:formula="of:=[.C156]*10^9" office:value-type="float" office:value="-0.7482328" calcext:value-type="float">
            <text:p>-0.7482328</text:p>
          </table:table-cell>
          <table:table-cell table:formula="of:=[.$N$1]*[.D156]" office:value-type="float" office:value="-0.622732553711174" calcext:value-type="float">
            <text:p>-0.622732553711174</text:p>
          </table:table-cell>
          <table:table-cell table:number-columns-repeated="9"/>
        </table:table-row>
        <table:table-row table:style-name="ro1">
          <table:table-cell office:value-type="time" office:time-value="PT15H00M51.015S" calcext:value-type="time">
            <text:p>15:00:51.0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710961" calcext:value-type="float">
            <text:p>-8.71E-10</text:p>
          </table:table-cell>
          <table:table-cell table:formula="of:=[.C157]*10^9" office:value-type="float" office:value="-0.8710961" calcext:value-type="float">
            <text:p>-0.8710961</text:p>
          </table:table-cell>
          <table:table-cell table:formula="of:=[.$N$1]*[.D157]" office:value-type="float" office:value="-0.72498813054018" calcext:value-type="float">
            <text:p>-0.72498813054018</text:p>
          </table:table-cell>
          <table:table-cell table:number-columns-repeated="9"/>
        </table:table-row>
        <table:table-row table:style-name="ro1">
          <table:table-cell office:value-type="time" office:time-value="PT15H00M51.399S" calcext:value-type="time">
            <text:p>15:00:51.4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967566" calcext:value-type="float">
            <text:p>-8.97E-10</text:p>
          </table:table-cell>
          <table:table-cell table:formula="of:=[.C158]*10^9" office:value-type="float" office:value="-0.8967566" calcext:value-type="float">
            <text:p>-0.8967566</text:p>
          </table:table-cell>
          <table:table-cell table:formula="of:=[.$N$1]*[.D158]" office:value-type="float" office:value="-0.746344623725864" calcext:value-type="float">
            <text:p>-0.746344623725864</text:p>
          </table:table-cell>
          <table:table-cell table:number-columns-repeated="9"/>
        </table:table-row>
        <table:table-row table:style-name="ro1">
          <table:table-cell office:value-type="time" office:time-value="PT15H00M51.783S" calcext:value-type="time">
            <text:p>15:00:51.7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9717894" calcext:value-type="float">
            <text:p>-9.72E-10</text:p>
          </table:table-cell>
          <table:table-cell table:formula="of:=[.C159]*10^9" office:value-type="float" office:value="-0.9717894" calcext:value-type="float">
            <text:p>-0.9717894</text:p>
          </table:table-cell>
          <table:table-cell table:formula="of:=[.$N$1]*[.D159]" office:value-type="float" office:value="-0.80879225654295" calcext:value-type="float">
            <text:p>-0.80879225654295</text:p>
          </table:table-cell>
          <table:table-cell table:number-columns-repeated="9"/>
        </table:table-row>
        <table:table-row table:style-name="ro1">
          <table:table-cell office:value-type="time" office:time-value="PT15H00M52.167S" calcext:value-type="time">
            <text:p>15:00:52.1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8533358" calcext:value-type="float">
            <text:p>-8.53E-10</text:p>
          </table:table-cell>
          <table:table-cell table:formula="of:=[.C160]*10^9" office:value-type="float" office:value="-0.8533358" calcext:value-type="float">
            <text:p>-0.8533358</text:p>
          </table:table-cell>
          <table:table-cell table:formula="of:=[.$N$1]*[.D160]" office:value-type="float" office:value="-0.71020674569087" calcext:value-type="float">
            <text:p>-0.71020674569087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822202724396275" calcext:value-type="float">
            <text:p>-0.82220272439627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6632350521652" calcext:value-type="float">
            <text:p>0.106632350521652</text:p>
          </table:table-cell>
          <table:table-cell/>
          <table:table-cell table:formula="of:=(MAX([.E159:.E163])-MIN([.E159:.E163]))/2" office:value-type="float" office:value="0.127923067984457" calcext:value-type="float">
            <text:p>0.127923067984457</text:p>
          </table:table-cell>
          <table:table-cell table:number-columns-repeated="2"/>
        </table:table-row>
        <table:table-row table:style-name="ro1">
          <table:table-cell office:value-type="time" office:time-value="PT15H00M52.55S" calcext:value-type="time">
            <text:p>15:00:52.5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160743" calcext:value-type="float">
            <text:p>-1.16E-09</text:p>
          </table:table-cell>
          <table:table-cell table:formula="of:=[.C161]*10^9" office:value-type="float" office:value="-1.160743" calcext:value-type="float">
            <text:p>-1.160743</text:p>
          </table:table-cell>
          <table:table-cell table:formula="of:=[.$N$1]*[.D161]" office:value-type="float" office:value="-0.966052881659785" calcext:value-type="float">
            <text:p>-0.966052881659785</text:p>
          </table:table-cell>
          <table:table-cell table:number-columns-repeated="9"/>
        </table:table-row>
        <table:table-row table:style-name="ro1">
          <table:table-cell office:value-type="time" office:time-value="PT15H00M52.934S" calcext:value-type="time">
            <text:p>15:00:52.9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39418" calcext:value-type="float">
            <text:p>-1.04E-09</text:p>
          </table:table-cell>
          <table:table-cell table:formula="of:=[.C162]*10^9" office:value-type="float" office:value="-1.039418" calcext:value-type="float">
            <text:p>-1.039418</text:p>
          </table:table-cell>
          <table:table-cell table:formula="of:=[.$N$1]*[.D162]" office:value-type="float" office:value="-0.865077587501325" calcext:value-type="float">
            <text:p>-0.865077587501325</text:p>
          </table:table-cell>
          <table:table-cell table:number-columns-repeated="9"/>
        </table:table-row>
        <table:table-row table:style-name="ro1">
          <table:table-cell office:value-type="time" office:time-value="PT15H00M53.318S" calcext:value-type="time">
            <text:p>15:00:53.3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9142263" calcext:value-type="float">
            <text:p>-9.14E-10</text:p>
          </table:table-cell>
          <table:table-cell table:formula="of:=[.C163]*10^9" office:value-type="float" office:value="-0.9142263" calcext:value-type="float">
            <text:p>-0.9142263</text:p>
          </table:table-cell>
          <table:table-cell table:formula="of:=[.$N$1]*[.D163]" office:value-type="float" office:value="-0.760884150586446" calcext:value-type="float">
            <text:p>-0.760884150586446</text:p>
          </table:table-cell>
          <table:table-cell table:number-columns-repeated="9"/>
        </table:table-row>
        <table:table-row table:style-name="ro1">
          <table:table-cell office:value-type="time" office:time-value="PT15H00M53.703S" calcext:value-type="time">
            <text:p>15:00:53.7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372364" calcext:value-type="float">
            <text:p>-1.37E-09</text:p>
          </table:table-cell>
          <table:table-cell table:formula="of:=[.C164]*10^9" office:value-type="float" office:value="-1.372364" calcext:value-type="float">
            <text:p>-1.372364</text:p>
          </table:table-cell>
          <table:table-cell table:formula="of:=[.$N$1]*[.D164]" office:value-type="float" office:value="-1.14217892926009" calcext:value-type="float">
            <text:p>-1.14217892926009</text:p>
          </table:table-cell>
          <table:table-cell table:number-columns-repeated="9"/>
        </table:table-row>
        <table:table-row table:style-name="ro1">
          <table:table-cell office:value-type="time" office:time-value="PT15H00M54.087S" calcext:value-type="time">
            <text:p>15:00:54.0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527501" calcext:value-type="float">
            <text:p>-1.53E-09</text:p>
          </table:table-cell>
          <table:table-cell table:formula="of:=[.C165]*10^9" office:value-type="float" office:value="-1.527501" calcext:value-type="float">
            <text:p>-1.527501</text:p>
          </table:table-cell>
          <table:table-cell table:formula="of:=[.$N$1]*[.D165]" office:value-type="float" office:value="-1.27129497467416" calcext:value-type="float">
            <text:p>-1.27129497467416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22563674724803" calcext:value-type="float">
            <text:p>-1.2256367472480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1708694466274" calcext:value-type="float">
            <text:p>0.11708694466274</text:p>
          </table:table-cell>
          <table:table-cell/>
          <table:table-cell table:formula="of:=(MAX([.E164:.E168])-MIN([.E164:.E168]))/2" office:value-type="float" office:value="0.140280546411289" calcext:value-type="float">
            <text:p>0.140280546411289</text:p>
          </table:table-cell>
          <table:table-cell table:number-columns-repeated="2"/>
        </table:table-row>
        <table:table-row table:style-name="ro1">
          <table:table-cell office:value-type="time" office:time-value="PT15H00M54.471S" calcext:value-type="time">
            <text:p>15:00:54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677565" calcext:value-type="float">
            <text:p>-1.68E-09</text:p>
          </table:table-cell>
          <table:table-cell table:formula="of:=[.C166]*10^9" office:value-type="float" office:value="-1.677565" calcext:value-type="float">
            <text:p>-1.677565</text:p>
          </table:table-cell>
          <table:table-cell table:formula="of:=[.$N$1]*[.D166]" office:value-type="float" office:value="-1.39618890867453" calcext:value-type="float">
            <text:p>-1.39618890867453</text:p>
          </table:table-cell>
          <table:table-cell table:number-columns-repeated="9"/>
        </table:table-row>
        <table:table-row table:style-name="ro1">
          <table:table-cell office:value-type="time" office:time-value="PT15H00M54.854S" calcext:value-type="time">
            <text:p>15:00:54.8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445314" calcext:value-type="float">
            <text:p>-1.45E-09</text:p>
          </table:table-cell>
          <table:table-cell table:formula="of:=[.C167]*10^9" office:value-type="float" office:value="-1.445314" calcext:value-type="float">
            <text:p>-1.445314</text:p>
          </table:table-cell>
          <table:table-cell table:formula="of:=[.$N$1]*[.D167]" office:value-type="float" office:value="-1.20289310777944" calcext:value-type="float">
            <text:p>-1.20289310777944</text:p>
          </table:table-cell>
          <table:table-cell table:number-columns-repeated="9"/>
        </table:table-row>
        <table:table-row table:style-name="ro1">
          <table:table-cell office:value-type="time" office:time-value="PT15H00M55.238S" calcext:value-type="time">
            <text:p>15:00:55.2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340462" calcext:value-type="float">
            <text:p>-1.34E-09</text:p>
          </table:table-cell>
          <table:table-cell table:formula="of:=[.C168]*10^9" office:value-type="float" office:value="-1.340462" calcext:value-type="float">
            <text:p>-1.340462</text:p>
          </table:table-cell>
          <table:table-cell table:formula="of:=[.$N$1]*[.D168]" office:value-type="float" office:value="-1.11562781585195" calcext:value-type="float">
            <text:p>-1.11562781585195</text:p>
          </table:table-cell>
          <table:table-cell table:number-columns-repeated="9"/>
        </table:table-row>
        <table:table-row table:style-name="ro1">
          <table:table-cell office:value-type="time" office:time-value="PT15H00M55.622S" calcext:value-type="time">
            <text:p>15:00:55.6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75617" calcext:value-type="float">
            <text:p>-2.76E-09</text:p>
          </table:table-cell>
          <table:table-cell table:formula="of:=[.C169]*10^9" office:value-type="float" office:value="-2.75617" calcext:value-type="float">
            <text:p>-2.75617</text:p>
          </table:table-cell>
          <table:table-cell table:formula="of:=[.$N$1]*[.D169]" office:value-type="float" office:value="-2.29388070472469" calcext:value-type="float">
            <text:p>-2.29388070472469</text:p>
          </table:table-cell>
          <table:table-cell table:number-columns-repeated="9"/>
        </table:table-row>
        <table:table-row table:style-name="ro1">
          <table:table-cell office:value-type="time" office:time-value="PT15H00M56.006S" calcext:value-type="time">
            <text:p>15:00:56.0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003185" calcext:value-type="float">
            <text:p>-3.00E-09</text:p>
          </table:table-cell>
          <table:table-cell table:formula="of:=[.C170]*10^9" office:value-type="float" office:value="-3.003185" calcext:value-type="float">
            <text:p>-3.003185</text:p>
          </table:table-cell>
          <table:table-cell table:formula="of:=[.$N$1]*[.D170]" office:value-type="float" office:value="-2.49946415649928" calcext:value-type="float">
            <text:p>-2.49946415649928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.33013726462201" calcext:value-type="float">
            <text:p>-2.33013726462201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9043916644474" calcext:value-type="float">
            <text:p>0.119043916644474</text:p>
          </table:table-cell>
          <table:table-cell/>
          <table:table-cell table:formula="of:=(MAX([.E169:.E173])-MIN([.E169:.E173]))/2" office:value-type="float" office:value="0.141596783194406" calcext:value-type="float">
            <text:p>0.141596783194406</text:p>
          </table:table-cell>
          <table:table-cell table:number-columns-repeated="2"/>
        </table:table-row>
        <table:table-row table:style-name="ro1">
          <table:table-cell office:value-type="time" office:time-value="PT15H00M56.39S" calcext:value-type="time">
            <text:p>15:00:56.3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836403" calcext:value-type="float">
            <text:p>-2.84E-09</text:p>
          </table:table-cell>
          <table:table-cell table:formula="of:=[.C171]*10^9" office:value-type="float" office:value="-2.836403" calcext:value-type="float">
            <text:p>-2.836403</text:p>
          </table:table-cell>
          <table:table-cell table:formula="of:=[.$N$1]*[.D171]" office:value-type="float" office:value="-2.36065631384248" calcext:value-type="float">
            <text:p>-2.36065631384248</text:p>
          </table:table-cell>
          <table:table-cell table:number-columns-repeated="9"/>
        </table:table-row>
        <table:table-row table:style-name="ro1">
          <table:table-cell office:value-type="time" office:time-value="PT15H00M56.774S" calcext:value-type="time">
            <text:p>15:00:56.7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662919" calcext:value-type="float">
            <text:p>-2.66E-09</text:p>
          </table:table-cell>
          <table:table-cell table:formula="of:=[.C172]*10^9" office:value-type="float" office:value="-2.662919" calcext:value-type="float">
            <text:p>-2.662919</text:p>
          </table:table-cell>
          <table:table-cell table:formula="of:=[.$N$1]*[.D172]" office:value-type="float" office:value="-2.21627059011047" calcext:value-type="float">
            <text:p>-2.21627059011047</text:p>
          </table:table-cell>
          <table:table-cell table:number-columns-repeated="9"/>
        </table:table-row>
        <table:table-row table:style-name="ro1">
          <table:table-cell office:value-type="time" office:time-value="PT15H00M57.158S" calcext:value-type="time">
            <text:p>15:00:57.1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73999" calcext:value-type="float">
            <text:p>-2.74E-09</text:p>
          </table:table-cell>
          <table:table-cell table:formula="of:=[.C173]*10^9" office:value-type="float" office:value="-2.73999" calcext:value-type="float">
            <text:p>-2.73999</text:p>
          </table:table-cell>
          <table:table-cell table:formula="of:=[.$N$1]*[.D173]" office:value-type="float" office:value="-2.28041455793315" calcext:value-type="float">
            <text:p>-2.28041455793315</text:p>
          </table:table-cell>
          <table:table-cell table:number-columns-repeated="9"/>
        </table:table-row>
        <table:table-row table:style-name="ro1">
          <table:table-cell office:value-type="time" office:time-value="PT15H00M57.542S" calcext:value-type="time">
            <text:p>15:00:57.5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6307468" calcext:value-type="float">
            <text:p>-6.31E-09</text:p>
          </table:table-cell>
          <table:table-cell table:formula="of:=[.C174]*10^9" office:value-type="float" office:value="-6.307468" calcext:value-type="float">
            <text:p>-6.307468</text:p>
          </table:table-cell>
          <table:table-cell table:formula="of:=[.$N$1]*[.D174]" office:value-type="float" office:value="-5.24952348398989" calcext:value-type="float">
            <text:p>-5.24952348398989</text:p>
          </table:table-cell>
          <table:table-cell table:number-columns-repeated="9"/>
        </table:table-row>
        <table:table-row table:style-name="ro1">
          <table:table-cell office:value-type="time" office:time-value="PT15H00M57.925S" calcext:value-type="time">
            <text:p>15:00:57.9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6369071" calcext:value-type="float">
            <text:p>-6.37E-09</text:p>
          </table:table-cell>
          <table:table-cell table:formula="of:=[.C175]*10^9" office:value-type="float" office:value="-6.369071" calcext:value-type="float">
            <text:p>-6.369071</text:p>
          </table:table-cell>
          <table:table-cell table:formula="of:=[.$N$1]*[.D175]" office:value-type="float" office:value="-5.30079388206155" calcext:value-type="float">
            <text:p>-5.30079388206155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5.28842150598159" calcext:value-type="float">
            <text:p>-5.28842150598159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25793786571081" calcext:value-type="float">
            <text:p>0.125793786571081</text:p>
          </table:table-cell>
          <table:table-cell/>
          <table:table-cell table:formula="of:=(MAX([.E174:.E178])-MIN([.E174:.E178]))/2" office:value-type="float" office:value="0.144000798337012" calcext:value-type="float">
            <text:p>0.144000798337012</text:p>
          </table:table-cell>
          <table:table-cell table:number-columns-repeated="2"/>
        </table:table-row>
        <table:table-row table:style-name="ro1">
          <table:table-cell office:value-type="time" office:time-value="PT15H00M58.309S" calcext:value-type="time">
            <text:p>15:00:58.3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6176944" calcext:value-type="float">
            <text:p>-6.18E-09</text:p>
          </table:table-cell>
          <table:table-cell table:formula="of:=[.C176]*10^9" office:value-type="float" office:value="-6.176944" calcext:value-type="float">
            <text:p>-6.176944</text:p>
          </table:table-cell>
          <table:table-cell table:formula="of:=[.$N$1]*[.D176]" office:value-type="float" office:value="-5.14089212775879" calcext:value-type="float">
            <text:p>-5.14089212775879</text:p>
          </table:table-cell>
          <table:table-cell table:number-columns-repeated="9"/>
        </table:table-row>
        <table:table-row table:style-name="ro1">
          <table:table-cell office:value-type="time" office:time-value="PT15H00M58.693S" calcext:value-type="time">
            <text:p>15:00:58.6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6394556" calcext:value-type="float">
            <text:p>-6.39E-09</text:p>
          </table:table-cell>
          <table:table-cell table:formula="of:=[.C177]*10^9" office:value-type="float" office:value="-6.394556" calcext:value-type="float">
            <text:p>-6.394556</text:p>
          </table:table-cell>
          <table:table-cell table:formula="of:=[.$N$1]*[.D177]" office:value-type="float" office:value="-5.32200431166491" calcext:value-type="float">
            <text:p>-5.32200431166491</text:p>
          </table:table-cell>
          <table:table-cell table:number-columns-repeated="9"/>
        </table:table-row>
        <table:table-row table:style-name="ro1">
          <table:table-cell office:value-type="time" office:time-value="PT15H00M59.077S" calcext:value-type="time">
            <text:p>15:00:59.0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6522987" calcext:value-type="float">
            <text:p>-6.52E-09</text:p>
          </table:table-cell>
          <table:table-cell table:formula="of:=[.C178]*10^9" office:value-type="float" office:value="-6.522987" calcext:value-type="float">
            <text:p>-6.522987</text:p>
          </table:table-cell>
          <table:table-cell table:formula="of:=[.$N$1]*[.D178]" office:value-type="float" office:value="-5.42889372443281" calcext:value-type="float">
            <text:p>-5.42889372443281</text:p>
          </table:table-cell>
          <table:table-cell table:number-columns-repeated="9"/>
        </table:table-row>
        <table:table-row table:style-name="ro1">
          <table:table-cell office:value-type="time" office:time-value="PT15H00M59.461S" calcext:value-type="time">
            <text:p>15:00:59.4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613771" calcext:value-type="float">
            <text:p>-1.61E-08</text:p>
          </table:table-cell>
          <table:table-cell table:formula="of:=[.C179]*10^9" office:value-type="float" office:value="-16.13771" calcext:value-type="float">
            <text:p>-16.13771</text:p>
          </table:table-cell>
          <table:table-cell table:formula="of:=[.$N$1]*[.D179]" office:value-type="float" office:value="-13.4309500456948" calcext:value-type="float">
            <text:p>-13.4309500456948</text:p>
          </table:table-cell>
          <table:table-cell table:number-columns-repeated="9"/>
        </table:table-row>
        <table:table-row table:style-name="ro1">
          <table:table-cell office:value-type="time" office:time-value="PT15H00M59.844S" calcext:value-type="time">
            <text:p>15:00:59.8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87303" calcext:value-type="float">
            <text:p>-1.59E-08</text:p>
          </table:table-cell>
          <table:table-cell table:formula="of:=[.C180]*10^9" office:value-type="float" office:value="-15.87303" calcext:value-type="float">
            <text:p>-15.87303</text:p>
          </table:table-cell>
          <table:table-cell table:formula="of:=[.$N$1]*[.D180]" office:value-type="float" office:value="-13.2106645245091" calcext:value-type="float">
            <text:p>-13.210664524509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3.3889320057122" calcext:value-type="float">
            <text:p>-13.388932005712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565085601979" calcext:value-type="float">
            <text:p>0.1565085601979</text:p>
          </table:table-cell>
          <table:table-cell/>
          <table:table-cell table:formula="of:=(MAX([.E179:.E183])-MIN([.E179:.E183]))/2" office:value-type="float" office:value="0.147807190324103" calcext:value-type="float">
            <text:p>0.147807190324103</text:p>
          </table:table-cell>
          <table:table-cell table:number-columns-repeated="2"/>
        </table:table-row>
        <table:table-row table:style-name="ro1">
          <table:table-cell office:value-type="time" office:time-value="PT15H01M00.227S" calcext:value-type="time">
            <text:p>15:01:00.2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98639" calcext:value-type="float">
            <text:p>-1.60E-08</text:p>
          </table:table-cell>
          <table:table-cell table:formula="of:=[.C181]*10^9" office:value-type="float" office:value="-15.98639" calcext:value-type="float">
            <text:p>-15.98639</text:p>
          </table:table-cell>
          <table:table-cell table:formula="of:=[.$N$1]*[.D181]" office:value-type="float" office:value="-13.3050107791623" calcext:value-type="float">
            <text:p>-13.3050107791623</text:p>
          </table:table-cell>
          <table:table-cell table:number-columns-repeated="9"/>
        </table:table-row>
        <table:table-row table:style-name="ro1">
          <table:table-cell office:value-type="time" office:time-value="PT15H01M00.603S" calcext:value-type="time">
            <text:p>15:01:00.6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622822" calcext:value-type="float">
            <text:p>-1.62E-08</text:p>
          </table:table-cell>
          <table:table-cell table:formula="of:=[.C182]*10^9" office:value-type="float" office:value="-16.22822" calcext:value-type="float">
            <text:p>-16.22822</text:p>
          </table:table-cell>
          <table:table-cell table:formula="of:=[.$N$1]*[.D182]" office:value-type="float" office:value="-13.5062789051573" calcext:value-type="float">
            <text:p>-13.5062789051573</text:p>
          </table:table-cell>
          <table:table-cell table:number-columns-repeated="9"/>
        </table:table-row>
        <table:table-row table:style-name="ro1">
          <table:table-cell office:value-type="time" office:time-value="PT15H01M00.98S" calcext:value-type="time">
            <text:p>15:01:00.9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621077" calcext:value-type="float">
            <text:p>-1.62E-08</text:p>
          </table:table-cell>
          <table:table-cell table:formula="of:=[.C183]*10^9" office:value-type="float" office:value="-16.21077" calcext:value-type="float">
            <text:p>-16.21077</text:p>
          </table:table-cell>
          <table:table-cell table:formula="of:=[.$N$1]*[.D183]" office:value-type="float" office:value="-13.4917557740378" calcext:value-type="float">
            <text:p>-13.4917557740378</text:p>
          </table:table-cell>
          <table:table-cell table:number-columns-repeated="9"/>
        </table:table-row>
        <table:table-row table:style-name="ro1">
          <table:table-cell office:value-type="time" office:time-value="PT15H01M01.364S" calcext:value-type="time">
            <text:p>15:01:01.3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4081559" calcext:value-type="float">
            <text:p>-4.08E-08</text:p>
          </table:table-cell>
          <table:table-cell table:formula="of:=[.C184]*10^9" office:value-type="float" office:value="-40.81559" calcext:value-type="float">
            <text:p>-40.81559</text:p>
          </table:table-cell>
          <table:table-cell table:formula="of:=[.$N$1]*[.D184]" office:value-type="float" office:value="-33.9696369791972" calcext:value-type="float">
            <text:p>-33.9696369791972</text:p>
          </table:table-cell>
          <table:table-cell table:number-columns-repeated="9"/>
        </table:table-row>
        <table:table-row table:style-name="ro1">
          <table:table-cell office:value-type="time" office:time-value="PT15H01M01.747S" calcext:value-type="time">
            <text:p>15:01:01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4066963" calcext:value-type="float">
            <text:p>-4.07E-08</text:p>
          </table:table-cell>
          <table:table-cell table:formula="of:=[.C185]*10^9" office:value-type="float" office:value="-40.66963" calcext:value-type="float">
            <text:p>-40.66963</text:p>
          </table:table-cell>
          <table:table-cell table:formula="of:=[.$N$1]*[.D185]" office:value-type="float" office:value="-33.8481586858911" calcext:value-type="float">
            <text:p>-33.848158685891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34.0301430899355" calcext:value-type="float">
            <text:p>-34.030143089935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303306524610419" calcext:value-type="float">
            <text:p>0.303306524610419</text:p>
          </table:table-cell>
          <table:table-cell/>
          <table:table-cell table:formula="of:=(MAX([.E184:.E188])-MIN([.E184:.E188]))/2" office:value-type="float" office:value="0.213302766452681" calcext:value-type="float">
            <text:p>0.213302766452681</text:p>
          </table:table-cell>
          <table:table-cell table:number-columns-repeated="2"/>
        </table:table-row>
        <table:table-row table:style-name="ro1">
          <table:table-cell office:value-type="time" office:time-value="PT15H01M02.131S" calcext:value-type="time">
            <text:p>15:01:02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407299" calcext:value-type="float">
            <text:p>-4.07E-08</text:p>
          </table:table-cell>
          <table:table-cell table:formula="of:=[.C186]*10^9" office:value-type="float" office:value="-40.7299" calcext:value-type="float">
            <text:p>-40.7299</text:p>
          </table:table-cell>
          <table:table-cell table:formula="of:=[.$N$1]*[.D186]" office:value-type="float" office:value="-33.898319666554" calcext:value-type="float">
            <text:p>-33.898319666554</text:p>
          </table:table-cell>
          <table:table-cell table:number-columns-repeated="9"/>
        </table:table-row>
        <table:table-row table:style-name="ro1">
          <table:table-cell office:value-type="time" office:time-value="PT15H01M02.515S" calcext:value-type="time">
            <text:p>15:01:02.5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4104412" calcext:value-type="float">
            <text:p>-4.10E-08</text:p>
          </table:table-cell>
          <table:table-cell table:formula="of:=[.C187]*10^9" office:value-type="float" office:value="-41.04412" calcext:value-type="float">
            <text:p>-41.04412</text:p>
          </table:table-cell>
          <table:table-cell table:formula="of:=[.$N$1]*[.D187]" office:value-type="float" office:value="-34.1598358992387" calcext:value-type="float">
            <text:p>-34.1598358992387</text:p>
          </table:table-cell>
          <table:table-cell table:number-columns-repeated="9"/>
        </table:table-row>
        <table:table-row table:style-name="ro1">
          <table:table-cell office:value-type="time" office:time-value="PT15H01M02.899S" calcext:value-type="time">
            <text:p>15:01:02.9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4118221" calcext:value-type="float">
            <text:p>-4.12E-08</text:p>
          </table:table-cell>
          <table:table-cell table:formula="of:=[.C188]*10^9" office:value-type="float" office:value="-41.18221" calcext:value-type="float">
            <text:p>-41.18221</text:p>
          </table:table-cell>
          <table:table-cell table:formula="of:=[.$N$1]*[.D188]" office:value-type="float" office:value="-34.2747642187964" calcext:value-type="float">
            <text:p>-34.2747642187964</text:p>
          </table:table-cell>
          <table:table-cell table:number-columns-repeated="9"/>
        </table:table-row>
        <table:table-row table:style-name="ro1">
          <table:table-cell office:value-type="time" office:time-value="PT15H01M03.284S" calcext:value-type="time">
            <text:p>15:01:03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9366759" calcext:value-type="float">
            <text:p>-9.37E-08</text:p>
          </table:table-cell>
          <table:table-cell table:formula="of:=[.C189]*10^9" office:value-type="float" office:value="-93.66759" calcext:value-type="float">
            <text:p>-93.66759</text:p>
          </table:table-cell>
          <table:table-cell table:formula="of:=[.$N$1]*[.D189]" office:value-type="float" office:value="-77.9568304419042" calcext:value-type="float">
            <text:p>-77.9568304419042</text:p>
          </table:table-cell>
          <table:table-cell table:number-columns-repeated="9"/>
        </table:table-row>
        <table:table-row table:style-name="ro1">
          <table:table-cell office:value-type="time" office:time-value="PT15H01M03.667S" calcext:value-type="time">
            <text:p>15:01:03.6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9351597" calcext:value-type="float">
            <text:p>-9.35E-08</text:p>
          </table:table-cell>
          <table:table-cell table:formula="of:=[.C190]*10^9" office:value-type="float" office:value="-93.51597" calcext:value-type="float">
            <text:p>-93.51597</text:p>
          </table:table-cell>
          <table:table-cell table:formula="of:=[.$N$1]*[.D190]" office:value-type="float" office:value="-77.8306414940344" calcext:value-type="float">
            <text:p>-77.8306414940344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78.1462436980043" calcext:value-type="float">
            <text:p>-78.1462436980043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623839883450978" calcext:value-type="float">
            <text:p>0.623839883450978</text:p>
          </table:table-cell>
          <table:table-cell/>
          <table:table-cell table:formula="of:=(MAX([.E189:.E193])-MIN([.E189:.E193]))/2" office:value-type="float" office:value="0.318451900299621" calcext:value-type="float">
            <text:p>0.318451900299621</text:p>
          </table:table-cell>
          <table:table-cell table:number-columns-repeated="2"/>
        </table:table-row>
        <table:table-row table:style-name="ro1">
          <table:table-cell office:value-type="time" office:time-value="PT15H01M04.051S" calcext:value-type="time">
            <text:p>15:01:04.0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9379284" calcext:value-type="float">
            <text:p>-9.38E-08</text:p>
          </table:table-cell>
          <table:table-cell table:formula="of:=[.C191]*10^9" office:value-type="float" office:value="-93.79284" calcext:value-type="float">
            <text:p>-93.79284</text:p>
          </table:table-cell>
          <table:table-cell table:formula="of:=[.$N$1]*[.D191]" office:value-type="float" office:value="-78.0610724002257" calcext:value-type="float">
            <text:p>-78.0610724002257</text:p>
          </table:table-cell>
          <table:table-cell table:number-columns-repeated="9"/>
        </table:table-row>
        <table:table-row table:style-name="ro1">
          <table:table-cell office:value-type="time" office:time-value="PT15H01M04.435S" calcext:value-type="time">
            <text:p>15:01:04.4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9421825" calcext:value-type="float">
            <text:p>-9.42E-08</text:p>
          </table:table-cell>
          <table:table-cell table:formula="of:=[.C192]*10^9" office:value-type="float" office:value="-94.21825" calcext:value-type="float">
            <text:p>-94.21825</text:p>
          </table:table-cell>
          <table:table-cell table:formula="of:=[.$N$1]*[.D192]" office:value-type="float" office:value="-78.4151288592238" calcext:value-type="float">
            <text:p>-78.4151288592238</text:p>
          </table:table-cell>
          <table:table-cell table:number-columns-repeated="9"/>
        </table:table-row>
        <table:table-row table:style-name="ro1">
          <table:table-cell office:value-type="time" office:time-value="PT15H01M04.818S" calcext:value-type="time">
            <text:p>15:01:04.8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9428123" calcext:value-type="float">
            <text:p>-9.43E-08</text:p>
          </table:table-cell>
          <table:table-cell table:formula="of:=[.C193]*10^9" office:value-type="float" office:value="-94.28123" calcext:value-type="float">
            <text:p>-94.28123</text:p>
          </table:table-cell>
          <table:table-cell table:formula="of:=[.$N$1]*[.D193]" office:value-type="float" office:value="-78.4675452946336" calcext:value-type="float">
            <text:p>-78.4675452946336</text:p>
          </table:table-cell>
          <table:table-cell table:number-columns-repeated="9"/>
        </table:table-row>
        <table:table-row table:style-name="ro1">
          <table:table-cell office:value-type="time" office:time-value="PT15H01M05.203S" calcext:value-type="time">
            <text:p>15:01:05.2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850375" calcext:value-type="float">
            <text:p>-1.85E-07</text:p>
          </table:table-cell>
          <table:table-cell table:formula="of:=[.C194]*10^9" office:value-type="float" office:value="-185.0375" calcext:value-type="float">
            <text:p>-185.0375</text:p>
          </table:table-cell>
          <table:table-cell table:formula="of:=[.$N$1]*[.D194]" office:value-type="float" office:value="-154.001368166875" calcext:value-type="float">
            <text:p>-154.001368166875</text:p>
          </table:table-cell>
          <table:table-cell table:number-columns-repeated="9"/>
        </table:table-row>
        <table:table-row table:style-name="ro1">
          <table:table-cell office:value-type="time" office:time-value="PT15H01M05.586S" calcext:value-type="time">
            <text:p>15:01:05.5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852235" calcext:value-type="float">
            <text:p>-1.85E-07</text:p>
          </table:table-cell>
          <table:table-cell table:formula="of:=[.C195]*10^9" office:value-type="float" office:value="-185.2235" calcext:value-type="float">
            <text:p>-185.2235</text:p>
          </table:table-cell>
          <table:table-cell table:formula="of:=[.$N$1]*[.D195]" office:value-type="float" office:value="-154.156170595999" calcext:value-type="float">
            <text:p>-154.156170595999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54.545523673379" calcext:value-type="float">
            <text:p>-154.545523673379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20392056776424" calcext:value-type="float">
            <text:p>1.20392056776424</text:p>
          </table:table-cell>
          <table:table-cell/>
          <table:table-cell table:formula="of:=(MAX([.E194:.E198])-MIN([.E194:.E198]))/2" office:value-type="float" office:value="0.540102346129245" calcext:value-type="float">
            <text:p>0.540102346129245</text:p>
          </table:table-cell>
          <table:table-cell table:number-columns-repeated="2"/>
        </table:table-row>
        <table:table-row table:style-name="ro1">
          <table:table-cell office:value-type="time" office:time-value="PT15H01M05.97S" calcext:value-type="time">
            <text:p>15:01:05.9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85758" calcext:value-type="float">
            <text:p>-1.86E-07</text:p>
          </table:table-cell>
          <table:table-cell table:formula="of:=[.C196]*10^9" office:value-type="float" office:value="-185.758" calcext:value-type="float">
            <text:p>-185.758</text:p>
          </table:table-cell>
          <table:table-cell table:formula="of:=[.$N$1]*[.D196]" office:value-type="float" office:value="-154.601019511949" calcext:value-type="float">
            <text:p>-154.601019511949</text:p>
          </table:table-cell>
          <table:table-cell table:number-columns-repeated="9"/>
        </table:table-row>
        <table:table-row table:style-name="ro1">
          <table:table-cell office:value-type="time" office:time-value="PT15H01M06.354S" calcext:value-type="time">
            <text:p>15:01:06.3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861022" calcext:value-type="float">
            <text:p>-1.86E-07</text:p>
          </table:table-cell>
          <table:table-cell table:formula="of:=[.C197]*10^9" office:value-type="float" office:value="-186.1022" calcext:value-type="float">
            <text:p>-186.1022</text:p>
          </table:table-cell>
          <table:table-cell table:formula="of:=[.$N$1]*[.D197]" office:value-type="float" office:value="-154.887487232941" calcext:value-type="float">
            <text:p>-154.887487232941</text:p>
          </table:table-cell>
          <table:table-cell table:number-columns-repeated="9"/>
        </table:table-row>
        <table:table-row table:style-name="ro1">
          <table:table-cell office:value-type="time" office:time-value="PT15H01M06.737S" calcext:value-type="time">
            <text:p>15:01:06.7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863354" calcext:value-type="float">
            <text:p>-1.86E-07</text:p>
          </table:table-cell>
          <table:table-cell table:formula="of:=[.C198]*10^9" office:value-type="float" office:value="-186.3354" calcext:value-type="float">
            <text:p>-186.3354</text:p>
          </table:table-cell>
          <table:table-cell table:formula="of:=[.$N$1]*[.D198]" office:value-type="float" office:value="-155.081572859133" calcext:value-type="float">
            <text:p>-155.081572859133</text:p>
          </table:table-cell>
          <table:table-cell table:number-columns-repeated="9"/>
        </table:table-row>
        <table:table-row table:style-name="ro1">
          <table:table-cell office:value-type="time" office:time-value="PT15H01M07.121S" calcext:value-type="time">
            <text:p>15:01:07.1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36208" calcext:value-type="float">
            <text:p>-3.14E-07</text:p>
          </table:table-cell>
          <table:table-cell table:formula="of:=[.C199]*10^9" office:value-type="float" office:value="-313.6208" calcext:value-type="float">
            <text:p>-313.6208</text:p>
          </table:table-cell>
          <table:table-cell table:formula="of:=[.$N$1]*[.D199]" office:value-type="float" office:value="-261.017535827006" calcext:value-type="float">
            <text:p>-261.017535827006</text:p>
          </table:table-cell>
          <table:table-cell table:number-columns-repeated="9"/>
        </table:table-row>
        <table:table-row table:style-name="ro1">
          <table:table-cell office:value-type="time" office:time-value="PT15H01M07.505S" calcext:value-type="time">
            <text:p>15:01:07.5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42103" calcext:value-type="float">
            <text:p>-3.14E-07</text:p>
          </table:table-cell>
          <table:table-cell table:formula="of:=[.C200]*10^9" office:value-type="float" office:value="-314.2103" calcext:value-type="float">
            <text:p>-314.2103</text:p>
          </table:table-cell>
          <table:table-cell table:formula="of:=[.$N$1]*[.D200]" office:value-type="float" office:value="-261.508159654795" calcext:value-type="float">
            <text:p>-261.508159654795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61.814019292983" calcext:value-type="float">
            <text:p>-261.814019292983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1.98624087768655" calcext:value-type="float">
            <text:p>1.98624087768655</text:p>
          </table:table-cell>
          <table:table-cell/>
          <table:table-cell table:formula="of:=(MAX([.E199:.E203])-MIN([.E199:.E203]))/2" office:value-type="float" office:value="0.726198169527834" calcext:value-type="float">
            <text:p>0.726198169527834</text:p>
          </table:table-cell>
          <table:table-cell table:number-columns-repeated="2"/>
        </table:table-row>
        <table:table-row table:style-name="ro1">
          <table:table-cell office:value-type="time" office:time-value="PT15H01M07.889S" calcext:value-type="time">
            <text:p>15:01:07.8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46163" calcext:value-type="float">
            <text:p>-3.15E-07</text:p>
          </table:table-cell>
          <table:table-cell table:formula="of:=[.C201]*10^9" office:value-type="float" office:value="-314.6163" calcext:value-type="float">
            <text:p>-314.6163</text:p>
          </table:table-cell>
          <table:table-cell table:formula="of:=[.$N$1]*[.D201]" office:value-type="float" office:value="-261.84606173127" calcext:value-type="float">
            <text:p>-261.84606173127</text:p>
          </table:table-cell>
          <table:table-cell table:number-columns-repeated="9"/>
        </table:table-row>
        <table:table-row table:style-name="ro1">
          <table:table-cell office:value-type="time" office:time-value="PT15H01M08.273S" calcext:value-type="time">
            <text:p>15:01:08.2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50757" calcext:value-type="float">
            <text:p>-3.15E-07</text:p>
          </table:table-cell>
          <table:table-cell table:formula="of:=[.C202]*10^9" office:value-type="float" office:value="-315.0757" calcext:value-type="float">
            <text:p>-315.0757</text:p>
          </table:table-cell>
          <table:table-cell table:formula="of:=[.$N$1]*[.D202]" office:value-type="float" office:value="-262.228407085784" calcext:value-type="float">
            <text:p>-262.228407085784</text:p>
          </table:table-cell>
          <table:table-cell table:number-columns-repeated="9"/>
        </table:table-row>
        <table:table-row table:style-name="ro1">
          <table:table-cell office:value-type="time" office:time-value="PT15H01M08.657S" calcext:value-type="time">
            <text:p>15:01:08.6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53659" calcext:value-type="float">
            <text:p>-3.15E-07</text:p>
          </table:table-cell>
          <table:table-cell table:formula="of:=[.C203]*10^9" office:value-type="float" office:value="-315.3659" calcext:value-type="float">
            <text:p>-315.3659</text:p>
          </table:table-cell>
          <table:table-cell table:formula="of:=[.$N$1]*[.D203]" office:value-type="float" office:value="-262.469932166062" calcext:value-type="float">
            <text:p>-262.469932166062</text:p>
          </table:table-cell>
          <table:table-cell table:number-columns-repeated="9"/>
        </table:table-row>
        <table:table-row table:style-name="ro1">
          <table:table-cell office:value-type="time" office:time-value="PT15H01M09.04S" calcext:value-type="time">
            <text:p>15:01:09.0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705937" calcext:value-type="float">
            <text:p>-4.71E-07</text:p>
          </table:table-cell>
          <table:table-cell table:formula="of:=[.C204]*10^9" office:value-type="float" office:value="-470.5937" calcext:value-type="float">
            <text:p>-470.5937</text:p>
          </table:table-cell>
          <table:table-cell table:formula="of:=[.$N$1]*[.D204]" office:value-type="float" office:value="-391.661547798212" calcext:value-type="float">
            <text:p>-391.661547798212</text:p>
          </table:table-cell>
          <table:table-cell table:number-columns-repeated="9"/>
        </table:table-row>
        <table:table-row table:style-name="ro1">
          <table:table-cell office:value-type="time" office:time-value="PT15H01M09.416S" calcext:value-type="time">
            <text:p>15:01:09.4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714262" calcext:value-type="float">
            <text:p>-4.71E-07</text:p>
          </table:table-cell>
          <table:table-cell table:formula="of:=[.C205]*10^9" office:value-type="float" office:value="-471.4262" calcext:value-type="float">
            <text:p>-471.4262</text:p>
          </table:table-cell>
          <table:table-cell table:formula="of:=[.$N$1]*[.D205]" office:value-type="float" office:value="-392.354413509211" calcext:value-type="float">
            <text:p>-392.35441350921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392.638867134082" calcext:value-type="float">
            <text:p>-392.63886713408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2.92794567730662" calcext:value-type="float">
            <text:p>2.92794567730662</text:p>
          </table:table-cell>
          <table:table-cell/>
          <table:table-cell table:formula="of:=(MAX([.E204:.E208])-MIN([.E204:.E208]))/2" office:value-type="float" office:value="0.867725874218934" calcext:value-type="float">
            <text:p>0.867725874218934</text:p>
          </table:table-cell>
          <table:table-cell table:number-columns-repeated="2"/>
        </table:table-row>
        <table:table-row table:style-name="ro1">
          <table:table-cell office:value-type="time" office:time-value="PT15H01M09.792S" calcext:value-type="time">
            <text:p>15:01:09.7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719425" calcext:value-type="float">
            <text:p>-4.72E-07</text:p>
          </table:table-cell>
          <table:table-cell table:formula="of:=[.C206]*10^9" office:value-type="float" office:value="-471.9425" calcext:value-type="float">
            <text:p>-471.9425</text:p>
          </table:table-cell>
          <table:table-cell table:formula="of:=[.$N$1]*[.D206]" office:value-type="float" office:value="-392.784115090699" calcext:value-type="float">
            <text:p>-392.784115090699</text:p>
          </table:table-cell>
          <table:table-cell table:number-columns-repeated="9"/>
        </table:table-row>
        <table:table-row table:style-name="ro1">
          <table:table-cell office:value-type="time" office:time-value="PT15H01M10.176S" calcext:value-type="time">
            <text:p>15:01:10.1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721986" calcext:value-type="float">
            <text:p>-4.72E-07</text:p>
          </table:table-cell>
          <table:table-cell table:formula="of:=[.C207]*10^9" office:value-type="float" office:value="-472.1986" calcext:value-type="float">
            <text:p>-472.1986</text:p>
          </table:table-cell>
          <table:table-cell table:formula="of:=[.$N$1]*[.D207]" office:value-type="float" office:value="-392.997259725638" calcext:value-type="float">
            <text:p>-392.997259725638</text:p>
          </table:table-cell>
          <table:table-cell table:number-columns-repeated="9"/>
        </table:table-row>
        <table:table-row table:style-name="ro1">
          <table:table-cell office:value-type="time" office:time-value="PT15H01M10.56S" calcext:value-type="time">
            <text:p>15:01:10.5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726789" calcext:value-type="float">
            <text:p>-4.73E-07</text:p>
          </table:table-cell>
          <table:table-cell table:formula="of:=[.C208]*10^9" office:value-type="float" office:value="-472.6789" calcext:value-type="float">
            <text:p>-472.6789</text:p>
          </table:table-cell>
          <table:table-cell table:formula="of:=[.$N$1]*[.D208]" office:value-type="float" office:value="-393.39699954665" calcext:value-type="float">
            <text:p>-393.39699954665</text:p>
          </table:table-cell>
          <table:table-cell table:number-columns-repeated="9"/>
        </table:table-row>
        <table:table-row table:style-name="ro1">
          <table:table-cell office:value-type="time" office:time-value="PT15H01M10.943S" calcext:value-type="time">
            <text:p>15:01:10.9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473861" calcext:value-type="float">
            <text:p>-6.47E-07</text:p>
          </table:table-cell>
          <table:table-cell table:formula="of:=[.C209]*10^9" office:value-type="float" office:value="-647.3861" calcext:value-type="float">
            <text:p>-647.3861</text:p>
          </table:table-cell>
          <table:table-cell table:formula="of:=[.$N$1]*[.D209]" office:value-type="float" office:value="-538.800757317933" calcext:value-type="float">
            <text:p>-538.800757317933</text:p>
          </table:table-cell>
          <table:table-cell table:number-columns-repeated="9"/>
        </table:table-row>
        <table:table-row table:style-name="ro1">
          <table:table-cell office:value-type="time" office:time-value="PT15H01M11.328S" calcext:value-type="time">
            <text:p>15:01:11.3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481996" calcext:value-type="float">
            <text:p>-6.48E-07</text:p>
          </table:table-cell>
          <table:table-cell table:formula="of:=[.C210]*10^9" office:value-type="float" office:value="-648.1996" calcext:value-type="float">
            <text:p>-648.1996</text:p>
          </table:table-cell>
          <table:table-cell table:formula="of:=[.$N$1]*[.D210]" office:value-type="float" office:value="-539.47780987757" calcext:value-type="float">
            <text:p>-539.47780987757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39.886854489752" calcext:value-type="float">
            <text:p>-539.886854489752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3.98729458027171" calcext:value-type="float">
            <text:p>3.98729458027171</text:p>
          </table:table-cell>
          <table:table-cell/>
          <table:table-cell table:formula="of:=(MAX([.E209:.E213])-MIN([.E209:.E213]))/2" office:value-type="float" office:value="0.987905824571044" calcext:value-type="float">
            <text:p>0.987905824571044</text:p>
          </table:table-cell>
          <table:table-cell table:number-columns-repeated="2"/>
        </table:table-row>
        <table:table-row table:style-name="ro1">
          <table:table-cell office:value-type="time" office:time-value="PT15H01M11.712S" calcext:value-type="time">
            <text:p>15:01:11.7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48794" calcext:value-type="float">
            <text:p>-6.49E-07</text:p>
          </table:table-cell>
          <table:table-cell table:formula="of:=[.C211]*10^9" office:value-type="float" office:value="-648.794" calcext:value-type="float">
            <text:p>-648.794</text:p>
          </table:table-cell>
          <table:table-cell table:formula="of:=[.$N$1]*[.D211]" office:value-type="float" office:value="-539.972511833867" calcext:value-type="float">
            <text:p>-539.972511833867</text:p>
          </table:table-cell>
          <table:table-cell table:number-columns-repeated="9"/>
        </table:table-row>
        <table:table-row table:style-name="ro1">
          <table:table-cell office:value-type="time" office:time-value="PT15H01M12.095S" calcext:value-type="time">
            <text:p>15:01:12.1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493156" calcext:value-type="float">
            <text:p>-6.49E-07</text:p>
          </table:table-cell>
          <table:table-cell table:formula="of:=[.C212]*10^9" office:value-type="float" office:value="-649.3156" calcext:value-type="float">
            <text:p>-649.3156</text:p>
          </table:table-cell>
          <table:table-cell table:formula="of:=[.$N$1]*[.D212]" office:value-type="float" office:value="-540.406624452314" calcext:value-type="float">
            <text:p>-540.406624452314</text:p>
          </table:table-cell>
          <table:table-cell table:number-columns-repeated="9"/>
        </table:table-row>
        <table:table-row table:style-name="ro1">
          <table:table-cell office:value-type="time" office:time-value="PT15H01M12.479S" calcext:value-type="time">
            <text:p>15:01:12.4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497601" calcext:value-type="float">
            <text:p>-6.50E-07</text:p>
          </table:table-cell>
          <table:table-cell table:formula="of:=[.C213]*10^9" office:value-type="float" office:value="-649.7601" calcext:value-type="float">
            <text:p>-649.7601</text:p>
          </table:table-cell>
          <table:table-cell table:formula="of:=[.$N$1]*[.D213]" office:value-type="float" office:value="-540.776568967075" calcext:value-type="float">
            <text:p>-540.776568967075</text:p>
          </table:table-cell>
          <table:table-cell table:number-columns-repeated="9"/>
        </table:table-row>
        <table:table-row table:style-name="ro1">
          <table:table-cell office:value-type="time" office:time-value="PT15H01M12.863S" calcext:value-type="time">
            <text:p>15:01:12.8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58584" calcext:value-type="float">
            <text:p>-8.36E-07</text:p>
          </table:table-cell>
          <table:table-cell table:formula="of:=[.C214]*10^9" office:value-type="float" office:value="-835.8584" calcext:value-type="float">
            <text:p>-835.8584</text:p>
          </table:table-cell>
          <table:table-cell table:formula="of:=[.$N$1]*[.D214]" office:value-type="float" office:value="-695.660810342631" calcext:value-type="float">
            <text:p>-695.660810342631</text:p>
          </table:table-cell>
          <table:table-cell table:number-columns-repeated="9"/>
        </table:table-row>
        <table:table-row table:style-name="ro1">
          <table:table-cell office:value-type="time" office:time-value="PT15H01M13.246S" calcext:value-type="time">
            <text:p>15:01:13.2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68201" calcext:value-type="float">
            <text:p>-8.37E-07</text:p>
          </table:table-cell>
          <table:table-cell table:formula="of:=[.C215]*10^9" office:value-type="float" office:value="-836.8201" calcext:value-type="float">
            <text:p>-836.8201</text:p>
          </table:table-cell>
          <table:table-cell table:formula="of:=[.$N$1]*[.D215]" office:value-type="float" office:value="-696.461205482892" calcext:value-type="float">
            <text:p>-696.461205482892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696.888859677415" calcext:value-type="float">
            <text:p>-696.888859677415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5.13013644433666" calcext:value-type="float">
            <text:p>5.13013644433666</text:p>
          </table:table-cell>
          <table:table-cell/>
          <table:table-cell table:formula="of:=(MAX([.E214:.E218])-MIN([.E214:.E218]))/2" office:value-type="float" office:value="1.17412648863842" calcext:value-type="float">
            <text:p>1.17412648863842</text:p>
          </table:table-cell>
          <table:table-cell table:number-columns-repeated="2"/>
        </table:table-row>
        <table:table-row table:style-name="ro1">
          <table:table-cell office:value-type="time" office:time-value="PT15H01M13.63S" calcext:value-type="time">
            <text:p>15:01:13.6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73853" calcext:value-type="float">
            <text:p>-8.37E-07</text:p>
          </table:table-cell>
          <table:table-cell table:formula="of:=[.C216]*10^9" office:value-type="float" office:value="-837.3853" calcext:value-type="float">
            <text:p>-837.3853</text:p>
          </table:table-cell>
          <table:table-cell table:formula="of:=[.$N$1]*[.D216]" office:value-type="float" office:value="-696.93160512236" calcext:value-type="float">
            <text:p>-696.93160512236</text:p>
          </table:table-cell>
          <table:table-cell table:number-columns-repeated="9"/>
        </table:table-row>
        <table:table-row table:style-name="ro1">
          <table:table-cell office:value-type="time" office:time-value="PT15H01M14.014S" calcext:value-type="time">
            <text:p>15:01:14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7926" calcext:value-type="float">
            <text:p>-8.38E-07</text:p>
          </table:table-cell>
          <table:table-cell table:formula="of:=[.C217]*10^9" office:value-type="float" office:value="-837.926" calcext:value-type="float">
            <text:p>-837.926</text:p>
          </table:table-cell>
          <table:table-cell table:formula="of:=[.$N$1]*[.D217]" office:value-type="float" office:value="-697.381614119281" calcext:value-type="float">
            <text:p>-697.381614119281</text:p>
          </table:table-cell>
          <table:table-cell table:number-columns-repeated="9"/>
        </table:table-row>
        <table:table-row table:style-name="ro1">
          <table:table-cell office:value-type="time" office:time-value="PT15H01M14.398S" calcext:value-type="time">
            <text:p>15:01:14.4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86799" calcext:value-type="float">
            <text:p>-8.39E-07</text:p>
          </table:table-cell>
          <table:table-cell table:formula="of:=[.C218]*10^9" office:value-type="float" office:value="-838.6799" calcext:value-type="float">
            <text:p>-838.6799</text:p>
          </table:table-cell>
          <table:table-cell table:formula="of:=[.$N$1]*[.D218]" office:value-type="float" office:value="-698.009063319908" calcext:value-type="float">
            <text:p>-698.009063319908</text:p>
          </table:table-cell>
          <table:table-cell table:number-columns-repeated="9"/>
        </table:table-row>
        <table:table-row table:style-name="ro1">
          <table:table-cell office:value-type="time" office:time-value="PT15H01M14.782S" calcext:value-type="time">
            <text:p>15:01:14.7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394529" calcext:value-type="float">
            <text:p>-8.39E-07</text:p>
          </table:table-cell>
          <table:table-cell table:number-columns-repeated="11"/>
        </table:table-row>
        <table:table-row table:style-name="ro1">
          <table:table-cell office:value-type="time" office:time-value="PT15H01M15.165S" calcext:value-type="time">
            <text:p>15:01:15.1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02335" calcext:value-type="float">
            <text:p>-8.40E-07</text:p>
          </table:table-cell>
          <table:table-cell table:number-columns-repeated="11"/>
        </table:table-row>
        <table:table-row table:style-name="ro1">
          <table:table-cell office:value-type="time" office:time-value="PT15H01M15.549S" calcext:value-type="time">
            <text:p>15:01:15.5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06981" calcext:value-type="float">
            <text:p>-8.41E-07</text:p>
          </table:table-cell>
          <table:table-cell table:number-columns-repeated="11"/>
        </table:table-row>
        <table:table-row table:style-name="ro1">
          <table:table-cell office:value-type="time" office:time-value="PT15H01M15.933S" calcext:value-type="time">
            <text:p>15:01:15.9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1448" calcext:value-type="float">
            <text:p>-8.41E-07</text:p>
          </table:table-cell>
          <table:table-cell table:number-columns-repeated="11"/>
        </table:table-row>
        <table:table-row table:style-name="ro1">
          <table:table-cell office:value-type="time" office:time-value="PT15H01M16.317S" calcext:value-type="time">
            <text:p>15:01:16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23266" calcext:value-type="float">
            <text:p>-8.42E-07</text:p>
          </table:table-cell>
          <table:table-cell table:number-columns-repeated="11"/>
        </table:table-row>
        <table:table-row table:style-name="ro1">
          <table:table-cell office:value-type="time" office:time-value="PT15H01M16.701S" calcext:value-type="time">
            <text:p>15:01:16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31417" calcext:value-type="float">
            <text:p>-8.43E-07</text:p>
          </table:table-cell>
          <table:table-cell table:number-columns-repeated="11"/>
        </table:table-row>
        <table:table-row table:style-name="ro1">
          <table:table-cell office:value-type="time" office:time-value="PT15H01M17.084S" calcext:value-type="time">
            <text:p>15:01:17.0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37834" calcext:value-type="float">
            <text:p>-8.44E-07</text:p>
          </table:table-cell>
          <table:table-cell table:number-columns-repeated="11"/>
        </table:table-row>
        <table:table-row table:style-name="ro1">
          <table:table-cell office:value-type="time" office:time-value="PT15H01M17.468S" calcext:value-type="time">
            <text:p>15:01:17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43523" calcext:value-type="float">
            <text:p>-8.44E-07</text:p>
          </table:table-cell>
          <table:table-cell table:number-columns-repeated="11"/>
        </table:table-row>
        <table:table-row table:style-name="ro1">
          <table:table-cell office:value-type="time" office:time-value="PT15H01M17.852S" calcext:value-type="time">
            <text:p>15:01:17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5212" calcext:value-type="float">
            <text:p>-8.45E-07</text:p>
          </table:table-cell>
          <table:table-cell table:number-columns-repeated="11"/>
        </table:table-row>
        <table:table-row table:style-name="ro1">
          <table:table-cell office:value-type="time" office:time-value="PT15H01M18.236S" calcext:value-type="time">
            <text:p>15:01:18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46085" calcext:value-type="float">
            <text:p>-8.46E-07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895114252378133" calcext:value-type="float">
            <text:p>-0.008951142523781</text:p>
          </table:table-cell>
          <table:table-cell office:value-type="float" office:value="0.05" calcext:value-type="float">
            <text:p>0.05</text:p>
          </table:table-cell>
          <table:table-cell office:value-type="float" office:value="0.295654192127955" calcext:value-type="float">
            <text:p>0.295654192127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90350748598072" calcext:value-type="float">
            <text:p>-0.0890350748598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4739639746" calcext:value-type="float">
            <text:p>0.11114739639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61510072878302" calcext:value-type="float">
            <text:p>-0.0961510072878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253106491868" calcext:value-type="float">
            <text:p>0.0979253106491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0541707430658" calcext:value-type="float">
            <text:p>-0.1405417074306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14303072156" calcext:value-type="float">
            <text:p>0.103114303072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1347846849169" calcext:value-type="float">
            <text:p>-0.1313478468491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26057998862" calcext:value-type="float">
            <text:p>0.1133260579988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10162679837056" calcext:value-type="float">
            <text:p>-0.11016267983705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07968589655" calcext:value-type="float">
            <text:p>0.104307968589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4830553229868" calcext:value-type="float">
            <text:p>-0.1548305532298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99508457949" calcext:value-type="float">
            <text:p>0.102799508457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1694307616625" calcext:value-type="float">
            <text:p>-0.1516943076166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034180903727" calcext:value-type="float">
            <text:p>0.107034180903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5504132450943" calcext:value-type="float">
            <text:p>-0.1955041324509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14675929919536" calcext:value-type="float">
            <text:p>0.0914675929919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06041378998987" calcext:value-type="float">
            <text:p>-0.2060413789989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662708244823" calcext:value-type="float">
            <text:p>0.1116627082448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5460915945239" calcext:value-type="float">
            <text:p>-0.22546091594523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49273243087" calcext:value-type="float">
            <text:p>0.1010492732430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62312827675008" calcext:value-type="float">
            <text:p>-0.2623128276750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6748574260206" calcext:value-type="float">
            <text:p>0.126748574260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38393560300668" calcext:value-type="float">
            <text:p>-0.23839356030066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848721934331" calcext:value-type="float">
            <text:p>0.084084872193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6060438012432" calcext:value-type="float">
            <text:p>-0.2360604380124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0263423268907" calcext:value-type="float">
            <text:p>0.091026342326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8028891281404" calcext:value-type="float">
            <text:p>-0.2780288912814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486488368147" calcext:value-type="float">
            <text:p>0.098348648836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42575156756026" calcext:value-type="float">
            <text:p>-0.2425751567560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85046192712" calcext:value-type="float">
            <text:p>0.101685046192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33547328770849" calcext:value-type="float">
            <text:p>-0.2335473287708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38414474004" calcext:value-type="float">
            <text:p>0.101338414474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98410578590014" calcext:value-type="float">
            <text:p>-0.29841057859001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845682822955" calcext:value-type="float">
            <text:p>0.0881845682822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47629306258123" calcext:value-type="float">
            <text:p>-0.2476293062581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0778523563602" calcext:value-type="float">
            <text:p>0.100778523563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42913014460367" calcext:value-type="float">
            <text:p>-0.3429130144603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39397152081" calcext:value-type="float">
            <text:p>0.101239397152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8961496023546" calcext:value-type="float">
            <text:p>-0.3089614960235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125298432491" calcext:value-type="float">
            <text:p>0.116125298432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79281875459072" calcext:value-type="float">
            <text:p>-0.279281875459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9254530151794" calcext:value-type="float">
            <text:p>0.06492545301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03421605366583" calcext:value-type="float">
            <text:p>-0.4034216053665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6295991520025" calcext:value-type="float">
            <text:p>0.085629599152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9237846109733" calcext:value-type="float">
            <text:p>-0.359237846109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236654562746" calcext:value-type="float">
            <text:p>0.088023665456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5429956034619" calcext:value-type="float">
            <text:p>-0.3554299560346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16061098335" calcext:value-type="float">
            <text:p>0.101616061098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9303042344115" calcext:value-type="float">
            <text:p>-0.3493030423441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9190012609823" calcext:value-type="float">
            <text:p>0.0691900126098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93840017466127" calcext:value-type="float">
            <text:p>-0.3938400174661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145761166084" calcext:value-type="float">
            <text:p>0.095014576116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7338401452097" calcext:value-type="float">
            <text:p>-0.43733840145209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701920796073" calcext:value-type="float">
            <text:p>0.093570192079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43721355031288" calcext:value-type="float">
            <text:p>-0.4437213550312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31441715298" calcext:value-type="float">
            <text:p>0.105031441715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48503840157118" calcext:value-type="float">
            <text:p>-0.5485038401571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59161873972" calcext:value-type="float">
            <text:p>0.105259161873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16704230858057" calcext:value-type="float">
            <text:p>-0.6167042308580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11865154847" calcext:value-type="float">
            <text:p>0.105911865154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717872844953275" calcext:value-type="float">
            <text:p>-0.7178728449532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226197618093" calcext:value-type="float">
            <text:p>0.090122619761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910759617881603" calcext:value-type="float">
            <text:p>-0.9107596178816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0719938419263" calcext:value-type="float">
            <text:p>0.1207199384192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37498064297608" calcext:value-type="float">
            <text:p>-1.374980642976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66230076174" calcext:value-type="float">
            <text:p>0.1054662300761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.55873534334327" calcext:value-type="float">
            <text:p>-2.558735343343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845606036496" calcext:value-type="float">
            <text:p>0.09938456060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5.79399125862045" calcext:value-type="float">
            <text:p>-5.79399125862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5536580916833" calcext:value-type="float">
            <text:p>0.0975536580916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4.3914591693955" calcext:value-type="float">
            <text:p>-14.391459169395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979191116658" calcext:value-type="float">
            <text:p>0.1259791911166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5.3945916747417" calcext:value-type="float">
            <text:p>-35.3945916747417</text:p>
          </table:table-cell>
          <table:table-cell office:value-type="float" office:value="0.05" calcext:value-type="float">
            <text:p>0.05</text:p>
          </table:table-cell>
          <table:table-cell office:value-type="float" office:value="0.292636943901452" calcext:value-type="float">
            <text:p>0.292636943901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79.474899630838" calcext:value-type="float">
            <text:p>-79.4748996308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688621898422" calcext:value-type="float">
            <text:p>0.636886218984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53.972405131748" calcext:value-type="float">
            <text:p>-153.972405131748</text:p>
          </table:table-cell>
          <table:table-cell office:value-type="float" office:value="0.05" calcext:value-type="float">
            <text:p>0.05</text:p>
          </table:table-cell>
          <table:table-cell office:value-type="float" office:value="1.24313837854095" calcext:value-type="float">
            <text:p>1.24313837854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58.661509437429" calcext:value-type="float">
            <text:p>-258.661509437429</text:p>
          </table:table-cell>
          <table:table-cell office:value-type="float" office:value="0.05" calcext:value-type="float">
            <text:p>0.05</text:p>
          </table:table-cell>
          <table:table-cell office:value-type="float" office:value="2.00599221510722" calcext:value-type="float">
            <text:p>2.00599221510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87.180783164506" calcext:value-type="float">
            <text:p>-387.180783164506</text:p>
          </table:table-cell>
          <table:table-cell office:value-type="float" office:value="0.05" calcext:value-type="float">
            <text:p>0.05</text:p>
          </table:table-cell>
          <table:table-cell office:value-type="float" office:value="2.94242932480697" calcext:value-type="float">
            <text:p>2.94242932480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31.220764826051" calcext:value-type="float">
            <text:p>-531.220764826051</text:p>
          </table:table-cell>
          <table:table-cell office:value-type="float" office:value="0.05" calcext:value-type="float">
            <text:p>0.05</text:p>
          </table:table-cell>
          <table:table-cell office:value-type="float" office:value="3.9480799366759" calcext:value-type="float">
            <text:p>3.948079936675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75814278837137" calcext:value-type="float">
            <text:p>-0.001758142788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120375091466" calcext:value-type="float">
            <text:p>0.088612037509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96480203474083" calcext:value-type="float">
            <text:p>-0.0796480203474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87579675246" calcext:value-type="float">
            <text:p>0.121587579675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74547880113488" calcext:value-type="float">
            <text:p>-0.17454788011348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633118346779" calcext:value-type="float">
            <text:p>0.098263311834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07363557721381" calcext:value-type="float">
            <text:p>-0.0707363557721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626697413755" calcext:value-type="float">
            <text:p>0.099162669741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9703461817195" calcext:value-type="float">
            <text:p>-0.1197034618171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80262438353" calcext:value-type="float">
            <text:p>0.113180262438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1137144321213" calcext:value-type="float">
            <text:p>-0.1411371443212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773503291774" calcext:value-type="float">
            <text:p>0.11773503291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1037655135072" calcext:value-type="float">
            <text:p>-0.17103765513507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19046937598" calcext:value-type="float">
            <text:p>0.110219046937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2872295291565" calcext:value-type="float">
            <text:p>-0.1728722952915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13470834737" calcext:value-type="float">
            <text:p>0.104313470834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43822785530773" calcext:value-type="float">
            <text:p>-0.143822785530773</text:p>
          </table:table-cell>
          <table:table-cell office:value-type="float" office:value="0.05" calcext:value-type="float">
            <text:p>0.05</text:p>
          </table:table-cell>
          <table:table-cell office:value-type="float" office:value="0.124304249423224" calcext:value-type="float">
            <text:p>0.1243042494232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4627675496217" calcext:value-type="float">
            <text:p>-0.184627675496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892416326625" calcext:value-type="float">
            <text:p>0.099489241632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9401886168435" calcext:value-type="float">
            <text:p>-0.199401886168435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80160691453" calcext:value-type="float">
            <text:p>0.105180160691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5549528403562" calcext:value-type="float">
            <text:p>-0.2055495284035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207661887594" calcext:value-type="float">
            <text:p>0.103207661887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1506781970226" calcext:value-type="float">
            <text:p>-0.271506781970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022621408369" calcext:value-type="float">
            <text:p>0.096302262140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8453462187268" calcext:value-type="float">
            <text:p>-0.268453462187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37304602783" calcext:value-type="float">
            <text:p>0.098937304602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73675225529671" calcext:value-type="float">
            <text:p>-0.173675225529671</text:p>
          </table:table-cell>
          <table:table-cell office:value-type="float" office:value="0.05" calcext:value-type="float">
            <text:p>0.05</text:p>
          </table:table-cell>
          <table:table-cell office:value-type="float" office:value="0.0833706946374581" calcext:value-type="float">
            <text:p>0.0833706946374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55763491446269" calcext:value-type="float">
            <text:p>-0.255763491446269</text:p>
          </table:table-cell>
          <table:table-cell office:value-type="float" office:value="0.05" calcext:value-type="float">
            <text:p>0.05</text:p>
          </table:table-cell>
          <table:table-cell office:value-type="float" office:value="0.137766522304125" calcext:value-type="float">
            <text:p>0.137766522304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34548972633105" calcext:value-type="float">
            <text:p>-0.3345489726331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3949588526488" calcext:value-type="float">
            <text:p>0.0703949588526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75542730978827" calcext:value-type="float">
            <text:p>-0.2755427309788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950093518717" calcext:value-type="float">
            <text:p>0.097095009351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587102476103" calcext:value-type="float">
            <text:p>-0.265871024761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693292261771" calcext:value-type="float">
            <text:p>0.114693292261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4678275378411" calcext:value-type="float">
            <text:p>-0.2946782753784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6680844063" calcext:value-type="float">
            <text:p>0.121566808440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30873014176619" calcext:value-type="float">
            <text:p>-0.3308730141766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73265760108" calcext:value-type="float">
            <text:p>0.102173265760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73285761498466" calcext:value-type="float">
            <text:p>-0.273285761498466</text:p>
          </table:table-cell>
          <table:table-cell office:value-type="float" office:value="0.05" calcext:value-type="float">
            <text:p>0.05</text:p>
          </table:table-cell>
          <table:table-cell office:value-type="float" office:value="0.0802882433779589" calcext:value-type="float">
            <text:p>0.080288243377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52763975232921" calcext:value-type="float">
            <text:p>-0.352763975232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239964441227" calcext:value-type="float">
            <text:p>0.075423996444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12810367128822" calcext:value-type="float">
            <text:p>-0.3128103671288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309834492014" calcext:value-type="float">
            <text:p>0.0829309834492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8092043976735" calcext:value-type="float">
            <text:p>-0.380920439767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41649778089" calcext:value-type="float">
            <text:p>0.116841649778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36023290993576" calcext:value-type="float">
            <text:p>-0.3360232909935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597620060278" calcext:value-type="float">
            <text:p>0.117597620060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94427501007364" calcext:value-type="float">
            <text:p>-0.3944275010073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28469724535" calcext:value-type="float">
            <text:p>0.104128469724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2895297025694" calcext:value-type="float">
            <text:p>-0.428952970256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59954126053378" calcext:value-type="float">
            <text:p>0.0859954126053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73884741509486" calcext:value-type="float">
            <text:p>-0.4738847415094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704093923016" calcext:value-type="float">
            <text:p>0.096170409392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29020805917706" calcext:value-type="float">
            <text:p>-0.52902080591770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58669727045" calcext:value-type="float">
            <text:p>0.115158669727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11164384573227" calcext:value-type="float">
            <text:p>-0.6111643845732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41675791896824" calcext:value-type="float">
            <text:p>0.094167579189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782387706079798" calcext:value-type="float">
            <text:p>-0.7823877060797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4543028017098" calcext:value-type="float">
            <text:p>0.124543028017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10293118694196" calcext:value-type="float">
            <text:p>-1.102931186941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1237189441053" calcext:value-type="float">
            <text:p>0.061123718944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80476794838974" calcext:value-type="float">
            <text:p>-1.80476794838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898286660684" calcext:value-type="float">
            <text:p>0.0886898286660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68326146914803" calcext:value-type="float">
            <text:p>-3.683261469148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30538085744" calcext:value-type="float">
            <text:p>0.1026305380857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.95090615878203" calcext:value-type="float">
            <text:p>-8.950906158782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9150552436207" calcext:value-type="float">
            <text:p>0.129150552436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2.7161395661033" calcext:value-type="float">
            <text:p>-22.7161395661033</text:p>
          </table:table-cell>
          <table:table-cell office:value-type="float" office:value="0.05" calcext:value-type="float">
            <text:p>0.05</text:p>
          </table:table-cell>
          <table:table-cell office:value-type="float" office:value="0.239399804407274" calcext:value-type="float">
            <text:p>0.239399804407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4.392593283778" calcext:value-type="float">
            <text:p>-54.392593283778</text:p>
          </table:table-cell>
          <table:table-cell office:value-type="float" office:value="0.05" calcext:value-type="float">
            <text:p>0.05</text:p>
          </table:table-cell>
          <table:table-cell office:value-type="float" office:value="0.445632882381556" calcext:value-type="float">
            <text:p>0.445632882381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14.715557767509" calcext:value-type="float">
            <text:p>-114.715557767509</text:p>
          </table:table-cell>
          <table:table-cell office:value-type="float" office:value="0.05" calcext:value-type="float">
            <text:p>0.05</text:p>
          </table:table-cell>
          <table:table-cell office:value-type="float" office:value="0.90922152237695" calcext:value-type="float">
            <text:p>0.90922152237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6.994184621161" calcext:value-type="float">
            <text:p>-206.994184621161</text:p>
          </table:table-cell>
          <table:table-cell office:value-type="float" office:value="0.05" calcext:value-type="float">
            <text:p>0.05</text:p>
          </table:table-cell>
          <table:table-cell office:value-type="float" office:value="1.57532743458288" calcext:value-type="float">
            <text:p>1.575327434582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26.414171564327" calcext:value-type="float">
            <text:p>-326.414171564327</text:p>
          </table:table-cell>
          <table:table-cell office:value-type="float" office:value="0.05" calcext:value-type="float">
            <text:p>0.05</text:p>
          </table:table-cell>
          <table:table-cell office:value-type="float" office:value="2.45660110320362" calcext:value-type="float">
            <text:p>2.45660110320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65.59979872988" calcext:value-type="float">
            <text:p>-465.59979872988</text:p>
          </table:table-cell>
          <table:table-cell office:value-type="float" office:value="0.05" calcext:value-type="float">
            <text:p>0.05</text:p>
          </table:table-cell>
          <table:table-cell office:value-type="float" office:value="3.46859129001584" calcext:value-type="float">
            <text:p>3.46859129001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16.975734344234" calcext:value-type="float">
            <text:p>-616.975734344234</text:p>
          </table:table-cell>
          <table:table-cell office:value-type="float" office:value="0.05" calcext:value-type="float">
            <text:p>0.05</text:p>
          </table:table-cell>
          <table:table-cell office:value-type="float" office:value="4.54422490220839" calcext:value-type="float">
            <text:p>4.54422490220839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1825150619924" calcext:value-type="float">
            <text:p>0.012182515061993</text:p>
          </table:table-cell>
          <table:table-cell office:value-type="float" office:value="0.05" calcext:value-type="float">
            <text:p>0.05</text:p>
          </table:table-cell>
          <table:table-cell office:value-type="float" office:value="0.137255840507281" calcext:value-type="float">
            <text:p>0.137255840507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52524786028946" calcext:value-type="float">
            <text:p>-0.152524786028946</text:p>
          </table:table-cell>
          <table:table-cell office:value-type="float" office:value="0.05" calcext:value-type="float">
            <text:p>0.05</text:p>
          </table:table-cell>
          <table:table-cell office:value-type="float" office:value="0.0591565951173349" calcext:value-type="float">
            <text:p>0.059156595117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42125481332018" calcext:value-type="float">
            <text:p>-0.0942125481332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21130270258" calcext:value-type="float">
            <text:p>0.109721130270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7712727156835" calcext:value-type="float">
            <text:p>-0.1077127271568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316976665348" calcext:value-type="float">
            <text:p>0.098631697666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27663956349505" calcext:value-type="float">
            <text:p>-0.127663956349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2048009861596" calcext:value-type="float">
            <text:p>0.088204800986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781705606601" calcext:value-type="float">
            <text:p>-0.147817056066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71925888304" calcext:value-type="float">
            <text:p>0.104771925888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4698578333142" calcext:value-type="float">
            <text:p>-0.1546985783331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8915585276704" calcext:value-type="float">
            <text:p>0.094891558527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0237221153926" calcext:value-type="float">
            <text:p>-0.1602372211539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489192956428" calcext:value-type="float">
            <text:p>0.101489192956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1705817930972" calcext:value-type="float">
            <text:p>-0.1817058179309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32584464422" calcext:value-type="float">
            <text:p>0.1048325844644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05424794265617" calcext:value-type="float">
            <text:p>-0.2054247942656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030642865203" calcext:value-type="float">
            <text:p>0.09740306428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8575838772278" calcext:value-type="float">
            <text:p>-0.2285758387722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18749956599" calcext:value-type="float">
            <text:p>0.104318749956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40261842520548" calcext:value-type="float">
            <text:p>-0.240261842520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8189534343102" calcext:value-type="float">
            <text:p>0.08481895343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3125341790968" calcext:value-type="float">
            <text:p>-0.2531253417909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043718200014" calcext:value-type="float">
            <text:p>0.121043718200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0664652870294" calcext:value-type="float">
            <text:p>-0.26066465287029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14678926864" calcext:value-type="float">
            <text:p>0.1121146789268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2392518191575" calcext:value-type="float">
            <text:p>-0.272392518191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397364533406" calcext:value-type="float">
            <text:p>0.0867397364533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4887779654755" calcext:value-type="float">
            <text:p>-0.264887779654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4146938801849" calcext:value-type="float">
            <text:p>0.094414693880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4106567812194" calcext:value-type="float">
            <text:p>-0.284106567812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41249320795" calcext:value-type="float">
            <text:p>0.109741249320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2271742891512" calcext:value-type="float">
            <text:p>-0.2822717428915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19978514038" calcext:value-type="float">
            <text:p>0.108919978514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59494496314918" calcext:value-type="float">
            <text:p>-0.2594944963149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26890185585" calcext:value-type="float">
            <text:p>0.101326890185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56130007003999" calcext:value-type="float">
            <text:p>-0.25613000700399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208641810482" calcext:value-type="float">
            <text:p>0.120208641810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0370948276018" calcext:value-type="float">
            <text:p>-0.270370948276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68286072371" calcext:value-type="float">
            <text:p>0.1009682860723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0541035088482" calcext:value-type="float">
            <text:p>-0.280541035088482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26150986604" calcext:value-type="float">
            <text:p>0.1132261509866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47100253713947" calcext:value-type="float">
            <text:p>-0.347100253713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85918238905471" calcext:value-type="float">
            <text:p>0.0859182389054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18298135450825" calcext:value-type="float">
            <text:p>-0.4182981354508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511037214169" calcext:value-type="float">
            <text:p>0.108511037214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01218650282191" calcext:value-type="float">
            <text:p>-0.4012186502821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48547762867" calcext:value-type="float">
            <text:p>0.1010485477628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59063601827145" calcext:value-type="float">
            <text:p>-0.3590636018271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213321568324" calcext:value-type="float">
            <text:p>0.0950213321568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12773353273346" calcext:value-type="float">
            <text:p>-0.4127733532733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112118223751" calcext:value-type="float">
            <text:p>0.071611211822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02762663026612" calcext:value-type="float">
            <text:p>-0.4027626630266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82929821513" calcext:value-type="float">
            <text:p>0.1035829298215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71128991944318" calcext:value-type="float">
            <text:p>-0.47112899194431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8004996243732" calcext:value-type="float">
            <text:p>0.0908004996243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45656640640809" calcext:value-type="float">
            <text:p>-0.5456566406408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262111828504" calcext:value-type="float">
            <text:p>0.0754262111828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78415453538919" calcext:value-type="float">
            <text:p>-0.678415453538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10557853762055" calcext:value-type="float">
            <text:p>0.091055785376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22202724396275" calcext:value-type="float">
            <text:p>-0.8222027243962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32350521652" calcext:value-type="float">
            <text:p>0.106632350521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22563674724803" calcext:value-type="float">
            <text:p>-1.225636747248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708694466274" calcext:value-type="float">
            <text:p>0.11708694466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33013726462201" calcext:value-type="float">
            <text:p>-2.330137264622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43916644474" calcext:value-type="float">
            <text:p>0.1190439166444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28842150598159" calcext:value-type="float">
            <text:p>-5.288421505981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5793786571081" calcext:value-type="float">
            <text:p>0.125793786571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3889320057122" calcext:value-type="float">
            <text:p>-13.3889320057122</text:p>
          </table:table-cell>
          <table:table-cell office:value-type="float" office:value="0.05" calcext:value-type="float">
            <text:p>0.05</text:p>
          </table:table-cell>
          <table:table-cell office:value-type="float" office:value="0.1565085601979" calcext:value-type="float">
            <text:p>0.1565085601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4.0301430899355" calcext:value-type="float">
            <text:p>-34.0301430899355</text:p>
          </table:table-cell>
          <table:table-cell office:value-type="float" office:value="0.05" calcext:value-type="float">
            <text:p>0.05</text:p>
          </table:table-cell>
          <table:table-cell office:value-type="float" office:value="0.303306524610419" calcext:value-type="float">
            <text:p>0.303306524610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78.1462436980043" calcext:value-type="float">
            <text:p>-78.1462436980043</text:p>
          </table:table-cell>
          <table:table-cell office:value-type="float" office:value="0.05" calcext:value-type="float">
            <text:p>0.05</text:p>
          </table:table-cell>
          <table:table-cell office:value-type="float" office:value="0.623839883450978" calcext:value-type="float">
            <text:p>0.6238398834509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54.545523673379" calcext:value-type="float">
            <text:p>-154.545523673379</text:p>
          </table:table-cell>
          <table:table-cell office:value-type="float" office:value="0.05" calcext:value-type="float">
            <text:p>0.05</text:p>
          </table:table-cell>
          <table:table-cell office:value-type="float" office:value="1.20392056776424" calcext:value-type="float">
            <text:p>1.20392056776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61.814019292983" calcext:value-type="float">
            <text:p>-261.814019292983</text:p>
          </table:table-cell>
          <table:table-cell office:value-type="float" office:value="0.05" calcext:value-type="float">
            <text:p>0.05</text:p>
          </table:table-cell>
          <table:table-cell office:value-type="float" office:value="1.98624087768655" calcext:value-type="float">
            <text:p>1.98624087768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92.638867134082" calcext:value-type="float">
            <text:p>-392.638867134082</text:p>
          </table:table-cell>
          <table:table-cell office:value-type="float" office:value="0.05" calcext:value-type="float">
            <text:p>0.05</text:p>
          </table:table-cell>
          <table:table-cell office:value-type="float" office:value="2.92794567730662" calcext:value-type="float">
            <text:p>2.92794567730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39.886854489752" calcext:value-type="float">
            <text:p>-539.886854489752</text:p>
          </table:table-cell>
          <table:table-cell office:value-type="float" office:value="0.05" calcext:value-type="float">
            <text:p>0.05</text:p>
          </table:table-cell>
          <table:table-cell office:value-type="float" office:value="3.98729458027171" calcext:value-type="float">
            <text:p>3.98729458027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96.888859677415" calcext:value-type="float">
            <text:p>-696.888859677415</text:p>
          </table:table-cell>
          <table:table-cell office:value-type="float" office:value="0.05" calcext:value-type="float">
            <text:p>0.05</text:p>
          </table:table-cell>
          <table:table-cell office:value-type="float" office:value="5.13013644433666" calcext:value-type="float">
            <text:p>5.13013644433666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10:07:00.956951524</dc:date>
    <meta:editing-duration>PT1H13M19S</meta:editing-duration>
    <meta:editing-cycles>10</meta:editing-cycles>
    <meta:generator>LibreOffice/5.3.5.2$Linux_X86_64 LibreOffice_project/30$Build-2</meta:generator>
    <meta:document-statistic meta:table-count="4" meta:cell-count="1865" meta:object-count="0"/>
  </office:meta>
</office:document-meta>
</file>